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84941" officeooo:paragraph-rsid="00184941"/>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 3056 HW5 Cache Report </text:p>
      <text:p text:style-name="P1">Ruo Zhang</text:p>
      <text:p text:style-name="P1"/>
      <text:p text:style-name="P1">A) The data structures of the program can be described as the cachesim.c file accessing the data structure of set and stack</text:p>
      <text:p text:style-name="P1"/>
      <text:p text:style-name="P1">typedef struct stack{</text:p>
      <text:p text:style-name="P1"><text:tab/>int size;</text:p>
      <text:p text:style-name="P1"><text:tab/>int array[100];</text:p>
      <text:p text:style-name="P1">}stack;</text:p>
      <text:p text:style-name="P1"/>
      <text:p text:style-name="P1"/>
      <text:p text:style-name="P1">The stack have a size value which correspond to the associativities, and an array of 100 which stores the tag value. </text:p>
      <text:p text:style-name="P1"/>
      <text:p text:style-name="P1">typedef struct set{</text:p>
      <text:p text:style-name="P1"><text:tab/>int size;</text:p>
      <text:p text:style-name="P1"><text:tab/>int tag[100];</text:p>
      <text:p text:style-name="P1"><text:tab/>int valid[100];</text:p>
      <text:p text:style-name="P1"><text:tab/>int dirty[100];</text:p>
      <text:p text:style-name="P1">}set;<text:tab/></text:p>
      <text:p text:style-name="P1"/>
      <text:p text:style-name="P1">The set have a size value which correspond to the associativities, and three arrays of size 100 which stores the tag value, valid bit, and dirty bit.</text:p>
      <text:p text:style-name="P1"/>
      <text:p text:style-name="P1">In the cachesim_init function, I initiate all of the size to value of associativities, and the tags to -1, and <text:s/>valid bit, and dirty bit to 0.</text:p>
      <text:p text:style-name="P1"/>
      <text:p text:style-name="P1">B) The function to parse the address used log and shifting function. First I calculate the length of bit for each attribute</text:p>
      <text:p text:style-name="P1"/>
      <text:p text:style-name="P1"/>
      <text:p text:style-name="P1"><text:tab/>block_length = log(blocksize) / log(2); <text:s/>//calculate the length of bit for block<text:tab/></text:p>
      <text:p text:style-name="P1"><text:tab/>set_total = cachesize / blocksize / ways;<text:tab/> //calculate how many index there are</text:p>
      <text:p text:style-name="P1"><text:tab/>index_length = log(set_total) / log(2); <text:s/>//calculate the length of bit for index<text:tab/></text:p>
      <text:p text:style-name="P1"><text:tab/>tag_length = 32 - block_length - index_length; //calculate the length of bit for tag</text:p>
      <text:p text:style-name="P1"/>
      <text:p text:style-name="P1">The AND and SHIFT operation is used to obtain the block offset, index, and tag value.</text:p>
      <text:p text:style-name="P1"/>
      <text:p text:style-name="P1">//bitwise AND operation to get the address, used 1s to get rid off byte offset</text:p>
      <text:p text:style-name="P1"><text:tab/>block_value = (physical_addr) &amp; ((1&lt;&lt;block_length) - 1); </text:p>
      <text:p text:style-name="P1"><text:tab/>set_index = (physical_addr &gt;&gt; (block_length))&amp;((1&lt;&lt;index_length) - 1);</text:p>
      <text:p text:style-name="P1"><text:tab/>tag_value = (physical_addr &gt;&gt; (block_length + index_length ))&amp;((1&lt;&lt;tag_length) - 1);</text:p>
      <text:p text:style-name="P1"/>
      <text:p text:style-name="P1">The implementation of cache LRU<text:tab/>stack is simply shifting the array. Such is an example when it is a hit in the Cache</text:p>
      <text:p text:style-name="P1"/>
      <text:p text:style-name="P1">removed_value = st[set_index].array[hitIndex]; //update the LRU by first finding the hit value</text:p>
      <text:p text:style-name="P1"><text:tab/><text:tab/>for (i = 0; i &lt; assoc; i++){</text:p>
      <text:p text:style-name="P1"><text:tab/><text:tab/><text:tab/>if (i &gt;= hitIndex){</text:p>
      <text:p text:style-name="P1"><text:tab/><text:tab/><text:tab/><text:tab/>st[set_index].array[i] = st[set_index].array[i + 1]; //simply shifting the array to the left</text:p>
      <text:p text:style-name="P1"><text:tab/><text:tab/><text:tab/>}</text:p>
      <text:p text:style-name="P1"><text:soft-page-break/><text:tab/><text:tab/>}</text:p>
      <text:p text:style-name="P1"><text:tab/><text:tab/>st[set_index].array[assoc - 1] = removed_value; //move the hit value to the end(most recent used)</text:p>
      <text:p text:style-name="P1"/>
      <text:p text:style-name="P1">The miss is the same procedure, except whole array is shifted left and the new value fetched from memory is put the the end of the array(most recent used)</text:p>
      <text:p text:style-name="P1"/>
      <text:p text:style-name="P1"/>
      <text:p text:style-name="P1"><draw:frame draw:style-name="fr1" draw:name="Object2" text:anchor-type="paragraph" svg:width="7.7827in" svg:height="2.5827in" draw:z-index="1"><draw:object xlink:href="./Object 2" xlink:type="simple" xlink:show="embed" xlink:actuate="onLoad"/><draw:image xlink:href="./ObjectReplacements/Object 2" xlink:type="simple" xlink:show="embed" xlink:actuate="onLoad"/></draw:frame></text:p>
      <text:p text:style-name="P1"/>
      <text:p text:style-name="P1"/>
      <text:p text:style-name="P1"/>
      <text:p text:style-name="P1">Figure 1. Table of data of Miss<text:tab/>Access<text:tab/>Read Miss<text:tab/>Read Access Write Miss<text:tab/>Write Access, write back volume, and memory access volume, collected with the parameters of BLOCK_SIZES="32 64 128 256 512 1024 2048", CACHE_SIZES="131072", and ASSOCIATIVITIES="4" (The unit of size and volume are in bytes)</text:p>
      <text:p text:style-name="P1"/>
      <text:p text:style-name="P1"/>
      <text:p text:style-name="P1"><draw:frame draw:style-name="fr2" draw:name="Object3" text:anchor-type="paragraph" svg:x="-0.0783in" svg:y="0in" svg:width="5.3311in" svg:height="3.2457in" draw:z-index="2"><draw:object xlink:href="./Object 3" xlink:type="simple" xlink:show="embed" xlink:actuate="onLoad"/><draw:image xlink:href="./ObjectReplacements/Object 3"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igure 2. Table of summarization of results of overall miss<text:tab/>rate, the read miss rate, and the<text:tab/>write miss<text:tab/>rate</text:p>
      <text:p text:style-name="P1"/>
      <text:p text:style-name="P1"/>
      <text:p text:style-name="P1"><text:soft-page-break/></text:p>
      <text:p text:style-name="P1"><draw:frame draw:style-name="fr1" draw:name="Object1" text:anchor-type="paragraph" svg:width="6.0161in" svg:height="3.9346in" draw:z-index="0"><draw:object xlink:href="./Object 1" xlink:type="simple" xlink:show="embed" xlink:actuate="onLoad"/><draw:image xlink:href="./ObjectReplacements/Object 1" xlink:type="simple" xlink:show="embed" xlink:actuate="onLoad"/></draw:frame></text:p>
      <text:p text:style-name="P1"/>
      <text:p text:style-name="P1">Figure 3. Plots of miss rate vs line size</text:p>
      <text:p text:style-name="P1"/>
      <text:p text:style-name="P1">The overall equation for miss rate over line sizes can be approximate with a log function as below:</text:p>
      <text:p text:style-name="P1"/>
      <text:p text:style-name="P1"/>
      <text:p text:style-name="P1">However, the lowest miss rate occurs when block size equals to 512 byte for both traces. Passing beyongd that value, the miss rate for overall and read miss rate starts going up for both traces, the write misses still goes down in this parameter of settings of associativity equals 4 and cache size equals 128Kbyte.</text:p>
      <text:p text:style-name="P1"/>
      <text:p text:style-name="P1"/>
      <text:p text:style-name="P1">In order to test our the best configuration when cache size equals 128Kbyte, a shell file is run.</text:p>
      <text:p text:style-name="P1"/>
      <text:p text:style-name="P1"/>
      <text:p text:style-name="P1">BLOCK_SIZES="32 64 128 256 512 1024 2048"</text:p>
      <text:p text:style-name="P1">CACHE_SIZES="131072"</text:p>
      <text:p text:style-name="P1">ASSOCIATIVITIES="1 2 4 8 16 32 64"</text:p>
      <text:p text:style-name="P1">TRACES=`ls trace.bubble trace.merge`</text:p>
      <text:p text:style-name="P1"/>
      <text:p text:style-name="P1">for b in $BLOCK_SIZES; do</text:p>
      <text:p text:style-name="P1"><text:s text:c="2"/>for s in $CACHE_SIZES; do</text:p>
      <text:p text:style-name="P1"><text:s text:c="4"/>for a in $ASSOCIATIVITIES; do</text:p>
      <text:p text:style-name="P1"><text:s text:c="6"/>for t in $TRACES; do</text:p>
      <text:p text:style-name="P1"><text:s text:c="8"/>echo -n "$t, $s, $a, $b, "</text:p>
      <text:p text:style-name="P1"><text:s text:c="8"/>./cachesim $t $b $s $a</text:p>
      <text:p text:style-name="P1"><text:s text:c="6"/>done</text:p>
      <text:p text:style-name="P1"><text:s text:c="4"/>done <text:s/></text:p>
      <text:p text:style-name="P1"><text:s text:c="2"/>done</text:p>
      <text:p text:style-name="P1">done</text:p>
      <text:p text:style-name="P1"><text:soft-page-break/></text:p>
      <text:p text:style-name="P1">Aftering finding the lowest average between the result of trace.bubble and trace.merge, we determine that associativity equals to 64 and block size equals to 512 byte in a 131072 byte cache had the lowest miss value.</text:p>
      <text:p text:style-name="P1"/>
      <text:p text:style-name="P1">Figure 5. Results</text:p>
      <text:p text:style-name="P1"/>
      <text:p text:style-name="P1"/>
      <text:p text:style-name="P1"><draw:frame draw:style-name="fr2" draw:name="Object4" text:anchor-type="paragraph" svg:x="0.0055in" svg:y="0in" svg:width="6.1437in" svg:height="9.3945in" draw:z-index="3"><draw:object xlink:href="./Object 4" xlink:type="simple" xlink:show="embed" xlink:actuate="onLoad"/><draw:image xlink:href="./ObjectReplacements/Object 4"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1T14:33:20.725082580</dc:date>
    <meta:editing-duration>PT14M36S</meta:editing-duration>
    <meta:editing-cycles>1</meta:editing-cycles>
    <meta:document-statistic meta:table-count="0" meta:image-count="0" meta:object-count="4" meta:page-count="5" meta:paragraph-count="57" meta:word-count="616" meta:character-count="3673" meta:non-whitespace-character-count="3033"/>
    <meta:generator>LibreOffice/4.4.6.3$Linux_X86_64 LibreOffice_project/4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05cm" chart:symbol-height="0.0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ogarithmic"/>
      <style:graphic-properties svg:stroke-color="#004586"/>
    </style:style>
    <style:style style:name="ch11" style:family="chart" style:data-style-name="N0">
      <style:chart-properties chart:symbol-type="named-symbol" chart:symbol-name="diamond" chart:symbol-width="0.05cm" chart:symbol-height="0.0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1cm" chart:symbol-height="0.1cm" chart:link-data-style-to-source="true"/>
      <style:graphic-properties draw:stroke="none"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28cm" svg:height="9.993cm" xlink:href="." xlink:type="simple" chart:class="chart:scatter" chart:style-name="ch1">
        <chart:title svg:x="5.308cm" svg:y="0.335cm" chart:style-name="ch2">
          <text:p>Miss rate vs. Line size</text:p>
        </chart:title>
        <chart:subtitle svg:x="2.397cm" svg:y="1.339cm" chart:style-name="ch3">
          <text:p>wiith line sizes from 32 bytes to 2 Kbytes and associativity 4</text:p>
        </chart:subtitle>
        <chart:legend chart:legend-position="end" svg:x="10.02cm" svg:y="3.751cm" style:legend-expansion="high" chart:style-name="ch4"/>
        <chart:plot-area chart:style-name="ch5" chart:data-source-has-labels="both" svg:x="0.305cm" svg:y="2.247cm" svg:width="9.41cm" svg:height="6.566cm">
          <chartooo:coordinate-region svg:x="0.741cm" svg:y="2.446cm" svg:width="8.126cm" svg:height="5.72cm"/>
          <chart:axis chart:dimension="x" chart:name="primary-x" chart:style-name="ch6" chartooo:axis-type="auto">
            <chart:title svg:x="4.648cm" svg:y="9.012cm" chart:style-name="ch7">
              <text:p>byte</text:p>
            </chart:title>
            <chart:categories table:cell-range-address="local-table.$A$2:.$A$15"/>
          </chart:axis>
          <chart:axis chart:dimension="y" chart:name="primary-y" chart:style-name="ch6">
            <chart:grid chart:style-name="ch8" chart:class="major"/>
          </chart:axis>
          <chart:series chart:style-name="ch9" chart:values-cell-range-address="local-table.$C$2:.$C$15" chart:label-cell-address="local-table.$C$1" chart:class="chart:scatter">
            <chart:domain table:cell-range-address="local-table.$B$2:.$B$15"/>
            <chart:regression-curve chart:style-name="ch10">
              <chart:equation chart:display-equation="true" chart:display-r-square="false" svg:x="8.298cm" svg:y="8.846cm"/>
            </chart:regression-curve>
            <chart:data-point chart:repeated="14"/>
          </chart:series>
          <chart:series chart:style-name="ch11" chart:values-cell-range-address="local-table.$D$2:.$D$15" chart:label-cell-address="local-table.$D$1" chart:class="chart:scatter">
            <chart:data-point chart:repeated="14"/>
          </chart:series>
          <chart:series chart:style-name="ch12" chart:values-cell-range-address="local-table.$E$2:.$E$15" chart:label-cell-address="local-table.$E$1" chart:class="chart:scatter">
            <chart:data-point chart:repeated="1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verall Miss Rate</text:p>
              </table:table-cell>
              <table:table-cell office:value-type="string">
                <text:p>Read Miss Rate</text:p>
              </table:table-cell>
              <table:table-cell office:value-type="string">
                <text:p>Write Miss Rate</text:p>
              </table:table-cell>
            </table:table-row>
          </table:table-header-rows>
          <table:table-rows>
            <table:table-row>
              <table:table-cell office:value-type="string">
                <text:p>1</text:p>
              </table:table-cell>
              <table:table-cell office:value-type="float" office:value="32">
                <text:p>32</text:p>
              </table:table-cell>
              <table:table-cell office:value-type="float" office:value="0.00244608683837622">
                <text:p>0.00244608683837622</text:p>
              </table:table-cell>
              <table:table-cell office:value-type="float" office:value="0.00188792465950466">
                <text:p>0.00188792465950466</text:p>
              </table:table-cell>
              <table:table-cell office:value-type="float" office:value="0.00726460500995684">
                <text:p>0.00726460500995684</text:p>
              </table:table-cell>
            </table:table-row>
            <table:table-row>
              <table:table-cell office:value-type="string">
                <text:p>2</text:p>
              </table:table-cell>
              <table:table-cell office:value-type="float" office:value="64">
                <text:p>64</text:p>
              </table:table-cell>
              <table:table-cell office:value-type="float" office:value="0.00152190414218273">
                <text:p>0.00152190414218273</text:p>
              </table:table-cell>
              <table:table-cell office:value-type="float" office:value="0.00123226044429855">
                <text:p>0.00123226044429855</text:p>
              </table:table-cell>
              <table:table-cell office:value-type="float" office:value="0.00402234841155328">
                <text:p>0.00402234841155328</text:p>
              </table:table-cell>
            </table:table-row>
            <table:table-row>
              <table:table-cell office:value-type="string">
                <text:p>3</text:p>
              </table:table-cell>
              <table:table-cell office:value-type="float" office:value="128">
                <text:p>128</text:p>
              </table:table-cell>
              <table:table-cell office:value-type="float" office:value="0.0010549886331697">
                <text:p>0.0010549886331697</text:p>
              </table:table-cell>
              <table:table-cell office:value-type="float" office:value="0.00091863586545029">
                <text:p>0.00091863586545029</text:p>
              </table:table-cell>
              <table:table-cell office:value-type="float" office:value="0.00223209864504756">
                <text:p>0.00223209864504756</text:p>
              </table:table-cell>
            </table:table-row>
            <table:table-row>
              <table:table-cell office:value-type="string">
                <text:p>4</text:p>
              </table:table-cell>
              <table:table-cell office:value-type="float" office:value="256">
                <text:p>256</text:p>
              </table:table-cell>
              <table:table-cell office:value-type="float" office:value="0.00082200538629429">
                <text:p>0.00082200538629429</text:p>
              </table:table-cell>
              <table:table-cell office:value-type="float" office:value="0.000766677079638052">
                <text:p>0.000766677079638052</text:p>
              </table:table-cell>
              <table:table-cell office:value-type="float" office:value="0.00129964514964203">
                <text:p>0.00129964514964203</text:p>
              </table:table-cell>
            </table:table-row>
            <table:table-row>
              <table:table-cell office:value-type="string">
                <text:p>5</text:p>
              </table:table-cell>
              <table:table-cell office:value-type="float" office:value="512">
                <text:p>512</text:p>
              </table:table-cell>
              <table:table-cell office:value-type="float" office:value="0.000732481613224718">
                <text:p>0.000732481613224718</text:p>
              </table:table-cell>
              <table:table-cell office:value-type="float" office:value="0.000725731158257751">
                <text:p>0.000725731158257751</text:p>
              </table:table-cell>
              <table:table-cell office:value-type="float" office:value="0.000790757130907634">
                <text:p>0.000790757130907634</text:p>
              </table:table-cell>
            </table:table-row>
            <table:table-row>
              <table:table-cell office:value-type="string">
                <text:p>6</text:p>
              </table:table-cell>
              <table:table-cell office:value-type="float" office:value="1024">
                <text:p>1024</text:p>
              </table:table-cell>
              <table:table-cell office:value-type="float" office:value="0.000769967716082471">
                <text:p>0.000769967716082471</text:p>
              </table:table-cell>
              <table:table-cell office:value-type="float" office:value="0.000799680904198898">
                <text:p>0.000799680904198898</text:p>
              </table:table-cell>
              <table:table-cell office:value-type="float" office:value="0.000513458869202067">
                <text:p>0.000513458869202067</text:p>
              </table:table-cell>
            </table:table-row>
            <table:table-row>
              <table:table-cell office:value-type="string">
                <text:p>7</text:p>
              </table:table-cell>
              <table:table-cell office:value-type="float" office:value="2048">
                <text:p>2048</text:p>
              </table:table-cell>
              <table:table-cell office:value-type="float" office:value="0.00113470591519631">
                <text:p>0.00113470591519631</text:p>
              </table:table-cell>
              <table:table-cell office:value-type="float" office:value="0.00121284642985099">
                <text:p>0.00121284642985099</text:p>
              </table:table-cell>
              <table:table-cell office:value-type="float" office:value="0.000460132280412534">
                <text:p>0.000460132280412534</text:p>
              </table:table-cell>
            </table:table-row>
            <table:table-row>
              <table:table-cell office:value-type="string">
                <text:p>8</text:p>
              </table:table-cell>
              <table:table-cell office:value-type="float" office:value="32">
                <text:p>32</text:p>
              </table:table-cell>
              <table:table-cell office:value-type="float" office:value="0.00275251581377964">
                <text:p>0.00275251581377964</text:p>
              </table:table-cell>
              <table:table-cell office:value-type="float" office:value="0.00198021254281293">
                <text:p>0.00198021254281293</text:p>
              </table:table-cell>
              <table:table-cell office:value-type="float" office:value="0.0072110422889039">
                <text:p>0.0072110422889039</text:p>
              </table:table-cell>
            </table:table-row>
            <table:table-row>
              <table:table-cell office:value-type="string">
                <text:p>9</text:p>
              </table:table-cell>
              <table:table-cell office:value-type="float" office:value="64">
                <text:p>64</text:p>
              </table:table-cell>
              <table:table-cell office:value-type="float" office:value="0.00166648650830964">
                <text:p>0.00166648650830964</text:p>
              </table:table-cell>
              <table:table-cell office:value-type="float" office:value="0.00129829212779949">
                <text:p>0.00129829212779949</text:p>
              </table:table-cell>
              <table:table-cell office:value-type="float" office:value="0.00379208205504561">
                <text:p>0.00379208205504561</text:p>
              </table:table-cell>
            </table:table-row>
            <table:table-row>
              <table:table-cell office:value-type="string">
                <text:p>10</text:p>
              </table:table-cell>
              <table:table-cell office:value-type="float" office:value="128">
                <text:p>128</text:p>
              </table:table-cell>
              <table:table-cell office:value-type="float" office:value="0.00114632809050809">
                <text:p>0.00114632809050809</text:p>
              </table:table-cell>
              <table:table-cell office:value-type="float" office:value="0.000989647888873406">
                <text:p>0.000989647888873406</text:p>
              </table:table-cell>
              <table:table-cell office:value-type="float" office:value="0.00205084688950478">
                <text:p>0.00205084688950478</text:p>
              </table:table-cell>
            </table:table-row>
            <table:table-row>
              <table:table-cell office:value-type="string">
                <text:p>11</text:p>
              </table:table-cell>
              <table:table-cell office:value-type="float" office:value="256">
                <text:p>256</text:p>
              </table:table-cell>
              <table:table-cell office:value-type="float" office:value="0.000881430188202536">
                <text:p>0.000881430188202536</text:p>
              </table:table-cell>
              <table:table-cell office:value-type="float" office:value="0.000832422680034324">
                <text:p>0.000832422680034324</text:p>
              </table:table-cell>
              <table:table-cell office:value-type="float" office:value="0.00116435178242852">
                <text:p>0.00116435178242852</text:p>
              </table:table-cell>
            </table:table-row>
            <table:table-row>
              <table:table-cell office:value-type="string">
                <text:p>12</text:p>
              </table:table-cell>
              <table:table-cell office:value-type="float" office:value="512">
                <text:p>512</text:p>
              </table:table-cell>
              <table:table-cell office:value-type="float" office:value="0.000763958257091619">
                <text:p>0.000763958257091619</text:p>
              </table:table-cell>
              <table:table-cell office:value-type="float" office:value="0.000776194422645808">
                <text:p>0.000776194422645808</text:p>
              </table:table-cell>
              <table:table-cell office:value-type="float" office:value="0.000693318561355164">
                <text:p>0.000693318561355164</text:p>
              </table:table-cell>
            </table:table-row>
            <table:table-row>
              <table:table-cell office:value-type="string">
                <text:p>13</text:p>
              </table:table-cell>
              <table:table-cell office:value-type="float" office:value="1024">
                <text:p>1024</text:p>
              </table:table-cell>
              <table:table-cell office:value-type="float" office:value="0.00079130759803762">
                <text:p>0.00079130759803762</text:p>
              </table:table-cell>
              <table:table-cell office:value-type="float" office:value="0.000849688422112862">
                <text:p>0.000849688422112862</text:p>
              </table:table-cell>
              <table:table-cell office:value-type="float" office:value="0.000454273612083855">
                <text:p>0.000454273612083855</text:p>
              </table:table-cell>
            </table:table-row>
            <table:table-row>
              <table:table-cell office:value-type="string">
                <text:p>14</text:p>
              </table:table-cell>
              <table:table-cell office:value-type="float" office:value="2048">
                <text:p>2048</text:p>
              </table:table-cell>
              <table:table-cell office:value-type="float" office:value="0.00107912685275506">
                <text:p>0.00107912685275506</text:p>
              </table:table-cell>
              <table:table-cell office:value-type="float" office:value="0.00120004547154728">
                <text:p>0.00120004547154728</text:p>
              </table:table-cell>
              <table:table-cell office:value-type="float" office:value="0.000381060583340243">
                <text:p>0.0003810605833402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9.7pt"/>
    </style:style>
    <style:style style:name="co2" style:family="table-column">
      <style:table-column-properties fo:break-before="auto" style:column-width="78.29pt"/>
    </style:style>
    <style:style style:name="co3" style:family="table-column">
      <style:table-column-properties fo:break-before="auto" style:column-width="82.8pt"/>
    </style:style>
    <style:style style:name="co4" style:family="table-column">
      <style:table-column-properties fo:break-before="auto" style:column-width="35.74pt"/>
    </style:style>
    <style:style style:name="co5" style:family="table-column">
      <style:table-column-properties fo:break-before="auto" style:column-width="46.54pt"/>
    </style:style>
    <style:style style:name="co6" style:family="table-column">
      <style:table-column-properties fo:break-before="auto" style:column-width="56.61pt"/>
    </style:style>
    <style:style style:name="co7" style:family="table-column">
      <style:table-column-properties fo:break-before="auto" style:column-width="68.14pt"/>
    </style:style>
    <style:style style:name="co8" style:family="table-column">
      <style:table-column-properties fo:break-before="auto" style:column-width="55.81pt"/>
    </style:style>
    <style:style style:name="co9" style:family="table-column">
      <style:table-column-properties fo:break-before="auto" style:column-width="67.41pt"/>
    </style:style>
    <style:style style:name="co10" style:family="table-column">
      <style:table-column-properties fo:break-before="auto" style:column-width="89.01pt"/>
    </style:style>
    <style:style style:name="co11" style:family="table-column">
      <style:table-column-properties fo:break-before="auto" style:column-width="120.64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P5ou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Associativity</text:p>
          </table:table-cell>
          <table:table-cell office:value-type="string" calcext:value-type="string">
            <text:p>BlockSize(byte)</text:p>
          </table:table-cell>
          <table:table-cell office:value-type="string" calcext:value-type="string">
            <text:p>CacheSize(byte)</text:p>
          </table:table-cell>
          <table:table-cell office:value-type="string" calcext:value-type="string">
            <text:p>Miss</text:p>
          </table:table-cell>
          <table:table-cell office:value-type="string" calcext:value-type="string">
            <text:p>Access</text:p>
          </table:table-cell>
          <table:table-cell office:value-type="string" calcext:value-type="string">
            <text:p>Read Miss</text:p>
          </table:table-cell>
          <table:table-cell office:value-type="string" calcext:value-type="string">
            <text:p>Read Access</text:p>
          </table:table-cell>
          <table:table-cell office:value-type="string" calcext:value-type="string">
            <text:p>Write Miss</text:p>
          </table:table-cell>
          <table:table-cell office:value-type="string" calcext:value-type="string">
            <text:p>Write Access</text:p>
          </table:table-cell>
          <table:table-cell office:value-type="string" calcext:value-type="string">
            <text:p>writeback_volume</text:p>
          </table:table-cell>
          <table:table-cell office:value-type="string" calcext:value-type="string">
            <text:p>memory_access_volume</text:p>
          </table:table-cell>
          <table:table-cell office:value-type="string" calcext:value-type="string">
            <text:p>Trace</text:p>
          </table:table-cell>
        </table:table-row>
        <table:table-row table:style-name="ro1">
          <table:table-cell office:value-type="float" office:value="4" calcext:value-type="float">
            <text:p>4</text:p>
          </table:table-cell>
          <table:table-cell office:value-type="float" office:value="32" calcext:value-type="float">
            <text:p>32</text:p>
          </table:table-cell>
          <table:table-cell office:value-type="float" office:value="131072" calcext:value-type="float">
            <text:p>131072</text:p>
          </table:table-cell>
          <table:table-cell office:value-type="float" office:value="15465" calcext:value-type="float">
            <text:p>15465</text:p>
          </table:table-cell>
          <table:table-cell office:value-type="float" office:value="6322343" calcext:value-type="float">
            <text:p>6322343</text:p>
          </table:table-cell>
          <table:table-cell office:value-type="float" office:value="10697" calcext:value-type="float">
            <text:p>10697</text:p>
          </table:table-cell>
          <table:table-cell office:value-type="float" office:value="5666010" calcext:value-type="float">
            <text:p>5666010</text:p>
          </table:table-cell>
          <table:table-cell office:value-type="float" office:value="4768" calcext:value-type="float">
            <text:p>4768</text:p>
          </table:table-cell>
          <table:table-cell office:value-type="float" office:value="656333" calcext:value-type="float">
            <text:p>656333</text:p>
          </table:table-cell>
          <table:table-cell office:value-type="float" office:value="143040" calcext:value-type="float">
            <text:p>143040</text:p>
          </table:table-cell>
          <table:table-cell office:value-type="float" office:value="494880" calcext:value-type="float">
            <text:p>494880</text:p>
          </table:table-cell>
          <table:table-cell office:value-type="string" calcext:value-type="string">
            <text:p>Bubble</text:p>
          </table:table-cell>
        </table:table-row>
        <table:table-row table:style-name="ro1">
          <table:table-cell office:value-type="float" office:value="4" calcext:value-type="float">
            <text:p>4</text:p>
          </table:table-cell>
          <table:table-cell office:value-type="float" office:value="64" calcext:value-type="float">
            <text:p>64</text:p>
          </table:table-cell>
          <table:table-cell office:value-type="float" office:value="131072" calcext:value-type="float">
            <text:p>131072</text:p>
          </table:table-cell>
          <table:table-cell office:value-type="float" office:value="9622" calcext:value-type="float">
            <text:p>9622</text:p>
          </table:table-cell>
          <table:table-cell office:value-type="float" office:value="6322343" calcext:value-type="float">
            <text:p>6322343</text:p>
          </table:table-cell>
          <table:table-cell office:value-type="float" office:value="6982" calcext:value-type="float">
            <text:p>6982</text:p>
          </table:table-cell>
          <table:table-cell office:value-type="float" office:value="5666010" calcext:value-type="float">
            <text:p>5666010</text:p>
          </table:table-cell>
          <table:table-cell office:value-type="float" office:value="2640" calcext:value-type="float">
            <text:p>2640</text:p>
          </table:table-cell>
          <table:table-cell office:value-type="float" office:value="656333" calcext:value-type="float">
            <text:p>656333</text:p>
          </table:table-cell>
          <table:table-cell office:value-type="float" office:value="176832" calcext:value-type="float">
            <text:p>176832</text:p>
          </table:table-cell>
          <table:table-cell office:value-type="float" office:value="615808" calcext:value-type="float">
            <text:p>615808</text:p>
          </table:table-cell>
          <table:table-cell office:value-type="string" calcext:value-type="string">
            <text:p>Bubble</text:p>
          </table:table-cell>
        </table:table-row>
        <table:table-row table:style-name="ro1">
          <table:table-cell office:value-type="float" office:value="4" calcext:value-type="float">
            <text:p>4</text:p>
          </table:table-cell>
          <table:table-cell office:value-type="float" office:value="128" calcext:value-type="float">
            <text:p>128</text:p>
          </table:table-cell>
          <table:table-cell office:value-type="float" office:value="131072" calcext:value-type="float">
            <text:p>131072</text:p>
          </table:table-cell>
          <table:table-cell office:value-type="float" office:value="6670" calcext:value-type="float">
            <text:p>6670</text:p>
          </table:table-cell>
          <table:table-cell office:value-type="float" office:value="6322343" calcext:value-type="float">
            <text:p>6322343</text:p>
          </table:table-cell>
          <table:table-cell office:value-type="float" office:value="5205" calcext:value-type="float">
            <text:p>5205</text:p>
          </table:table-cell>
          <table:table-cell office:value-type="float" office:value="5666010" calcext:value-type="float">
            <text:p>5666010</text:p>
          </table:table-cell>
          <table:table-cell office:value-type="float" office:value="1465" calcext:value-type="float">
            <text:p>1465</text:p>
          </table:table-cell>
          <table:table-cell office:value-type="float" office:value="656333" calcext:value-type="float">
            <text:p>656333</text:p>
          </table:table-cell>
          <table:table-cell office:value-type="float" office:value="231296" calcext:value-type="float">
            <text:p>231296</text:p>
          </table:table-cell>
          <table:table-cell office:value-type="float" office:value="853760" calcext:value-type="float">
            <text:p>853760</text:p>
          </table:table-cell>
          <table:table-cell office:value-type="string" calcext:value-type="string">
            <text:p>Bubble</text:p>
          </table:table-cell>
        </table:table-row>
        <table:table-row table:style-name="ro1">
          <table:table-cell office:value-type="float" office:value="4" calcext:value-type="float">
            <text:p>4</text:p>
          </table:table-cell>
          <table:table-cell office:value-type="float" office:value="256" calcext:value-type="float">
            <text:p>256</text:p>
          </table:table-cell>
          <table:table-cell office:value-type="float" office:value="131072" calcext:value-type="float">
            <text:p>131072</text:p>
          </table:table-cell>
          <table:table-cell office:value-type="float" office:value="5197" calcext:value-type="float">
            <text:p>5197</text:p>
          </table:table-cell>
          <table:table-cell office:value-type="float" office:value="6322343" calcext:value-type="float">
            <text:p>6322343</text:p>
          </table:table-cell>
          <table:table-cell office:value-type="float" office:value="4344" calcext:value-type="float">
            <text:p>4344</text:p>
          </table:table-cell>
          <table:table-cell office:value-type="float" office:value="5666010" calcext:value-type="float">
            <text:p>5666010</text:p>
          </table:table-cell>
          <table:table-cell office:value-type="float" office:value="853" calcext:value-type="float">
            <text:p>853</text:p>
          </table:table-cell>
          <table:table-cell office:value-type="float" office:value="656333" calcext:value-type="float">
            <text:p>656333</text:p>
          </table:table-cell>
          <table:table-cell office:value-type="float" office:value="335872" calcext:value-type="float">
            <text:p>335872</text:p>
          </table:table-cell>
          <table:table-cell office:value-type="float" office:value="1330432" calcext:value-type="float">
            <text:p>1330432</text:p>
          </table:table-cell>
          <table:table-cell office:value-type="string" calcext:value-type="string">
            <text:p>Bubble</text:p>
          </table:table-cell>
        </table:table-row>
        <table:table-row table:style-name="ro1">
          <table:table-cell office:value-type="float" office:value="4" calcext:value-type="float">
            <text:p>4</text:p>
          </table:table-cell>
          <table:table-cell office:value-type="float" office:value="512" calcext:value-type="float">
            <text:p>512</text:p>
          </table:table-cell>
          <table:table-cell office:value-type="float" office:value="131072" calcext:value-type="float">
            <text:p>131072</text:p>
          </table:table-cell>
          <table:table-cell office:value-type="float" office:value="4631" calcext:value-type="float">
            <text:p>4631</text:p>
          </table:table-cell>
          <table:table-cell office:value-type="float" office:value="6322343" calcext:value-type="float">
            <text:p>6322343</text:p>
          </table:table-cell>
          <table:table-cell office:value-type="float" office:value="4112" calcext:value-type="float">
            <text:p>4112</text:p>
          </table:table-cell>
          <table:table-cell office:value-type="float" office:value="5666010" calcext:value-type="float">
            <text:p>5666010</text:p>
          </table:table-cell>
          <table:table-cell office:value-type="float" office:value="519" calcext:value-type="float">
            <text:p>519</text:p>
          </table:table-cell>
          <table:table-cell office:value-type="float" office:value="656333" calcext:value-type="float">
            <text:p>656333</text:p>
          </table:table-cell>
          <table:table-cell office:value-type="float" office:value="570880" calcext:value-type="float">
            <text:p>570880</text:p>
          </table:table-cell>
          <table:table-cell office:value-type="float" office:value="2371072" calcext:value-type="float">
            <text:p>2371072</text:p>
          </table:table-cell>
          <table:table-cell office:value-type="string" calcext:value-type="string">
            <text:p>Bubble</text:p>
          </table:table-cell>
        </table:table-row>
        <table:table-row table:style-name="ro1">
          <table:table-cell office:value-type="float" office:value="4" calcext:value-type="float">
            <text:p>4</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4868" calcext:value-type="float">
            <text:p>4868</text:p>
          </table:table-cell>
          <table:table-cell office:value-type="float" office:value="6322343" calcext:value-type="float">
            <text:p>6322343</text:p>
          </table:table-cell>
          <table:table-cell office:value-type="float" office:value="4531" calcext:value-type="float">
            <text:p>4531</text:p>
          </table:table-cell>
          <table:table-cell office:value-type="float" office:value="5666010" calcext:value-type="float">
            <text:p>5666010</text:p>
          </table:table-cell>
          <table:table-cell office:value-type="float" office:value="337" calcext:value-type="float">
            <text:p>337</text:p>
          </table:table-cell>
          <table:table-cell office:value-type="float" office:value="656333" calcext:value-type="float">
            <text:p>656333</text:p>
          </table:table-cell>
          <table:table-cell office:value-type="float" office:value="1145856" calcext:value-type="float">
            <text:p>1145856</text:p>
          </table:table-cell>
          <table:table-cell office:value-type="float" office:value="4984832" calcext:value-type="float">
            <text:p>4984832</text:p>
          </table:table-cell>
          <table:table-cell office:value-type="string" calcext:value-type="string">
            <text:p>Bubble</text:p>
          </table:table-cell>
        </table:table-row>
        <table:table-row table:style-name="ro1">
          <table:table-cell office:value-type="float" office:value="4" calcext:value-type="float">
            <text:p>4</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7174" calcext:value-type="float">
            <text:p>7174</text:p>
          </table:table-cell>
          <table:table-cell office:value-type="float" office:value="6322343" calcext:value-type="float">
            <text:p>6322343</text:p>
          </table:table-cell>
          <table:table-cell office:value-type="float" office:value="6872" calcext:value-type="float">
            <text:p>6872</text:p>
          </table:table-cell>
          <table:table-cell office:value-type="float" office:value="5666010" calcext:value-type="float">
            <text:p>5666010</text:p>
          </table:table-cell>
          <table:table-cell office:value-type="float" office:value="302" calcext:value-type="float">
            <text:p>302</text:p>
          </table:table-cell>
          <table:table-cell office:value-type="float" office:value="656333" calcext:value-type="float">
            <text:p>656333</text:p>
          </table:table-cell>
          <table:table-cell office:value-type="float" office:value="3149824" calcext:value-type="float">
            <text:p>3149824</text:p>
          </table:table-cell>
          <table:table-cell office:value-type="float" office:value="14692352" calcext:value-type="float">
            <text:p>14692352</text:p>
          </table:table-cell>
          <table:table-cell office:value-type="string" calcext:value-type="string">
            <text:p>Bubble</text:p>
          </table:table-cell>
        </table:table-row>
        <table:table-row table:style-name="ro1">
          <table:table-cell office:value-type="float" office:value="4" calcext:value-type="float">
            <text:p>4</text:p>
          </table:table-cell>
          <table:table-cell office:value-type="float" office:value="32" calcext:value-type="float">
            <text:p>32</text:p>
          </table:table-cell>
          <table:table-cell office:value-type="float" office:value="131072" calcext:value-type="float">
            <text:p>131072</text:p>
          </table:table-cell>
          <table:table-cell office:value-type="float" office:value="21135" calcext:value-type="float">
            <text:p>21135</text:p>
          </table:table-cell>
          <table:table-cell office:value-type="float" office:value="7678430" calcext:value-type="float">
            <text:p>7678430</text:p>
          </table:table-cell>
          <table:table-cell office:value-type="float" office:value="12960" calcext:value-type="float">
            <text:p>12960</text:p>
          </table:table-cell>
          <table:table-cell office:value-type="float" office:value="6544752" calcext:value-type="float">
            <text:p>6544752</text:p>
          </table:table-cell>
          <table:table-cell office:value-type="float" office:value="8175" calcext:value-type="float">
            <text:p>8175</text:p>
          </table:table-cell>
          <table:table-cell office:value-type="float" office:value="1133678" calcext:value-type="float">
            <text:p>1133678</text:p>
          </table:table-cell>
          <table:table-cell office:value-type="float" office:value="263296" calcext:value-type="float">
            <text:p>263296</text:p>
          </table:table-cell>
          <table:table-cell office:value-type="float" office:value="676320" calcext:value-type="float">
            <text:p>676320</text:p>
          </table:table-cell>
          <table:table-cell office:value-type="string" calcext:value-type="string">
            <text:p>Merge</text:p>
          </table:table-cell>
        </table:table-row>
        <table:table-row table:style-name="ro1">
          <table:table-cell office:value-type="float" office:value="4" calcext:value-type="float">
            <text:p>4</text:p>
          </table:table-cell>
          <table:table-cell office:value-type="float" office:value="64" calcext:value-type="float">
            <text:p>64</text:p>
          </table:table-cell>
          <table:table-cell office:value-type="float" office:value="131072" calcext:value-type="float">
            <text:p>131072</text:p>
          </table:table-cell>
          <table:table-cell office:value-type="float" office:value="12796" calcext:value-type="float">
            <text:p>12796</text:p>
          </table:table-cell>
          <table:table-cell office:value-type="float" office:value="7678430" calcext:value-type="float">
            <text:p>7678430</text:p>
          </table:table-cell>
          <table:table-cell office:value-type="float" office:value="8497" calcext:value-type="float">
            <text:p>8497</text:p>
          </table:table-cell>
          <table:table-cell office:value-type="float" office:value="6544752" calcext:value-type="float">
            <text:p>6544752</text:p>
          </table:table-cell>
          <table:table-cell office:value-type="float" office:value="4299" calcext:value-type="float">
            <text:p>4299</text:p>
          </table:table-cell>
          <table:table-cell office:value-type="float" office:value="1133678" calcext:value-type="float">
            <text:p>1133678</text:p>
          </table:table-cell>
          <table:table-cell office:value-type="float" office:value="307136" calcext:value-type="float">
            <text:p>307136</text:p>
          </table:table-cell>
          <table:table-cell office:value-type="float" office:value="818944" calcext:value-type="float">
            <text:p>818944</text:p>
          </table:table-cell>
          <table:table-cell office:value-type="string" calcext:value-type="string">
            <text:p>Merge</text:p>
          </table:table-cell>
        </table:table-row>
        <table:table-row table:style-name="ro1">
          <table:table-cell office:value-type="float" office:value="4" calcext:value-type="float">
            <text:p>4</text:p>
          </table:table-cell>
          <table:table-cell office:value-type="float" office:value="128" calcext:value-type="float">
            <text:p>128</text:p>
          </table:table-cell>
          <table:table-cell office:value-type="float" office:value="131072" calcext:value-type="float">
            <text:p>131072</text:p>
          </table:table-cell>
          <table:table-cell office:value-type="float" office:value="8802" calcext:value-type="float">
            <text:p>8802</text:p>
          </table:table-cell>
          <table:table-cell office:value-type="float" office:value="7678430" calcext:value-type="float">
            <text:p>7678430</text:p>
          </table:table-cell>
          <table:table-cell office:value-type="float" office:value="6477" calcext:value-type="float">
            <text:p>6477</text:p>
          </table:table-cell>
          <table:table-cell office:value-type="float" office:value="6544752" calcext:value-type="float">
            <text:p>6544752</text:p>
          </table:table-cell>
          <table:table-cell office:value-type="float" office:value="2325" calcext:value-type="float">
            <text:p>2325</text:p>
          </table:table-cell>
          <table:table-cell office:value-type="float" office:value="1133678" calcext:value-type="float">
            <text:p>1133678</text:p>
          </table:table-cell>
          <table:table-cell office:value-type="float" office:value="385280" calcext:value-type="float">
            <text:p>385280</text:p>
          </table:table-cell>
          <table:table-cell office:value-type="float" office:value="1126656" calcext:value-type="float">
            <text:p>1126656</text:p>
          </table:table-cell>
          <table:table-cell office:value-type="string" calcext:value-type="string">
            <text:p>Merge</text:p>
          </table:table-cell>
        </table:table-row>
        <table:table-row table:style-name="ro1">
          <table:table-cell office:value-type="float" office:value="4" calcext:value-type="float">
            <text:p>4</text:p>
          </table:table-cell>
          <table:table-cell office:value-type="float" office:value="256" calcext:value-type="float">
            <text:p>256</text:p>
          </table:table-cell>
          <table:table-cell office:value-type="float" office:value="131072" calcext:value-type="float">
            <text:p>131072</text:p>
          </table:table-cell>
          <table:table-cell office:value-type="float" office:value="6768" calcext:value-type="float">
            <text:p>6768</text:p>
          </table:table-cell>
          <table:table-cell office:value-type="float" office:value="7678430" calcext:value-type="float">
            <text:p>7678430</text:p>
          </table:table-cell>
          <table:table-cell office:value-type="float" office:value="5448" calcext:value-type="float">
            <text:p>5448</text:p>
          </table:table-cell>
          <table:table-cell office:value-type="float" office:value="6544752" calcext:value-type="float">
            <text:p>6544752</text:p>
          </table:table-cell>
          <table:table-cell office:value-type="float" office:value="1320" calcext:value-type="float">
            <text:p>1320</text:p>
          </table:table-cell>
          <table:table-cell office:value-type="float" office:value="1133678" calcext:value-type="float">
            <text:p>1133678</text:p>
          </table:table-cell>
          <table:table-cell office:value-type="float" office:value="531456" calcext:value-type="float">
            <text:p>531456</text:p>
          </table:table-cell>
          <table:table-cell office:value-type="float" office:value="1732608" calcext:value-type="float">
            <text:p>1732608</text:p>
          </table:table-cell>
          <table:table-cell office:value-type="string" calcext:value-type="string">
            <text:p>Merge</text:p>
          </table:table-cell>
        </table:table-row>
        <table:table-row table:style-name="ro1">
          <table:table-cell office:value-type="float" office:value="4" calcext:value-type="float">
            <text:p>4</text:p>
          </table:table-cell>
          <table:table-cell office:value-type="float" office:value="512" calcext:value-type="float">
            <text:p>512</text:p>
          </table:table-cell>
          <table:table-cell office:value-type="float" office:value="131072" calcext:value-type="float">
            <text:p>131072</text:p>
          </table:table-cell>
          <table:table-cell office:value-type="float" office:value="5866" calcext:value-type="float">
            <text:p>5866</text:p>
          </table:table-cell>
          <table:table-cell office:value-type="float" office:value="7678430" calcext:value-type="float">
            <text:p>7678430</text:p>
          </table:table-cell>
          <table:table-cell office:value-type="float" office:value="5080" calcext:value-type="float">
            <text:p>5080</text:p>
          </table:table-cell>
          <table:table-cell office:value-type="float" office:value="6544752" calcext:value-type="float">
            <text:p>6544752</text:p>
          </table:table-cell>
          <table:table-cell office:value-type="float" office:value="786" calcext:value-type="float">
            <text:p>786</text:p>
          </table:table-cell>
          <table:table-cell office:value-type="float" office:value="1133678" calcext:value-type="float">
            <text:p>1133678</text:p>
          </table:table-cell>
          <table:table-cell office:value-type="float" office:value="835072" calcext:value-type="float">
            <text:p>835072</text:p>
          </table:table-cell>
          <table:table-cell office:value-type="float" office:value="3003392" calcext:value-type="float">
            <text:p>3003392</text:p>
          </table:table-cell>
          <table:table-cell office:value-type="string" calcext:value-type="string">
            <text:p>Merge</text:p>
          </table:table-cell>
        </table:table-row>
        <table:table-row table:style-name="ro1">
          <table:table-cell office:value-type="float" office:value="4" calcext:value-type="float">
            <text:p>4</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6076" calcext:value-type="float">
            <text:p>6076</text:p>
          </table:table-cell>
          <table:table-cell office:value-type="float" office:value="7678430" calcext:value-type="float">
            <text:p>7678430</text:p>
          </table:table-cell>
          <table:table-cell office:value-type="float" office:value="5561" calcext:value-type="float">
            <text:p>5561</text:p>
          </table:table-cell>
          <table:table-cell office:value-type="float" office:value="6544752" calcext:value-type="float">
            <text:p>6544752</text:p>
          </table:table-cell>
          <table:table-cell office:value-type="float" office:value="515" calcext:value-type="float">
            <text:p>515</text:p>
          </table:table-cell>
          <table:table-cell office:value-type="float" office:value="1133678" calcext:value-type="float">
            <text:p>1133678</text:p>
          </table:table-cell>
          <table:table-cell office:value-type="float" office:value="1612800" calcext:value-type="float">
            <text:p>1612800</text:p>
          </table:table-cell>
          <table:table-cell office:value-type="float" office:value="6221824" calcext:value-type="float">
            <text:p>6221824</text:p>
          </table:table-cell>
          <table:table-cell office:value-type="string" calcext:value-type="string">
            <text:p>Merge</text:p>
          </table:table-cell>
        </table:table-row>
        <table:table-row table:style-name="ro1">
          <table:table-cell office:value-type="float" office:value="4" calcext:value-type="float">
            <text:p>4</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8286" calcext:value-type="float">
            <text:p>8286</text:p>
          </table:table-cell>
          <table:table-cell office:value-type="float" office:value="7678430" calcext:value-type="float">
            <text:p>7678430</text:p>
          </table:table-cell>
          <table:table-cell office:value-type="float" office:value="7854" calcext:value-type="float">
            <text:p>7854</text:p>
          </table:table-cell>
          <table:table-cell office:value-type="float" office:value="6544752" calcext:value-type="float">
            <text:p>6544752</text:p>
          </table:table-cell>
          <table:table-cell office:value-type="float" office:value="432" calcext:value-type="float">
            <text:p>432</text:p>
          </table:table-cell>
          <table:table-cell office:value-type="float" office:value="1133678" calcext:value-type="float">
            <text:p>1133678</text:p>
          </table:table-cell>
          <table:table-cell office:value-type="float" office:value="3854336" calcext:value-type="float">
            <text:p>3854336</text:p>
          </table:table-cell>
          <table:table-cell office:value-type="float" office:value="16969728" calcext:value-type="float">
            <text:p>16969728</text:p>
          </table:table-cell>
          <table:table-cell office:value-type="string" calcext:value-type="string">
            <text:p>Merg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14:31:13.3374477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8.44pt"/>
    </style:style>
    <style:style style:name="co3" style:family="table-column">
      <style:table-column-properties fo:break-before="auto" style:column-width="83.34pt"/>
    </style:style>
    <style:style style:name="co4" style:family="table-column">
      <style:table-column-properties fo:break-before="auto" style:column-width="77.7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P5out" table:style-name="ta1">
        <table:table-column table:style-name="co1" table:number-columns-repeated="12"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table-cell table:number-columns-repeated="12"/>
          <table:table-cell office:value-type="string" calcext:value-type="string">
            <text:p>BlockSize(byte)</text:p>
          </table:table-cell>
          <table:table-cell office:value-type="string" calcext:value-type="string">
            <text:p>Overall Miss Rate</text:p>
          </table:table-cell>
          <table:table-cell office:value-type="string" calcext:value-type="string">
            <text:p>Read Miss Rate</text:p>
          </table:table-cell>
          <table:table-cell office:value-type="string" calcext:value-type="string">
            <text:p>Write Miss Rate</text:p>
          </table:table-cell>
        </table:table-row>
        <table:table-row table:style-name="ro1">
          <table:table-cell table:number-columns-repeated="12"/>
          <table:table-cell office:value-type="float" office:value="32" calcext:value-type="float">
            <text:p>32</text:p>
          </table:table-cell>
          <table:table-cell office:value-type="float" office:value="0.00244608683837622" calcext:value-type="float">
            <text:p>0.0024460868</text:p>
          </table:table-cell>
          <table:table-cell office:value-type="float" office:value="0.00188792465950466" calcext:value-type="float">
            <text:p>0.0018879247</text:p>
          </table:table-cell>
          <table:table-cell office:value-type="float" office:value="0.00726460500995684" calcext:value-type="float">
            <text:p>0.007264605</text:p>
          </table:table-cell>
        </table:table-row>
        <table:table-row table:style-name="ro1">
          <table:table-cell table:number-columns-repeated="12"/>
          <table:table-cell office:value-type="float" office:value="64" calcext:value-type="float">
            <text:p>64</text:p>
          </table:table-cell>
          <table:table-cell office:value-type="float" office:value="0.00152190414218273" calcext:value-type="float">
            <text:p>0.0015219041</text:p>
          </table:table-cell>
          <table:table-cell office:value-type="float" office:value="0.00123226044429855" calcext:value-type="float">
            <text:p>0.0012322604</text:p>
          </table:table-cell>
          <table:table-cell office:value-type="float" office:value="0.00402234841155328" calcext:value-type="float">
            <text:p>0.0040223484</text:p>
          </table:table-cell>
        </table:table-row>
        <table:table-row table:style-name="ro1">
          <table:table-cell table:number-columns-repeated="12"/>
          <table:table-cell office:value-type="float" office:value="128" calcext:value-type="float">
            <text:p>128</text:p>
          </table:table-cell>
          <table:table-cell office:value-type="float" office:value="0.0010549886331697" calcext:value-type="float">
            <text:p>0.0010549886</text:p>
          </table:table-cell>
          <table:table-cell office:value-type="float" office:value="0.00091863586545029" calcext:value-type="float">
            <text:p>0.0009186359</text:p>
          </table:table-cell>
          <table:table-cell office:value-type="float" office:value="0.00223209864504756" calcext:value-type="float">
            <text:p>0.0022320986</text:p>
          </table:table-cell>
        </table:table-row>
        <table:table-row table:style-name="ro1">
          <table:table-cell table:number-columns-repeated="12"/>
          <table:table-cell office:value-type="float" office:value="256" calcext:value-type="float">
            <text:p>256</text:p>
          </table:table-cell>
          <table:table-cell office:value-type="float" office:value="0.00082200538629429" calcext:value-type="float">
            <text:p>0.0008220054</text:p>
          </table:table-cell>
          <table:table-cell office:value-type="float" office:value="0.000766677079638052" calcext:value-type="float">
            <text:p>0.0007666771</text:p>
          </table:table-cell>
          <table:table-cell office:value-type="float" office:value="0.00129964514964203" calcext:value-type="float">
            <text:p>0.0012996451</text:p>
          </table:table-cell>
        </table:table-row>
        <table:table-row table:style-name="ro1">
          <table:table-cell table:number-columns-repeated="12"/>
          <table:table-cell office:value-type="float" office:value="512" calcext:value-type="float">
            <text:p>512</text:p>
          </table:table-cell>
          <table:table-cell office:value-type="float" office:value="0.000732481613224718" calcext:value-type="float">
            <text:p>0.0007324816</text:p>
          </table:table-cell>
          <table:table-cell office:value-type="float" office:value="0.000725731158257751" calcext:value-type="float">
            <text:p>0.0007257312</text:p>
          </table:table-cell>
          <table:table-cell office:value-type="float" office:value="0.000790757130907634" calcext:value-type="float">
            <text:p>0.0007907571</text:p>
          </table:table-cell>
        </table:table-row>
        <table:table-row table:style-name="ro1">
          <table:table-cell table:number-columns-repeated="12"/>
          <table:table-cell office:value-type="float" office:value="1024" calcext:value-type="float">
            <text:p>1024</text:p>
          </table:table-cell>
          <table:table-cell office:value-type="float" office:value="0.000769967716082471" calcext:value-type="float">
            <text:p>0.0007699677</text:p>
          </table:table-cell>
          <table:table-cell office:value-type="float" office:value="0.000799680904198898" calcext:value-type="float">
            <text:p>0.0007996809</text:p>
          </table:table-cell>
          <table:table-cell office:value-type="float" office:value="0.000513458869202067" calcext:value-type="float">
            <text:p>0.0005134589</text:p>
          </table:table-cell>
        </table:table-row>
        <table:table-row table:style-name="ro1">
          <table:table-cell table:number-columns-repeated="12"/>
          <table:table-cell office:value-type="float" office:value="2048" calcext:value-type="float">
            <text:p>2048</text:p>
          </table:table-cell>
          <table:table-cell office:value-type="float" office:value="0.00113470591519631" calcext:value-type="float">
            <text:p>0.0011347059</text:p>
          </table:table-cell>
          <table:table-cell office:value-type="float" office:value="0.00121284642985099" calcext:value-type="float">
            <text:p>0.0012128464</text:p>
          </table:table-cell>
          <table:table-cell office:value-type="float" office:value="0.000460132280412534" calcext:value-type="float">
            <text:p>0.0004601323</text:p>
          </table:table-cell>
        </table:table-row>
        <table:table-row table:style-name="ro1">
          <table:table-cell table:number-columns-repeated="12"/>
          <table:table-cell office:value-type="float" office:value="32" calcext:value-type="float">
            <text:p>32</text:p>
          </table:table-cell>
          <table:table-cell office:value-type="float" office:value="0.00275251581377964" calcext:value-type="float">
            <text:p>0.0027525158</text:p>
          </table:table-cell>
          <table:table-cell office:value-type="float" office:value="0.00198021254281293" calcext:value-type="float">
            <text:p>0.0019802125</text:p>
          </table:table-cell>
          <table:table-cell office:value-type="float" office:value="0.0072110422889039" calcext:value-type="float">
            <text:p>0.0072110423</text:p>
          </table:table-cell>
        </table:table-row>
        <table:table-row table:style-name="ro1">
          <table:table-cell table:number-columns-repeated="12"/>
          <table:table-cell office:value-type="float" office:value="64" calcext:value-type="float">
            <text:p>64</text:p>
          </table:table-cell>
          <table:table-cell office:value-type="float" office:value="0.00166648650830964" calcext:value-type="float">
            <text:p>0.0016664865</text:p>
          </table:table-cell>
          <table:table-cell office:value-type="float" office:value="0.00129829212779949" calcext:value-type="float">
            <text:p>0.0012982921</text:p>
          </table:table-cell>
          <table:table-cell office:value-type="float" office:value="0.00379208205504561" calcext:value-type="float">
            <text:p>0.0037920821</text:p>
          </table:table-cell>
        </table:table-row>
        <table:table-row table:style-name="ro1">
          <table:table-cell table:number-columns-repeated="12"/>
          <table:table-cell office:value-type="float" office:value="128" calcext:value-type="float">
            <text:p>128</text:p>
          </table:table-cell>
          <table:table-cell office:value-type="float" office:value="0.00114632809050809" calcext:value-type="float">
            <text:p>0.0011463281</text:p>
          </table:table-cell>
          <table:table-cell office:value-type="float" office:value="0.000989647888873406" calcext:value-type="float">
            <text:p>0.0009896479</text:p>
          </table:table-cell>
          <table:table-cell office:value-type="float" office:value="0.00205084688950478" calcext:value-type="float">
            <text:p>0.0020508469</text:p>
          </table:table-cell>
        </table:table-row>
        <table:table-row table:style-name="ro1">
          <table:table-cell table:number-columns-repeated="12"/>
          <table:table-cell office:value-type="float" office:value="256" calcext:value-type="float">
            <text:p>256</text:p>
          </table:table-cell>
          <table:table-cell office:value-type="float" office:value="0.000881430188202536" calcext:value-type="float">
            <text:p>0.0008814302</text:p>
          </table:table-cell>
          <table:table-cell office:value-type="float" office:value="0.000832422680034324" calcext:value-type="float">
            <text:p>0.0008324227</text:p>
          </table:table-cell>
          <table:table-cell office:value-type="float" office:value="0.00116435178242852" calcext:value-type="float">
            <text:p>0.0011643518</text:p>
          </table:table-cell>
        </table:table-row>
        <table:table-row table:style-name="ro1">
          <table:table-cell table:number-columns-repeated="12"/>
          <table:table-cell office:value-type="float" office:value="512" calcext:value-type="float">
            <text:p>512</text:p>
          </table:table-cell>
          <table:table-cell office:value-type="float" office:value="0.000763958257091619" calcext:value-type="float">
            <text:p>0.0007639583</text:p>
          </table:table-cell>
          <table:table-cell office:value-type="float" office:value="0.000776194422645808" calcext:value-type="float">
            <text:p>0.0007761944</text:p>
          </table:table-cell>
          <table:table-cell office:value-type="float" office:value="0.000693318561355164" calcext:value-type="float">
            <text:p>0.0006933186</text:p>
          </table:table-cell>
        </table:table-row>
        <table:table-row table:style-name="ro1">
          <table:table-cell table:number-columns-repeated="12"/>
          <table:table-cell office:value-type="float" office:value="1024" calcext:value-type="float">
            <text:p>1024</text:p>
          </table:table-cell>
          <table:table-cell office:value-type="float" office:value="0.00079130759803762" calcext:value-type="float">
            <text:p>0.0007913076</text:p>
          </table:table-cell>
          <table:table-cell office:value-type="float" office:value="0.000849688422112862" calcext:value-type="float">
            <text:p>0.0008496884</text:p>
          </table:table-cell>
          <table:table-cell office:value-type="float" office:value="0.000454273612083855" calcext:value-type="float">
            <text:p>0.0004542736</text:p>
          </table:table-cell>
        </table:table-row>
        <table:table-row table:style-name="ro1">
          <table:table-cell table:number-columns-repeated="12"/>
          <table:table-cell office:value-type="float" office:value="2048" calcext:value-type="float">
            <text:p>2048</text:p>
          </table:table-cell>
          <table:table-cell office:value-type="float" office:value="0.00107912685275506" calcext:value-type="float">
            <text:p>0.0010791269</text:p>
          </table:table-cell>
          <table:table-cell office:value-type="float" office:value="0.00120004547154728" calcext:value-type="float">
            <text:p>0.0012000455</text:p>
          </table:table-cell>
          <table:table-cell office:value-type="float" office:value="0.000381060583340243" calcext:value-type="float">
            <text:p>0.000381060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14:31:34.9253195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6.61pt"/>
    </style:style>
    <style:style style:name="co2" style:family="table-column">
      <style:table-column-properties fo:break-before="auto" style:column-width="79.74pt"/>
    </style:style>
    <style:style style:name="co3" style:family="table-column">
      <style:table-column-properties fo:break-before="auto" style:column-width="82.8pt"/>
    </style:style>
    <style:style style:name="co4" style:family="table-column">
      <style:table-column-properties fo:break-before="auto" style:column-width="46.54pt"/>
    </style:style>
    <style:style style:name="co5" style:family="table-column">
      <style:table-column-properties fo:break-before="auto" style:column-width="56.61pt"/>
    </style:style>
    <style:style style:name="co6" style:family="table-column">
      <style:table-column-properties fo:break-before="auto" style:column-width="68.14pt"/>
    </style:style>
    <style:style style:name="co7" style:family="table-column">
      <style:table-column-properties fo:break-before="auto" style:column-width="55.81pt"/>
    </style:style>
    <style:style style:name="co8" style:family="table-column">
      <style:table-column-properties fo:break-before="auto" style:column-width="67.41pt"/>
    </style:style>
    <style:style style:name="co9" style:family="table-column">
      <style:table-column-properties fo:break-before="auto" style:column-width="89.01pt"/>
    </style:style>
    <style:style style:name="co10" style:family="table-column">
      <style:table-column-properties fo:break-before="auto" style:column-width="120.64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P5out&#9;"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24">
          <table:table-cell table:number-columns-repeated="11"/>
        </table:table-row>
        <table:table-row table:style-name="ro1">
          <table:table-cell office:value-type="string" calcext:value-type="string">
            <text:p>Associativity</text:p>
          </table:table-cell>
          <table:table-cell office:value-type="string" calcext:value-type="string">
            <text:p>BlockSize(byte)</text:p>
          </table:table-cell>
          <table:table-cell office:value-type="string" calcext:value-type="string">
            <text:p>CacheSize(byte)</text:p>
          </table:table-cell>
          <table:table-cell office:value-type="string" calcext:value-type="string">
            <text:p>Miss</text:p>
          </table:table-cell>
          <table:table-cell office:value-type="string" calcext:value-type="string">
            <text:p>Access</text:p>
          </table:table-cell>
          <table:table-cell office:value-type="string" calcext:value-type="string">
            <text:p>Read Miss</text:p>
          </table:table-cell>
          <table:table-cell office:value-type="string" calcext:value-type="string">
            <text:p>Read Access</text:p>
          </table:table-cell>
          <table:table-cell office:value-type="string" calcext:value-type="string">
            <text:p>Write Miss</text:p>
          </table:table-cell>
          <table:table-cell office:value-type="string" calcext:value-type="string">
            <text:p>Write Access</text:p>
          </table:table-cell>
          <table:table-cell office:value-type="string" calcext:value-type="string">
            <text:p>writeback_volume</text:p>
          </table:table-cell>
          <table:table-cell office:value-type="string" calcext:value-type="string">
            <text:p>memory_access_volume</text:p>
          </table:table-cell>
        </table:table-row>
        <table:table-row table:style-name="ro1">
          <table:table-cell office:value-type="float" office:value="1" calcext:value-type="float">
            <text:p>1</text:p>
          </table:table-cell>
          <table:table-cell office:value-type="float" office:value="32" calcext:value-type="float">
            <text:p>32</text:p>
          </table:table-cell>
          <table:table-cell office:value-type="float" office:value="131072" calcext:value-type="float">
            <text:p>131072</text:p>
          </table:table-cell>
          <table:table-cell office:value-type="float" office:value="19648" calcext:value-type="float">
            <text:p>19648</text:p>
          </table:table-cell>
          <table:table-cell office:value-type="float" office:value="6322343" calcext:value-type="float">
            <text:p>6322343</text:p>
          </table:table-cell>
          <table:table-cell office:value-type="float" office:value="14325" calcext:value-type="float">
            <text:p>14325</text:p>
          </table:table-cell>
          <table:table-cell office:value-type="float" office:value="5666010" calcext:value-type="float">
            <text:p>5666010</text:p>
          </table:table-cell>
          <table:table-cell office:value-type="float" office:value="5323" calcext:value-type="float">
            <text:p>5323</text:p>
          </table:table-cell>
          <table:table-cell office:value-type="float" office:value="656333" calcext:value-type="float">
            <text:p>656333</text:p>
          </table:table-cell>
          <table:table-cell office:value-type="float" office:value="173376" calcext:value-type="float">
            <text:p>173376</text:p>
          </table:table-cell>
          <table:table-cell office:value-type="float" office:value="628736" calcext:value-type="float">
            <text:p>628736</text:p>
          </table:table-cell>
        </table:table-row>
        <table:table-row table:style-name="ro1">
          <table:table-cell office:value-type="float" office:value="1" calcext:value-type="float">
            <text:p>1</text:p>
          </table:table-cell>
          <table:table-cell office:value-type="float" office:value="32" calcext:value-type="float">
            <text:p>32</text:p>
          </table:table-cell>
          <table:table-cell office:value-type="float" office:value="131072" calcext:value-type="float">
            <text:p>131072</text:p>
          </table:table-cell>
          <table:table-cell office:value-type="float" office:value="319977" calcext:value-type="float">
            <text:p>319977</text:p>
          </table:table-cell>
          <table:table-cell office:value-type="float" office:value="7678430" calcext:value-type="float">
            <text:p>7678430</text:p>
          </table:table-cell>
          <table:table-cell office:value-type="float" office:value="240617" calcext:value-type="float">
            <text:p>240617</text:p>
          </table:table-cell>
          <table:table-cell office:value-type="float" office:value="6544752" calcext:value-type="float">
            <text:p>6544752</text:p>
          </table:table-cell>
          <table:table-cell office:value-type="float" office:value="79360" calcext:value-type="float">
            <text:p>79360</text:p>
          </table:table-cell>
          <table:table-cell office:value-type="float" office:value="1133678" calcext:value-type="float">
            <text:p>1133678</text:p>
          </table:table-cell>
          <table:table-cell office:value-type="float" office:value="3215328" calcext:value-type="float">
            <text:p>3215328</text:p>
          </table:table-cell>
          <table:table-cell office:value-type="float" office:value="10239264" calcext:value-type="float">
            <text:p>10239264</text:p>
          </table:table-cell>
        </table:table-row>
        <table:table-row table:style-name="ro1">
          <table:table-cell office:value-type="float" office:value="2" calcext:value-type="float">
            <text:p>2</text:p>
          </table:table-cell>
          <table:table-cell office:value-type="float" office:value="32" calcext:value-type="float">
            <text:p>32</text:p>
          </table:table-cell>
          <table:table-cell office:value-type="float" office:value="131072" calcext:value-type="float">
            <text:p>131072</text:p>
          </table:table-cell>
          <table:table-cell office:value-type="float" office:value="16260" calcext:value-type="float">
            <text:p>16260</text:p>
          </table:table-cell>
          <table:table-cell office:value-type="float" office:value="6322343" calcext:value-type="float">
            <text:p>6322343</text:p>
          </table:table-cell>
          <table:table-cell office:value-type="float" office:value="11457" calcext:value-type="float">
            <text:p>11457</text:p>
          </table:table-cell>
          <table:table-cell office:value-type="float" office:value="5666010" calcext:value-type="float">
            <text:p>5666010</text:p>
          </table:table-cell>
          <table:table-cell office:value-type="float" office:value="4803" calcext:value-type="float">
            <text:p>4803</text:p>
          </table:table-cell>
          <table:table-cell office:value-type="float" office:value="656333" calcext:value-type="float">
            <text:p>656333</text:p>
          </table:table-cell>
          <table:table-cell office:value-type="float" office:value="144096" calcext:value-type="float">
            <text:p>144096</text:p>
          </table:table-cell>
          <table:table-cell office:value-type="float" office:value="520320" calcext:value-type="float">
            <text:p>520320</text:p>
          </table:table-cell>
        </table:table-row>
        <table:table-row table:style-name="ro1">
          <table:table-cell office:value-type="float" office:value="2" calcext:value-type="float">
            <text:p>2</text:p>
          </table:table-cell>
          <table:table-cell office:value-type="float" office:value="32" calcext:value-type="float">
            <text:p>32</text:p>
          </table:table-cell>
          <table:table-cell office:value-type="float" office:value="131072" calcext:value-type="float">
            <text:p>131072</text:p>
          </table:table-cell>
          <table:table-cell office:value-type="float" office:value="24031" calcext:value-type="float">
            <text:p>24031</text:p>
          </table:table-cell>
          <table:table-cell office:value-type="float" office:value="7678430" calcext:value-type="float">
            <text:p>7678430</text:p>
          </table:table-cell>
          <table:table-cell office:value-type="float" office:value="15446" calcext:value-type="float">
            <text:p>15446</text:p>
          </table:table-cell>
          <table:table-cell office:value-type="float" office:value="6544752" calcext:value-type="float">
            <text:p>6544752</text:p>
          </table:table-cell>
          <table:table-cell office:value-type="float" office:value="8585" calcext:value-type="float">
            <text:p>8585</text:p>
          </table:table-cell>
          <table:table-cell office:value-type="float" office:value="1133678" calcext:value-type="float">
            <text:p>1133678</text:p>
          </table:table-cell>
          <table:table-cell office:value-type="float" office:value="294944" calcext:value-type="float">
            <text:p>294944</text:p>
          </table:table-cell>
          <table:table-cell office:value-type="float" office:value="768992" calcext:value-type="float">
            <text:p>768992</text:p>
          </table:table-cell>
        </table:table-row>
        <table:table-row table:style-name="ro1">
          <table:table-cell office:value-type="float" office:value="4" calcext:value-type="float">
            <text:p>4</text:p>
          </table:table-cell>
          <table:table-cell office:value-type="float" office:value="32" calcext:value-type="float">
            <text:p>32</text:p>
          </table:table-cell>
          <table:table-cell office:value-type="float" office:value="131072" calcext:value-type="float">
            <text:p>131072</text:p>
          </table:table-cell>
          <table:table-cell office:value-type="float" office:value="15465" calcext:value-type="float">
            <text:p>15465</text:p>
          </table:table-cell>
          <table:table-cell office:value-type="float" office:value="6322343" calcext:value-type="float">
            <text:p>6322343</text:p>
          </table:table-cell>
          <table:table-cell office:value-type="float" office:value="10697" calcext:value-type="float">
            <text:p>10697</text:p>
          </table:table-cell>
          <table:table-cell office:value-type="float" office:value="5666010" calcext:value-type="float">
            <text:p>5666010</text:p>
          </table:table-cell>
          <table:table-cell office:value-type="float" office:value="4768" calcext:value-type="float">
            <text:p>4768</text:p>
          </table:table-cell>
          <table:table-cell office:value-type="float" office:value="656333" calcext:value-type="float">
            <text:p>656333</text:p>
          </table:table-cell>
          <table:table-cell office:value-type="float" office:value="143040" calcext:value-type="float">
            <text:p>143040</text:p>
          </table:table-cell>
          <table:table-cell office:value-type="float" office:value="494880" calcext:value-type="float">
            <text:p>494880</text:p>
          </table:table-cell>
        </table:table-row>
        <table:table-row table:style-name="ro1">
          <table:table-cell office:value-type="float" office:value="4" calcext:value-type="float">
            <text:p>4</text:p>
          </table:table-cell>
          <table:table-cell office:value-type="float" office:value="32" calcext:value-type="float">
            <text:p>32</text:p>
          </table:table-cell>
          <table:table-cell office:value-type="float" office:value="131072" calcext:value-type="float">
            <text:p>131072</text:p>
          </table:table-cell>
          <table:table-cell office:value-type="float" office:value="21135" calcext:value-type="float">
            <text:p>21135</text:p>
          </table:table-cell>
          <table:table-cell office:value-type="float" office:value="7678430" calcext:value-type="float">
            <text:p>7678430</text:p>
          </table:table-cell>
          <table:table-cell office:value-type="float" office:value="12960" calcext:value-type="float">
            <text:p>12960</text:p>
          </table:table-cell>
          <table:table-cell office:value-type="float" office:value="6544752" calcext:value-type="float">
            <text:p>6544752</text:p>
          </table:table-cell>
          <table:table-cell office:value-type="float" office:value="8175" calcext:value-type="float">
            <text:p>8175</text:p>
          </table:table-cell>
          <table:table-cell office:value-type="float" office:value="1133678" calcext:value-type="float">
            <text:p>1133678</text:p>
          </table:table-cell>
          <table:table-cell office:value-type="float" office:value="263296" calcext:value-type="float">
            <text:p>263296</text:p>
          </table:table-cell>
          <table:table-cell office:value-type="float" office:value="676320" calcext:value-type="float">
            <text:p>676320</text:p>
          </table:table-cell>
        </table:table-row>
        <table:table-row table:style-name="ro1">
          <table:table-cell office:value-type="float" office:value="8" calcext:value-type="float">
            <text:p>8</text:p>
          </table:table-cell>
          <table:table-cell office:value-type="float" office:value="32" calcext:value-type="float">
            <text:p>32</text:p>
          </table:table-cell>
          <table:table-cell office:value-type="float" office:value="131072" calcext:value-type="float">
            <text:p>131072</text:p>
          </table:table-cell>
          <table:table-cell office:value-type="float" office:value="15192" calcext:value-type="float">
            <text:p>15192</text:p>
          </table:table-cell>
          <table:table-cell office:value-type="float" office:value="6322343" calcext:value-type="float">
            <text:p>6322343</text:p>
          </table:table-cell>
          <table:table-cell office:value-type="float" office:value="10573" calcext:value-type="float">
            <text:p>10573</text:p>
          </table:table-cell>
          <table:table-cell office:value-type="float" office:value="5666010" calcext:value-type="float">
            <text:p>5666010</text:p>
          </table:table-cell>
          <table:table-cell office:value-type="float" office:value="4619" calcext:value-type="float">
            <text:p>4619</text:p>
          </table:table-cell>
          <table:table-cell office:value-type="float" office:value="656333" calcext:value-type="float">
            <text:p>656333</text:p>
          </table:table-cell>
          <table:table-cell office:value-type="float" office:value="142336" calcext:value-type="float">
            <text:p>142336</text:p>
          </table:table-cell>
          <table:table-cell office:value-type="float" office:value="486144" calcext:value-type="float">
            <text:p>486144</text:p>
          </table:table-cell>
        </table:table-row>
        <table:table-row table:style-name="ro1">
          <table:table-cell office:value-type="float" office:value="8" calcext:value-type="float">
            <text:p>8</text:p>
          </table:table-cell>
          <table:table-cell office:value-type="float" office:value="32" calcext:value-type="float">
            <text:p>32</text:p>
          </table:table-cell>
          <table:table-cell office:value-type="float" office:value="131072" calcext:value-type="float">
            <text:p>131072</text:p>
          </table:table-cell>
          <table:table-cell office:value-type="float" office:value="20262" calcext:value-type="float">
            <text:p>20262</text:p>
          </table:table-cell>
          <table:table-cell office:value-type="float" office:value="7678430" calcext:value-type="float">
            <text:p>7678430</text:p>
          </table:table-cell>
          <table:table-cell office:value-type="float" office:value="12403" calcext:value-type="float">
            <text:p>12403</text:p>
          </table:table-cell>
          <table:table-cell office:value-type="float" office:value="6544752" calcext:value-type="float">
            <text:p>6544752</text:p>
          </table:table-cell>
          <table:table-cell office:value-type="float" office:value="7859" calcext:value-type="float">
            <text:p>7859</text:p>
          </table:table-cell>
          <table:table-cell office:value-type="float" office:value="1133678" calcext:value-type="float">
            <text:p>1133678</text:p>
          </table:table-cell>
          <table:table-cell office:value-type="float" office:value="254016" calcext:value-type="float">
            <text:p>254016</text:p>
          </table:table-cell>
          <table:table-cell office:value-type="float" office:value="648384" calcext:value-type="float">
            <text:p>648384</text:p>
          </table:table-cell>
        </table:table-row>
        <table:table-row table:style-name="ro1">
          <table:table-cell office:value-type="float" office:value="16" calcext:value-type="float">
            <text:p>16</text:p>
          </table:table-cell>
          <table:table-cell office:value-type="float" office:value="32" calcext:value-type="float">
            <text:p>32</text:p>
          </table:table-cell>
          <table:table-cell office:value-type="float" office:value="131072" calcext:value-type="float">
            <text:p>131072</text:p>
          </table:table-cell>
          <table:table-cell office:value-type="float" office:value="15369" calcext:value-type="float">
            <text:p>15369</text:p>
          </table:table-cell>
          <table:table-cell office:value-type="float" office:value="6322343" calcext:value-type="float">
            <text:p>6322343</text:p>
          </table:table-cell>
          <table:table-cell office:value-type="float" office:value="10527" calcext:value-type="float">
            <text:p>10527</text:p>
          </table:table-cell>
          <table:table-cell office:value-type="float" office:value="5666010" calcext:value-type="float">
            <text:p>5666010</text:p>
          </table:table-cell>
          <table:table-cell office:value-type="float" office:value="4842" calcext:value-type="float">
            <text:p>4842</text:p>
          </table:table-cell>
          <table:table-cell office:value-type="float" office:value="656333" calcext:value-type="float">
            <text:p>656333</text:p>
          </table:table-cell>
          <table:table-cell office:value-type="float" office:value="142784" calcext:value-type="float">
            <text:p>142784</text:p>
          </table:table-cell>
          <table:table-cell office:value-type="float" office:value="491808" calcext:value-type="float">
            <text:p>491808</text:p>
          </table:table-cell>
        </table:table-row>
        <table:table-row table:style-name="ro1">
          <table:table-cell office:value-type="float" office:value="16" calcext:value-type="float">
            <text:p>16</text:p>
          </table:table-cell>
          <table:table-cell office:value-type="float" office:value="32" calcext:value-type="float">
            <text:p>32</text:p>
          </table:table-cell>
          <table:table-cell office:value-type="float" office:value="131072" calcext:value-type="float">
            <text:p>131072</text:p>
          </table:table-cell>
          <table:table-cell office:value-type="float" office:value="20102" calcext:value-type="float">
            <text:p>20102</text:p>
          </table:table-cell>
          <table:table-cell office:value-type="float" office:value="7678430" calcext:value-type="float">
            <text:p>7678430</text:p>
          </table:table-cell>
          <table:table-cell office:value-type="float" office:value="12152" calcext:value-type="float">
            <text:p>12152</text:p>
          </table:table-cell>
          <table:table-cell office:value-type="float" office:value="6544752" calcext:value-type="float">
            <text:p>6544752</text:p>
          </table:table-cell>
          <table:table-cell office:value-type="float" office:value="7950" calcext:value-type="float">
            <text:p>7950</text:p>
          </table:table-cell>
          <table:table-cell office:value-type="float" office:value="1133678" calcext:value-type="float">
            <text:p>1133678</text:p>
          </table:table-cell>
          <table:table-cell office:value-type="float" office:value="249408" calcext:value-type="float">
            <text:p>249408</text:p>
          </table:table-cell>
          <table:table-cell office:value-type="float" office:value="643264" calcext:value-type="float">
            <text:p>643264</text:p>
          </table:table-cell>
        </table:table-row>
        <table:table-row table:style-name="ro1">
          <table:table-cell table:number-columns-repeated="2" office:value-type="float" office:value="32" calcext:value-type="float">
            <text:p>32</text:p>
          </table:table-cell>
          <table:table-cell office:value-type="float" office:value="131072" calcext:value-type="float">
            <text:p>131072</text:p>
          </table:table-cell>
          <table:table-cell office:value-type="float" office:value="15368" calcext:value-type="float">
            <text:p>15368</text:p>
          </table:table-cell>
          <table:table-cell office:value-type="float" office:value="6322343" calcext:value-type="float">
            <text:p>6322343</text:p>
          </table:table-cell>
          <table:table-cell office:value-type="float" office:value="10451" calcext:value-type="float">
            <text:p>10451</text:p>
          </table:table-cell>
          <table:table-cell office:value-type="float" office:value="5666010" calcext:value-type="float">
            <text:p>5666010</text:p>
          </table:table-cell>
          <table:table-cell office:value-type="float" office:value="4917" calcext:value-type="float">
            <text:p>4917</text:p>
          </table:table-cell>
          <table:table-cell office:value-type="float" office:value="656333" calcext:value-type="float">
            <text:p>656333</text:p>
          </table:table-cell>
          <table:table-cell office:value-type="float" office:value="145632" calcext:value-type="float">
            <text:p>145632</text:p>
          </table:table-cell>
          <table:table-cell office:value-type="float" office:value="491776" calcext:value-type="float">
            <text:p>491776</text:p>
          </table:table-cell>
        </table:table-row>
        <table:table-row table:style-name="ro1">
          <table:table-cell table:number-columns-repeated="2" office:value-type="float" office:value="32" calcext:value-type="float">
            <text:p>32</text:p>
          </table:table-cell>
          <table:table-cell office:value-type="float" office:value="131072" calcext:value-type="float">
            <text:p>131072</text:p>
          </table:table-cell>
          <table:table-cell office:value-type="float" office:value="20219" calcext:value-type="float">
            <text:p>20219</text:p>
          </table:table-cell>
          <table:table-cell office:value-type="float" office:value="7678430" calcext:value-type="float">
            <text:p>7678430</text:p>
          </table:table-cell>
          <table:table-cell office:value-type="float" office:value="12102" calcext:value-type="float">
            <text:p>12102</text:p>
          </table:table-cell>
          <table:table-cell office:value-type="float" office:value="6544752" calcext:value-type="float">
            <text:p>6544752</text:p>
          </table:table-cell>
          <table:table-cell office:value-type="float" office:value="8117" calcext:value-type="float">
            <text:p>8117</text:p>
          </table:table-cell>
          <table:table-cell office:value-type="float" office:value="1133678" calcext:value-type="float">
            <text:p>1133678</text:p>
          </table:table-cell>
          <table:table-cell office:value-type="float" office:value="250496" calcext:value-type="float">
            <text:p>250496</text:p>
          </table:table-cell>
          <table:table-cell office:value-type="float" office:value="647008" calcext:value-type="float">
            <text:p>647008</text:p>
          </table:table-cell>
        </table:table-row>
        <table:table-row table:style-name="ro1">
          <table:table-cell office:value-type="float" office:value="64" calcext:value-type="float">
            <text:p>64</text:p>
          </table:table-cell>
          <table:table-cell office:value-type="float" office:value="32" calcext:value-type="float">
            <text:p>32</text:p>
          </table:table-cell>
          <table:table-cell office:value-type="float" office:value="131072" calcext:value-type="float">
            <text:p>131072</text:p>
          </table:table-cell>
          <table:table-cell office:value-type="float" office:value="15368" calcext:value-type="float">
            <text:p>15368</text:p>
          </table:table-cell>
          <table:table-cell office:value-type="float" office:value="6322343" calcext:value-type="float">
            <text:p>6322343</text:p>
          </table:table-cell>
          <table:table-cell office:value-type="float" office:value="10399" calcext:value-type="float">
            <text:p>10399</text:p>
          </table:table-cell>
          <table:table-cell office:value-type="float" office:value="5666010" calcext:value-type="float">
            <text:p>5666010</text:p>
          </table:table-cell>
          <table:table-cell office:value-type="float" office:value="4969" calcext:value-type="float">
            <text:p>4969</text:p>
          </table:table-cell>
          <table:table-cell office:value-type="float" office:value="656333" calcext:value-type="float">
            <text:p>656333</text:p>
          </table:table-cell>
          <table:table-cell office:value-type="float" office:value="147104" calcext:value-type="float">
            <text:p>147104</text:p>
          </table:table-cell>
          <table:table-cell office:value-type="float" office:value="491776" calcext:value-type="float">
            <text:p>491776</text:p>
          </table:table-cell>
        </table:table-row>
        <table:table-row table:style-name="ro1">
          <table:table-cell office:value-type="float" office:value="64" calcext:value-type="float">
            <text:p>64</text:p>
          </table:table-cell>
          <table:table-cell office:value-type="float" office:value="32" calcext:value-type="float">
            <text:p>32</text:p>
          </table:table-cell>
          <table:table-cell office:value-type="float" office:value="131072" calcext:value-type="float">
            <text:p>131072</text:p>
          </table:table-cell>
          <table:table-cell office:value-type="float" office:value="20211" calcext:value-type="float">
            <text:p>20211</text:p>
          </table:table-cell>
          <table:table-cell office:value-type="float" office:value="7678430" calcext:value-type="float">
            <text:p>7678430</text:p>
          </table:table-cell>
          <table:table-cell office:value-type="float" office:value="11997" calcext:value-type="float">
            <text:p>11997</text:p>
          </table:table-cell>
          <table:table-cell office:value-type="float" office:value="6544752" calcext:value-type="float">
            <text:p>6544752</text:p>
          </table:table-cell>
          <table:table-cell office:value-type="float" office:value="8214" calcext:value-type="float">
            <text:p>8214</text:p>
          </table:table-cell>
          <table:table-cell office:value-type="float" office:value="1133678" calcext:value-type="float">
            <text:p>1133678</text:p>
          </table:table-cell>
          <table:table-cell office:value-type="float" office:value="249472" calcext:value-type="float">
            <text:p>249472</text:p>
          </table:table-cell>
          <table:table-cell office:value-type="float" office:value="646752" calcext:value-type="float">
            <text:p>646752</text:p>
          </table:table-cell>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131072" calcext:value-type="float">
            <text:p>131072</text:p>
          </table:table-cell>
          <table:table-cell office:value-type="float" office:value="13617" calcext:value-type="float">
            <text:p>13617</text:p>
          </table:table-cell>
          <table:table-cell office:value-type="float" office:value="6322343" calcext:value-type="float">
            <text:p>6322343</text:p>
          </table:table-cell>
          <table:table-cell office:value-type="float" office:value="10633" calcext:value-type="float">
            <text:p>10633</text:p>
          </table:table-cell>
          <table:table-cell office:value-type="float" office:value="5666010" calcext:value-type="float">
            <text:p>5666010</text:p>
          </table:table-cell>
          <table:table-cell office:value-type="float" office:value="2984" calcext:value-type="float">
            <text:p>2984</text:p>
          </table:table-cell>
          <table:table-cell office:value-type="float" office:value="656333" calcext:value-type="float">
            <text:p>656333</text:p>
          </table:table-cell>
          <table:table-cell office:value-type="float" office:value="230720" calcext:value-type="float">
            <text:p>230720</text:p>
          </table:table-cell>
          <table:table-cell office:value-type="float" office:value="871488" calcext:value-type="float">
            <text:p>871488</text:p>
          </table:table-cell>
        </table:table-row>
        <table:table-row table:style-name="ro1">
          <table:table-cell office:value-type="float" office:value="1" calcext:value-type="float">
            <text:p>1</text:p>
          </table:table-cell>
          <table:table-cell office:value-type="float" office:value="64" calcext:value-type="float">
            <text:p>64</text:p>
          </table:table-cell>
          <table:table-cell office:value-type="float" office:value="131072" calcext:value-type="float">
            <text:p>131072</text:p>
          </table:table-cell>
          <table:table-cell office:value-type="float" office:value="364011" calcext:value-type="float">
            <text:p>364011</text:p>
          </table:table-cell>
          <table:table-cell office:value-type="float" office:value="7678430" calcext:value-type="float">
            <text:p>7678430</text:p>
          </table:table-cell>
          <table:table-cell office:value-type="float" office:value="276916" calcext:value-type="float">
            <text:p>276916</text:p>
          </table:table-cell>
          <table:table-cell office:value-type="float" office:value="6544752" calcext:value-type="float">
            <text:p>6544752</text:p>
          </table:table-cell>
          <table:table-cell office:value-type="float" office:value="87095" calcext:value-type="float">
            <text:p>87095</text:p>
          </table:table-cell>
          <table:table-cell office:value-type="float" office:value="1133678" calcext:value-type="float">
            <text:p>1133678</text:p>
          </table:table-cell>
          <table:table-cell office:value-type="float" office:value="6608768" calcext:value-type="float">
            <text:p>6608768</text:p>
          </table:table-cell>
          <table:table-cell office:value-type="float" office:value="23296704" calcext:value-type="float">
            <text:p>23296704</text:p>
          </table:table-cell>
        </table:table-row>
        <table:table-row table:style-name="ro1">
          <table:table-cell office:value-type="float" office:value="2" calcext:value-type="float">
            <text:p>2</text:p>
          </table:table-cell>
          <table:table-cell office:value-type="float" office:value="64" calcext:value-type="float">
            <text:p>64</text:p>
          </table:table-cell>
          <table:table-cell office:value-type="float" office:value="131072" calcext:value-type="float">
            <text:p>131072</text:p>
          </table:table-cell>
          <table:table-cell office:value-type="float" office:value="10342" calcext:value-type="float">
            <text:p>10342</text:p>
          </table:table-cell>
          <table:table-cell office:value-type="float" office:value="6322343" calcext:value-type="float">
            <text:p>6322343</text:p>
          </table:table-cell>
          <table:table-cell office:value-type="float" office:value="7743" calcext:value-type="float">
            <text:p>7743</text:p>
          </table:table-cell>
          <table:table-cell office:value-type="float" office:value="5666010" calcext:value-type="float">
            <text:p>5666010</text:p>
          </table:table-cell>
          <table:table-cell office:value-type="float" office:value="2599" calcext:value-type="float">
            <text:p>2599</text:p>
          </table:table-cell>
          <table:table-cell office:value-type="float" office:value="656333" calcext:value-type="float">
            <text:p>656333</text:p>
          </table:table-cell>
          <table:table-cell office:value-type="float" office:value="177344" calcext:value-type="float">
            <text:p>177344</text:p>
          </table:table-cell>
          <table:table-cell office:value-type="float" office:value="661888" calcext:value-type="float">
            <text:p>661888</text:p>
          </table:table-cell>
        </table:table-row>
        <table:table-row table:style-name="ro1">
          <table:table-cell office:value-type="float" office:value="2" calcext:value-type="float">
            <text:p>2</text:p>
          </table:table-cell>
          <table:table-cell office:value-type="float" office:value="64" calcext:value-type="float">
            <text:p>64</text:p>
          </table:table-cell>
          <table:table-cell office:value-type="float" office:value="131072" calcext:value-type="float">
            <text:p>131072</text:p>
          </table:table-cell>
          <table:table-cell office:value-type="float" office:value="14839" calcext:value-type="float">
            <text:p>14839</text:p>
          </table:table-cell>
          <table:table-cell office:value-type="float" office:value="7678430" calcext:value-type="float">
            <text:p>7678430</text:p>
          </table:table-cell>
          <table:table-cell office:value-type="float" office:value="10246" calcext:value-type="float">
            <text:p>10246</text:p>
          </table:table-cell>
          <table:table-cell office:value-type="float" office:value="6544752" calcext:value-type="float">
            <text:p>6544752</text:p>
          </table:table-cell>
          <table:table-cell office:value-type="float" office:value="4593" calcext:value-type="float">
            <text:p>4593</text:p>
          </table:table-cell>
          <table:table-cell office:value-type="float" office:value="1133678" calcext:value-type="float">
            <text:p>1133678</text:p>
          </table:table-cell>
          <table:table-cell office:value-type="float" office:value="347584" calcext:value-type="float">
            <text:p>347584</text:p>
          </table:table-cell>
          <table:table-cell office:value-type="float" office:value="949696" calcext:value-type="float">
            <text:p>949696</text:p>
          </table:table-cell>
        </table:table-row>
        <table:table-row table:style-name="ro1">
          <table:table-cell office:value-type="float" office:value="4" calcext:value-type="float">
            <text:p>4</text:p>
          </table:table-cell>
          <table:table-cell office:value-type="float" office:value="64" calcext:value-type="float">
            <text:p>64</text:p>
          </table:table-cell>
          <table:table-cell office:value-type="float" office:value="131072" calcext:value-type="float">
            <text:p>131072</text:p>
          </table:table-cell>
          <table:table-cell office:value-type="float" office:value="9622" calcext:value-type="float">
            <text:p>9622</text:p>
          </table:table-cell>
          <table:table-cell office:value-type="float" office:value="6322343" calcext:value-type="float">
            <text:p>6322343</text:p>
          </table:table-cell>
          <table:table-cell office:value-type="float" office:value="6982" calcext:value-type="float">
            <text:p>6982</text:p>
          </table:table-cell>
          <table:table-cell office:value-type="float" office:value="5666010" calcext:value-type="float">
            <text:p>5666010</text:p>
          </table:table-cell>
          <table:table-cell office:value-type="float" office:value="2640" calcext:value-type="float">
            <text:p>2640</text:p>
          </table:table-cell>
          <table:table-cell office:value-type="float" office:value="656333" calcext:value-type="float">
            <text:p>656333</text:p>
          </table:table-cell>
          <table:table-cell office:value-type="float" office:value="176832" calcext:value-type="float">
            <text:p>176832</text:p>
          </table:table-cell>
          <table:table-cell office:value-type="float" office:value="615808" calcext:value-type="float">
            <text:p>615808</text:p>
          </table:table-cell>
        </table:table-row>
        <table:table-row table:style-name="ro1">
          <table:table-cell office:value-type="float" office:value="4" calcext:value-type="float">
            <text:p>4</text:p>
          </table:table-cell>
          <table:table-cell office:value-type="float" office:value="64" calcext:value-type="float">
            <text:p>64</text:p>
          </table:table-cell>
          <table:table-cell office:value-type="float" office:value="131072" calcext:value-type="float">
            <text:p>131072</text:p>
          </table:table-cell>
          <table:table-cell office:value-type="float" office:value="12796" calcext:value-type="float">
            <text:p>12796</text:p>
          </table:table-cell>
          <table:table-cell office:value-type="float" office:value="7678430" calcext:value-type="float">
            <text:p>7678430</text:p>
          </table:table-cell>
          <table:table-cell office:value-type="float" office:value="8497" calcext:value-type="float">
            <text:p>8497</text:p>
          </table:table-cell>
          <table:table-cell office:value-type="float" office:value="6544752" calcext:value-type="float">
            <text:p>6544752</text:p>
          </table:table-cell>
          <table:table-cell office:value-type="float" office:value="4299" calcext:value-type="float">
            <text:p>4299</text:p>
          </table:table-cell>
          <table:table-cell office:value-type="float" office:value="1133678" calcext:value-type="float">
            <text:p>1133678</text:p>
          </table:table-cell>
          <table:table-cell office:value-type="float" office:value="307136" calcext:value-type="float">
            <text:p>307136</text:p>
          </table:table-cell>
          <table:table-cell office:value-type="float" office:value="818944" calcext:value-type="float">
            <text:p>818944</text:p>
          </table:table-cell>
        </table:table-row>
        <table:table-row table:style-name="ro1">
          <table:table-cell office:value-type="float" office:value="8" calcext:value-type="float">
            <text:p>8</text:p>
          </table:table-cell>
          <table:table-cell office:value-type="float" office:value="64" calcext:value-type="float">
            <text:p>64</text:p>
          </table:table-cell>
          <table:table-cell office:value-type="float" office:value="131072" calcext:value-type="float">
            <text:p>131072</text:p>
          </table:table-cell>
          <table:table-cell office:value-type="float" office:value="9454" calcext:value-type="float">
            <text:p>9454</text:p>
          </table:table-cell>
          <table:table-cell office:value-type="float" office:value="6322343" calcext:value-type="float">
            <text:p>6322343</text:p>
          </table:table-cell>
          <table:table-cell office:value-type="float" office:value="6845" calcext:value-type="float">
            <text:p>6845</text:p>
          </table:table-cell>
          <table:table-cell office:value-type="float" office:value="5666010" calcext:value-type="float">
            <text:p>5666010</text:p>
          </table:table-cell>
          <table:table-cell office:value-type="float" office:value="2609" calcext:value-type="float">
            <text:p>2609</text:p>
          </table:table-cell>
          <table:table-cell office:value-type="float" office:value="656333" calcext:value-type="float">
            <text:p>656333</text:p>
          </table:table-cell>
          <table:table-cell office:value-type="float" office:value="178048" calcext:value-type="float">
            <text:p>178048</text:p>
          </table:table-cell>
          <table:table-cell office:value-type="float" office:value="605056" calcext:value-type="float">
            <text:p>605056</text:p>
          </table:table-cell>
        </table:table-row>
        <table:table-row table:style-name="ro1">
          <table:table-cell office:value-type="float" office:value="8" calcext:value-type="float">
            <text:p>8</text:p>
          </table:table-cell>
          <table:table-cell office:value-type="float" office:value="64" calcext:value-type="float">
            <text:p>64</text:p>
          </table:table-cell>
          <table:table-cell office:value-type="float" office:value="131072" calcext:value-type="float">
            <text:p>131072</text:p>
          </table:table-cell>
          <table:table-cell office:value-type="float" office:value="12290" calcext:value-type="float">
            <text:p>12290</text:p>
          </table:table-cell>
          <table:table-cell office:value-type="float" office:value="7678430" calcext:value-type="float">
            <text:p>7678430</text:p>
          </table:table-cell>
          <table:table-cell office:value-type="float" office:value="8060" calcext:value-type="float">
            <text:p>8060</text:p>
          </table:table-cell>
          <table:table-cell office:value-type="float" office:value="6544752" calcext:value-type="float">
            <text:p>6544752</text:p>
          </table:table-cell>
          <table:table-cell office:value-type="float" office:value="4230" calcext:value-type="float">
            <text:p>4230</text:p>
          </table:table-cell>
          <table:table-cell office:value-type="float" office:value="1133678" calcext:value-type="float">
            <text:p>1133678</text:p>
          </table:table-cell>
          <table:table-cell office:value-type="float" office:value="294592" calcext:value-type="float">
            <text:p>294592</text:p>
          </table:table-cell>
          <table:table-cell office:value-type="float" office:value="786560" calcext:value-type="float">
            <text:p>786560</text:p>
          </table:table-cell>
        </table:table-row>
        <table:table-row table:style-name="ro1">
          <table:table-cell office:value-type="float" office:value="16" calcext:value-type="float">
            <text:p>16</text:p>
          </table:table-cell>
          <table:table-cell office:value-type="float" office:value="64" calcext:value-type="float">
            <text:p>64</text:p>
          </table:table-cell>
          <table:table-cell office:value-type="float" office:value="131072" calcext:value-type="float">
            <text:p>131072</text:p>
          </table:table-cell>
          <table:table-cell office:value-type="float" office:value="9435" calcext:value-type="float">
            <text:p>9435</text:p>
          </table:table-cell>
          <table:table-cell office:value-type="float" office:value="6322343" calcext:value-type="float">
            <text:p>6322343</text:p>
          </table:table-cell>
          <table:table-cell office:value-type="float" office:value="6670" calcext:value-type="float">
            <text:p>6670</text:p>
          </table:table-cell>
          <table:table-cell office:value-type="float" office:value="5666010" calcext:value-type="float">
            <text:p>5666010</text:p>
          </table:table-cell>
          <table:table-cell office:value-type="float" office:value="2765" calcext:value-type="float">
            <text:p>2765</text:p>
          </table:table-cell>
          <table:table-cell office:value-type="float" office:value="656333" calcext:value-type="float">
            <text:p>656333</text:p>
          </table:table-cell>
          <table:table-cell office:value-type="float" office:value="175680" calcext:value-type="float">
            <text:p>175680</text:p>
          </table:table-cell>
          <table:table-cell office:value-type="float" office:value="603840" calcext:value-type="float">
            <text:p>603840</text:p>
          </table:table-cell>
        </table:table-row>
        <table:table-row table:style-name="ro1">
          <table:table-cell office:value-type="float" office:value="16" calcext:value-type="float">
            <text:p>16</text:p>
          </table:table-cell>
          <table:table-cell office:value-type="float" office:value="64" calcext:value-type="float">
            <text:p>64</text:p>
          </table:table-cell>
          <table:table-cell office:value-type="float" office:value="131072" calcext:value-type="float">
            <text:p>131072</text:p>
          </table:table-cell>
          <table:table-cell office:value-type="float" office:value="12113" calcext:value-type="float">
            <text:p>12113</text:p>
          </table:table-cell>
          <table:table-cell office:value-type="float" office:value="7678430" calcext:value-type="float">
            <text:p>7678430</text:p>
          </table:table-cell>
          <table:table-cell office:value-type="float" office:value="7840" calcext:value-type="float">
            <text:p>7840</text:p>
          </table:table-cell>
          <table:table-cell office:value-type="float" office:value="6544752" calcext:value-type="float">
            <text:p>6544752</text:p>
          </table:table-cell>
          <table:table-cell office:value-type="float" office:value="4273" calcext:value-type="float">
            <text:p>4273</text:p>
          </table:table-cell>
          <table:table-cell office:value-type="float" office:value="1133678" calcext:value-type="float">
            <text:p>1133678</text:p>
          </table:table-cell>
          <table:table-cell office:value-type="float" office:value="290112" calcext:value-type="float">
            <text:p>290112</text:p>
          </table:table-cell>
          <table:table-cell office:value-type="float" office:value="775232" calcext:value-type="float">
            <text:p>775232</text:p>
          </table:table-cell>
        </table:table-row>
        <table:table-row table:style-name="ro1">
          <table:table-cell office:value-type="float" office:value="32" calcext:value-type="float">
            <text:p>32</text:p>
          </table:table-cell>
          <table:table-cell office:value-type="float" office:value="64" calcext:value-type="float">
            <text:p>64</text:p>
          </table:table-cell>
          <table:table-cell office:value-type="float" office:value="131072" calcext:value-type="float">
            <text:p>131072</text:p>
          </table:table-cell>
          <table:table-cell office:value-type="float" office:value="9479" calcext:value-type="float">
            <text:p>9479</text:p>
          </table:table-cell>
          <table:table-cell office:value-type="float" office:value="6322343" calcext:value-type="float">
            <text:p>6322343</text:p>
          </table:table-cell>
          <table:table-cell office:value-type="float" office:value="6660" calcext:value-type="float">
            <text:p>6660</text:p>
          </table:table-cell>
          <table:table-cell office:value-type="float" office:value="5666010" calcext:value-type="float">
            <text:p>5666010</text:p>
          </table:table-cell>
          <table:table-cell office:value-type="float" office:value="2819" calcext:value-type="float">
            <text:p>2819</text:p>
          </table:table-cell>
          <table:table-cell office:value-type="float" office:value="656333" calcext:value-type="float">
            <text:p>656333</text:p>
          </table:table-cell>
          <table:table-cell office:value-type="float" office:value="177408" calcext:value-type="float">
            <text:p>177408</text:p>
          </table:table-cell>
          <table:table-cell office:value-type="float" office:value="606656" calcext:value-type="float">
            <text:p>606656</text:p>
          </table:table-cell>
        </table:table-row>
        <table:table-row table:style-name="ro1">
          <table:table-cell office:value-type="float" office:value="32" calcext:value-type="float">
            <text:p>32</text:p>
          </table:table-cell>
          <table:table-cell office:value-type="float" office:value="64" calcext:value-type="float">
            <text:p>64</text:p>
          </table:table-cell>
          <table:table-cell office:value-type="float" office:value="131072" calcext:value-type="float">
            <text:p>131072</text:p>
          </table:table-cell>
          <table:table-cell office:value-type="float" office:value="12197" calcext:value-type="float">
            <text:p>12197</text:p>
          </table:table-cell>
          <table:table-cell office:value-type="float" office:value="7678430" calcext:value-type="float">
            <text:p>7678430</text:p>
          </table:table-cell>
          <table:table-cell office:value-type="float" office:value="7836" calcext:value-type="float">
            <text:p>7836</text:p>
          </table:table-cell>
          <table:table-cell office:value-type="float" office:value="6544752" calcext:value-type="float">
            <text:p>6544752</text:p>
          </table:table-cell>
          <table:table-cell office:value-type="float" office:value="4361" calcext:value-type="float">
            <text:p>4361</text:p>
          </table:table-cell>
          <table:table-cell office:value-type="float" office:value="1133678" calcext:value-type="float">
            <text:p>1133678</text:p>
          </table:table-cell>
          <table:table-cell office:value-type="float" office:value="291328" calcext:value-type="float">
            <text:p>291328</text:p>
          </table:table-cell>
          <table:table-cell office:value-type="float" office:value="780608" calcext:value-type="float">
            <text:p>780608</text:p>
          </table:table-cell>
        </table:table-row>
        <table:table-row table:style-name="ro1">
          <table:table-cell table:number-columns-repeated="2" office:value-type="float" office:value="64" calcext:value-type="float">
            <text:p>64</text:p>
          </table:table-cell>
          <table:table-cell office:value-type="float" office:value="131072" calcext:value-type="float">
            <text:p>131072</text:p>
          </table:table-cell>
          <table:table-cell office:value-type="float" office:value="9481" calcext:value-type="float">
            <text:p>9481</text:p>
          </table:table-cell>
          <table:table-cell office:value-type="float" office:value="6322343" calcext:value-type="float">
            <text:p>6322343</text:p>
          </table:table-cell>
          <table:table-cell office:value-type="float" office:value="6636" calcext:value-type="float">
            <text:p>6636</text:p>
          </table:table-cell>
          <table:table-cell office:value-type="float" office:value="5666010" calcext:value-type="float">
            <text:p>5666010</text:p>
          </table:table-cell>
          <table:table-cell office:value-type="float" office:value="2845" calcext:value-type="float">
            <text:p>2845</text:p>
          </table:table-cell>
          <table:table-cell office:value-type="float" office:value="656333" calcext:value-type="float">
            <text:p>656333</text:p>
          </table:table-cell>
          <table:table-cell office:value-type="float" office:value="177920" calcext:value-type="float">
            <text:p>177920</text:p>
          </table:table-cell>
          <table:table-cell office:value-type="float" office:value="606784" calcext:value-type="float">
            <text:p>606784</text:p>
          </table:table-cell>
        </table:table-row>
        <table:table-row table:style-name="ro1">
          <table:table-cell table:number-columns-repeated="2" office:value-type="float" office:value="64" calcext:value-type="float">
            <text:p>64</text:p>
          </table:table-cell>
          <table:table-cell office:value-type="float" office:value="131072" calcext:value-type="float">
            <text:p>131072</text:p>
          </table:table-cell>
          <table:table-cell office:value-type="float" office:value="12210" calcext:value-type="float">
            <text:p>12210</text:p>
          </table:table-cell>
          <table:table-cell office:value-type="float" office:value="7678430" calcext:value-type="float">
            <text:p>7678430</text:p>
          </table:table-cell>
          <table:table-cell office:value-type="float" office:value="7822" calcext:value-type="float">
            <text:p>7822</text:p>
          </table:table-cell>
          <table:table-cell office:value-type="float" office:value="6544752" calcext:value-type="float">
            <text:p>6544752</text:p>
          </table:table-cell>
          <table:table-cell office:value-type="float" office:value="4388" calcext:value-type="float">
            <text:p>4388</text:p>
          </table:table-cell>
          <table:table-cell office:value-type="float" office:value="1133678" calcext:value-type="float">
            <text:p>1133678</text:p>
          </table:table-cell>
          <table:table-cell office:value-type="float" office:value="289984" calcext:value-type="float">
            <text:p>289984</text:p>
          </table:table-cell>
          <table:table-cell office:value-type="float" office:value="781440" calcext:value-type="float">
            <text:p>781440</text:p>
          </table:table-cell>
        </table:table-row>
        <table:table-row table:style-name="ro1">
          <table:table-cell office:value-type="float" office:value="1" calcext:value-type="float">
            <text:p>1</text:p>
          </table:table-cell>
          <table:table-cell office:value-type="float" office:value="128" calcext:value-type="float">
            <text:p>128</text:p>
          </table:table-cell>
          <table:table-cell office:value-type="float" office:value="131072" calcext:value-type="float">
            <text:p>131072</text:p>
          </table:table-cell>
          <table:table-cell office:value-type="float" office:value="11040" calcext:value-type="float">
            <text:p>11040</text:p>
          </table:table-cell>
          <table:table-cell office:value-type="float" office:value="6322343" calcext:value-type="float">
            <text:p>6322343</text:p>
          </table:table-cell>
          <table:table-cell office:value-type="float" office:value="9233" calcext:value-type="float">
            <text:p>9233</text:p>
          </table:table-cell>
          <table:table-cell office:value-type="float" office:value="5666010" calcext:value-type="float">
            <text:p>5666010</text:p>
          </table:table-cell>
          <table:table-cell office:value-type="float" office:value="1807" calcext:value-type="float">
            <text:p>1807</text:p>
          </table:table-cell>
          <table:table-cell office:value-type="float" office:value="656333" calcext:value-type="float">
            <text:p>656333</text:p>
          </table:table-cell>
          <table:table-cell office:value-type="float" office:value="359168" calcext:value-type="float">
            <text:p>359168</text:p>
          </table:table-cell>
          <table:table-cell office:value-type="float" office:value="1413120" calcext:value-type="float">
            <text:p>1413120</text:p>
          </table:table-cell>
        </table:table-row>
        <table:table-row table:style-name="ro1">
          <table:table-cell office:value-type="float" office:value="1" calcext:value-type="float">
            <text:p>1</text:p>
          </table:table-cell>
          <table:table-cell office:value-type="float" office:value="128" calcext:value-type="float">
            <text:p>128</text:p>
          </table:table-cell>
          <table:table-cell office:value-type="float" office:value="131072" calcext:value-type="float">
            <text:p>131072</text:p>
          </table:table-cell>
          <table:table-cell office:value-type="float" office:value="512669" calcext:value-type="float">
            <text:p>512669</text:p>
          </table:table-cell>
          <table:table-cell office:value-type="float" office:value="7678430" calcext:value-type="float">
            <text:p>7678430</text:p>
          </table:table-cell>
          <table:table-cell office:value-type="float" office:value="394146" calcext:value-type="float">
            <text:p>394146</text:p>
          </table:table-cell>
          <table:table-cell office:value-type="float" office:value="6544752" calcext:value-type="float">
            <text:p>6544752</text:p>
          </table:table-cell>
          <table:table-cell office:value-type="float" office:value="118523" calcext:value-type="float">
            <text:p>118523</text:p>
          </table:table-cell>
          <table:table-cell office:value-type="float" office:value="1133678" calcext:value-type="float">
            <text:p>1133678</text:p>
          </table:table-cell>
          <table:table-cell office:value-type="float" office:value="17813504" calcext:value-type="float">
            <text:p>17813504</text:p>
          </table:table-cell>
          <table:table-cell office:value-type="float" office:value="65621632" calcext:value-type="float">
            <text:p>65621632</text:p>
          </table:table-cell>
        </table:table-row>
        <table:table-row table:style-name="ro1">
          <table:table-cell office:value-type="float" office:value="2" calcext:value-type="float">
            <text:p>2</text:p>
          </table:table-cell>
          <table:table-cell office:value-type="float" office:value="128" calcext:value-type="float">
            <text:p>128</text:p>
          </table:table-cell>
          <table:table-cell office:value-type="float" office:value="131072" calcext:value-type="float">
            <text:p>131072</text:p>
          </table:table-cell>
          <table:table-cell office:value-type="float" office:value="7644" calcext:value-type="float">
            <text:p>7644</text:p>
          </table:table-cell>
          <table:table-cell office:value-type="float" office:value="6322343" calcext:value-type="float">
            <text:p>6322343</text:p>
          </table:table-cell>
          <table:table-cell office:value-type="float" office:value="6175" calcext:value-type="float">
            <text:p>6175</text:p>
          </table:table-cell>
          <table:table-cell office:value-type="float" office:value="5666010" calcext:value-type="float">
            <text:p>5666010</text:p>
          </table:table-cell>
          <table:table-cell office:value-type="float" office:value="1469" calcext:value-type="float">
            <text:p>1469</text:p>
          </table:table-cell>
          <table:table-cell office:value-type="float" office:value="656333" calcext:value-type="float">
            <text:p>656333</text:p>
          </table:table-cell>
          <table:table-cell office:value-type="float" office:value="239232" calcext:value-type="float">
            <text:p>239232</text:p>
          </table:table-cell>
          <table:table-cell office:value-type="float" office:value="978432" calcext:value-type="float">
            <text:p>978432</text:p>
          </table:table-cell>
        </table:table-row>
        <table:table-row table:style-name="ro1">
          <table:table-cell office:value-type="float" office:value="2" calcext:value-type="float">
            <text:p>2</text:p>
          </table:table-cell>
          <table:table-cell office:value-type="float" office:value="128" calcext:value-type="float">
            <text:p>128</text:p>
          </table:table-cell>
          <table:table-cell office:value-type="float" office:value="131072" calcext:value-type="float">
            <text:p>131072</text:p>
          </table:table-cell>
          <table:table-cell office:value-type="float" office:value="10490" calcext:value-type="float">
            <text:p>10490</text:p>
          </table:table-cell>
          <table:table-cell office:value-type="float" office:value="7678430" calcext:value-type="float">
            <text:p>7678430</text:p>
          </table:table-cell>
          <table:table-cell office:value-type="float" office:value="7939" calcext:value-type="float">
            <text:p>7939</text:p>
          </table:table-cell>
          <table:table-cell office:value-type="float" office:value="6544752" calcext:value-type="float">
            <text:p>6544752</text:p>
          </table:table-cell>
          <table:table-cell office:value-type="float" office:value="2551" calcext:value-type="float">
            <text:p>2551</text:p>
          </table:table-cell>
          <table:table-cell office:value-type="float" office:value="1133678" calcext:value-type="float">
            <text:p>1133678</text:p>
          </table:table-cell>
          <table:table-cell office:value-type="float" office:value="443904" calcext:value-type="float">
            <text:p>443904</text:p>
          </table:table-cell>
          <table:table-cell office:value-type="float" office:value="1342720" calcext:value-type="float">
            <text:p>1342720</text:p>
          </table:table-cell>
        </table:table-row>
        <table:table-row table:style-name="ro1">
          <table:table-cell office:value-type="float" office:value="4" calcext:value-type="float">
            <text:p>4</text:p>
          </table:table-cell>
          <table:table-cell office:value-type="float" office:value="128" calcext:value-type="float">
            <text:p>128</text:p>
          </table:table-cell>
          <table:table-cell office:value-type="float" office:value="131072" calcext:value-type="float">
            <text:p>131072</text:p>
          </table:table-cell>
          <table:table-cell office:value-type="float" office:value="6670" calcext:value-type="float">
            <text:p>6670</text:p>
          </table:table-cell>
          <table:table-cell office:value-type="float" office:value="6322343" calcext:value-type="float">
            <text:p>6322343</text:p>
          </table:table-cell>
          <table:table-cell office:value-type="float" office:value="5205" calcext:value-type="float">
            <text:p>5205</text:p>
          </table:table-cell>
          <table:table-cell office:value-type="float" office:value="5666010" calcext:value-type="float">
            <text:p>5666010</text:p>
          </table:table-cell>
          <table:table-cell office:value-type="float" office:value="1465" calcext:value-type="float">
            <text:p>1465</text:p>
          </table:table-cell>
          <table:table-cell office:value-type="float" office:value="656333" calcext:value-type="float">
            <text:p>656333</text:p>
          </table:table-cell>
          <table:table-cell office:value-type="float" office:value="231296" calcext:value-type="float">
            <text:p>231296</text:p>
          </table:table-cell>
          <table:table-cell office:value-type="float" office:value="853760" calcext:value-type="float">
            <text:p>853760</text:p>
          </table:table-cell>
        </table:table-row>
        <table:table-row table:style-name="ro1">
          <table:table-cell office:value-type="float" office:value="4" calcext:value-type="float">
            <text:p>4</text:p>
          </table:table-cell>
          <table:table-cell office:value-type="float" office:value="128" calcext:value-type="float">
            <text:p>128</text:p>
          </table:table-cell>
          <table:table-cell office:value-type="float" office:value="131072" calcext:value-type="float">
            <text:p>131072</text:p>
          </table:table-cell>
          <table:table-cell office:value-type="float" office:value="8802" calcext:value-type="float">
            <text:p>8802</text:p>
          </table:table-cell>
          <table:table-cell office:value-type="float" office:value="7678430" calcext:value-type="float">
            <text:p>7678430</text:p>
          </table:table-cell>
          <table:table-cell office:value-type="float" office:value="6477" calcext:value-type="float">
            <text:p>6477</text:p>
          </table:table-cell>
          <table:table-cell office:value-type="float" office:value="6544752" calcext:value-type="float">
            <text:p>6544752</text:p>
          </table:table-cell>
          <table:table-cell office:value-type="float" office:value="2325" calcext:value-type="float">
            <text:p>2325</text:p>
          </table:table-cell>
          <table:table-cell office:value-type="float" office:value="1133678" calcext:value-type="float">
            <text:p>1133678</text:p>
          </table:table-cell>
          <table:table-cell office:value-type="float" office:value="385280" calcext:value-type="float">
            <text:p>385280</text:p>
          </table:table-cell>
          <table:table-cell office:value-type="float" office:value="1126656" calcext:value-type="float">
            <text:p>1126656</text:p>
          </table:table-cell>
        </table:table-row>
        <table:table-row table:style-name="ro1">
          <table:table-cell office:value-type="float" office:value="8" calcext:value-type="float">
            <text:p>8</text:p>
          </table:table-cell>
          <table:table-cell office:value-type="float" office:value="128" calcext:value-type="float">
            <text:p>128</text:p>
          </table:table-cell>
          <table:table-cell office:value-type="float" office:value="131072" calcext:value-type="float">
            <text:p>131072</text:p>
          </table:table-cell>
          <table:table-cell office:value-type="float" office:value="6255" calcext:value-type="float">
            <text:p>6255</text:p>
          </table:table-cell>
          <table:table-cell office:value-type="float" office:value="6322343" calcext:value-type="float">
            <text:p>6322343</text:p>
          </table:table-cell>
          <table:table-cell office:value-type="float" office:value="4792" calcext:value-type="float">
            <text:p>4792</text:p>
          </table:table-cell>
          <table:table-cell office:value-type="float" office:value="5666010" calcext:value-type="float">
            <text:p>5666010</text:p>
          </table:table-cell>
          <table:table-cell office:value-type="float" office:value="1463" calcext:value-type="float">
            <text:p>1463</text:p>
          </table:table-cell>
          <table:table-cell office:value-type="float" office:value="656333" calcext:value-type="float">
            <text:p>656333</text:p>
          </table:table-cell>
          <table:table-cell office:value-type="float" office:value="229120" calcext:value-type="float">
            <text:p>229120</text:p>
          </table:table-cell>
          <table:table-cell office:value-type="float" office:value="800640" calcext:value-type="float">
            <text:p>800640</text:p>
          </table:table-cell>
        </table:table-row>
        <table:table-row table:style-name="ro1">
          <table:table-cell office:value-type="float" office:value="8" calcext:value-type="float">
            <text:p>8</text:p>
          </table:table-cell>
          <table:table-cell office:value-type="float" office:value="128" calcext:value-type="float">
            <text:p>128</text:p>
          </table:table-cell>
          <table:table-cell office:value-type="float" office:value="131072" calcext:value-type="float">
            <text:p>131072</text:p>
          </table:table-cell>
          <table:table-cell office:value-type="float" office:value="8066" calcext:value-type="float">
            <text:p>8066</text:p>
          </table:table-cell>
          <table:table-cell office:value-type="float" office:value="7678430" calcext:value-type="float">
            <text:p>7678430</text:p>
          </table:table-cell>
          <table:table-cell office:value-type="float" office:value="5752" calcext:value-type="float">
            <text:p>5752</text:p>
          </table:table-cell>
          <table:table-cell office:value-type="float" office:value="6544752" calcext:value-type="float">
            <text:p>6544752</text:p>
          </table:table-cell>
          <table:table-cell office:value-type="float" office:value="2314" calcext:value-type="float">
            <text:p>2314</text:p>
          </table:table-cell>
          <table:table-cell office:value-type="float" office:value="1133678" calcext:value-type="float">
            <text:p>1133678</text:p>
          </table:table-cell>
          <table:table-cell office:value-type="float" office:value="372096" calcext:value-type="float">
            <text:p>372096</text:p>
          </table:table-cell>
          <table:table-cell office:value-type="float" office:value="1032448" calcext:value-type="float">
            <text:p>1032448</text:p>
          </table:table-cell>
        </table:table-row>
        <table:table-row table:style-name="ro1">
          <table:table-cell office:value-type="float" office:value="16" calcext:value-type="float">
            <text:p>16</text:p>
          </table:table-cell>
          <table:table-cell office:value-type="float" office:value="128" calcext:value-type="float">
            <text:p>128</text:p>
          </table:table-cell>
          <table:table-cell office:value-type="float" office:value="131072" calcext:value-type="float">
            <text:p>131072</text:p>
          </table:table-cell>
          <table:table-cell office:value-type="float" office:value="6103" calcext:value-type="float">
            <text:p>6103</text:p>
          </table:table-cell>
          <table:table-cell office:value-type="float" office:value="6322343" calcext:value-type="float">
            <text:p>6322343</text:p>
          </table:table-cell>
          <table:table-cell office:value-type="float" office:value="4588" calcext:value-type="float">
            <text:p>4588</text:p>
          </table:table-cell>
          <table:table-cell office:value-type="float" office:value="5666010" calcext:value-type="float">
            <text:p>5666010</text:p>
          </table:table-cell>
          <table:table-cell office:value-type="float" office:value="1515" calcext:value-type="float">
            <text:p>1515</text:p>
          </table:table-cell>
          <table:table-cell office:value-type="float" office:value="656333" calcext:value-type="float">
            <text:p>656333</text:p>
          </table:table-cell>
          <table:table-cell office:value-type="float" office:value="218752" calcext:value-type="float">
            <text:p>218752</text:p>
          </table:table-cell>
          <table:table-cell office:value-type="float" office:value="781184" calcext:value-type="float">
            <text:p>781184</text:p>
          </table:table-cell>
        </table:table-row>
        <table:table-row table:style-name="ro1">
          <table:table-cell office:value-type="float" office:value="16" calcext:value-type="float">
            <text:p>16</text:p>
          </table:table-cell>
          <table:table-cell office:value-type="float" office:value="128" calcext:value-type="float">
            <text:p>128</text:p>
          </table:table-cell>
          <table:table-cell office:value-type="float" office:value="131072" calcext:value-type="float">
            <text:p>131072</text:p>
          </table:table-cell>
          <table:table-cell office:value-type="float" office:value="7858" calcext:value-type="float">
            <text:p>7858</text:p>
          </table:table-cell>
          <table:table-cell office:value-type="float" office:value="7678430" calcext:value-type="float">
            <text:p>7678430</text:p>
          </table:table-cell>
          <table:table-cell office:value-type="float" office:value="5547" calcext:value-type="float">
            <text:p>5547</text:p>
          </table:table-cell>
          <table:table-cell office:value-type="float" office:value="6544752" calcext:value-type="float">
            <text:p>6544752</text:p>
          </table:table-cell>
          <table:table-cell office:value-type="float" office:value="2311" calcext:value-type="float">
            <text:p>2311</text:p>
          </table:table-cell>
          <table:table-cell office:value-type="float" office:value="1133678" calcext:value-type="float">
            <text:p>1133678</text:p>
          </table:table-cell>
          <table:table-cell office:value-type="float" office:value="363520" calcext:value-type="float">
            <text:p>363520</text:p>
          </table:table-cell>
          <table:table-cell office:value-type="float" office:value="1005824" calcext:value-type="float">
            <text:p>1005824</text:p>
          </table:table-cell>
        </table:table-row>
        <table:table-row table:style-name="ro1">
          <table:table-cell office:value-type="float" office:value="32" calcext:value-type="float">
            <text:p>32</text:p>
          </table:table-cell>
          <table:table-cell office:value-type="float" office:value="128" calcext:value-type="float">
            <text:p>128</text:p>
          </table:table-cell>
          <table:table-cell office:value-type="float" office:value="131072" calcext:value-type="float">
            <text:p>131072</text:p>
          </table:table-cell>
          <table:table-cell office:value-type="float" office:value="6068" calcext:value-type="float">
            <text:p>6068</text:p>
          </table:table-cell>
          <table:table-cell office:value-type="float" office:value="6322343" calcext:value-type="float">
            <text:p>6322343</text:p>
          </table:table-cell>
          <table:table-cell office:value-type="float" office:value="4543" calcext:value-type="float">
            <text:p>4543</text:p>
          </table:table-cell>
          <table:table-cell office:value-type="float" office:value="5666010" calcext:value-type="float">
            <text:p>5666010</text:p>
          </table:table-cell>
          <table:table-cell office:value-type="float" office:value="1525" calcext:value-type="float">
            <text:p>1525</text:p>
          </table:table-cell>
          <table:table-cell office:value-type="float" office:value="656333" calcext:value-type="float">
            <text:p>656333</text:p>
          </table:table-cell>
          <table:table-cell office:value-type="float" office:value="221184" calcext:value-type="float">
            <text:p>221184</text:p>
          </table:table-cell>
          <table:table-cell office:value-type="float" office:value="776704" calcext:value-type="float">
            <text:p>776704</text:p>
          </table:table-cell>
        </table:table-row>
        <table:table-row table:style-name="ro1">
          <table:table-cell office:value-type="float" office:value="32" calcext:value-type="float">
            <text:p>32</text:p>
          </table:table-cell>
          <table:table-cell office:value-type="float" office:value="128" calcext:value-type="float">
            <text:p>128</text:p>
          </table:table-cell>
          <table:table-cell office:value-type="float" office:value="131072" calcext:value-type="float">
            <text:p>131072</text:p>
          </table:table-cell>
          <table:table-cell office:value-type="float" office:value="7789" calcext:value-type="float">
            <text:p>7789</text:p>
          </table:table-cell>
          <table:table-cell office:value-type="float" office:value="7678430" calcext:value-type="float">
            <text:p>7678430</text:p>
          </table:table-cell>
          <table:table-cell office:value-type="float" office:value="5463" calcext:value-type="float">
            <text:p>5463</text:p>
          </table:table-cell>
          <table:table-cell office:value-type="float" office:value="6544752" calcext:value-type="float">
            <text:p>6544752</text:p>
          </table:table-cell>
          <table:table-cell office:value-type="float" office:value="2326" calcext:value-type="float">
            <text:p>2326</text:p>
          </table:table-cell>
          <table:table-cell office:value-type="float" office:value="1133678" calcext:value-type="float">
            <text:p>1133678</text:p>
          </table:table-cell>
          <table:table-cell office:value-type="float" office:value="366080" calcext:value-type="float">
            <text:p>366080</text:p>
          </table:table-cell>
          <table:table-cell office:value-type="float" office:value="996992" calcext:value-type="float">
            <text:p>996992</text:p>
          </table:table-cell>
        </table:table-row>
        <table:table-row table:style-name="ro1">
          <table:table-cell office:value-type="float" office:value="64" calcext:value-type="float">
            <text:p>64</text:p>
          </table:table-cell>
          <table:table-cell office:value-type="float" office:value="128" calcext:value-type="float">
            <text:p>128</text:p>
          </table:table-cell>
          <table:table-cell office:value-type="float" office:value="131072" calcext:value-type="float">
            <text:p>131072</text:p>
          </table:table-cell>
          <table:table-cell office:value-type="float" office:value="6036" calcext:value-type="float">
            <text:p>6036</text:p>
          </table:table-cell>
          <table:table-cell office:value-type="float" office:value="6322343" calcext:value-type="float">
            <text:p>6322343</text:p>
          </table:table-cell>
          <table:table-cell office:value-type="float" office:value="4511" calcext:value-type="float">
            <text:p>4511</text:p>
          </table:table-cell>
          <table:table-cell office:value-type="float" office:value="5666010" calcext:value-type="float">
            <text:p>5666010</text:p>
          </table:table-cell>
          <table:table-cell office:value-type="float" office:value="1525" calcext:value-type="float">
            <text:p>1525</text:p>
          </table:table-cell>
          <table:table-cell office:value-type="float" office:value="656333" calcext:value-type="float">
            <text:p>656333</text:p>
          </table:table-cell>
          <table:table-cell office:value-type="float" office:value="218880" calcext:value-type="float">
            <text:p>218880</text:p>
          </table:table-cell>
          <table:table-cell office:value-type="float" office:value="772608" calcext:value-type="float">
            <text:p>772608</text:p>
          </table:table-cell>
        </table:table-row>
        <table:table-row table:style-name="ro1">
          <table:table-cell office:value-type="float" office:value="64" calcext:value-type="float">
            <text:p>64</text:p>
          </table:table-cell>
          <table:table-cell office:value-type="float" office:value="128" calcext:value-type="float">
            <text:p>128</text:p>
          </table:table-cell>
          <table:table-cell office:value-type="float" office:value="131072" calcext:value-type="float">
            <text:p>131072</text:p>
          </table:table-cell>
          <table:table-cell office:value-type="float" office:value="7764" calcext:value-type="float">
            <text:p>7764</text:p>
          </table:table-cell>
          <table:table-cell office:value-type="float" office:value="7678430" calcext:value-type="float">
            <text:p>7678430</text:p>
          </table:table-cell>
          <table:table-cell office:value-type="float" office:value="5427" calcext:value-type="float">
            <text:p>5427</text:p>
          </table:table-cell>
          <table:table-cell office:value-type="float" office:value="6544752" calcext:value-type="float">
            <text:p>6544752</text:p>
          </table:table-cell>
          <table:table-cell office:value-type="float" office:value="2337" calcext:value-type="float">
            <text:p>2337</text:p>
          </table:table-cell>
          <table:table-cell office:value-type="float" office:value="1133678" calcext:value-type="float">
            <text:p>1133678</text:p>
          </table:table-cell>
          <table:table-cell office:value-type="float" office:value="368768" calcext:value-type="float">
            <text:p>368768</text:p>
          </table:table-cell>
          <table:table-cell office:value-type="float" office:value="993792" calcext:value-type="float">
            <text:p>993792</text:p>
          </table:table-cell>
        </table:table-row>
        <table:table-row table:style-name="ro1">
          <table:table-cell office:value-type="float" office:value="1" calcext:value-type="float">
            <text:p>1</text:p>
          </table:table-cell>
          <table:table-cell office:value-type="float" office:value="256" calcext:value-type="float">
            <text:p>256</text:p>
          </table:table-cell>
          <table:table-cell office:value-type="float" office:value="131072" calcext:value-type="float">
            <text:p>131072</text:p>
          </table:table-cell>
          <table:table-cell office:value-type="float" office:value="10260" calcext:value-type="float">
            <text:p>10260</text:p>
          </table:table-cell>
          <table:table-cell office:value-type="float" office:value="6322343" calcext:value-type="float">
            <text:p>6322343</text:p>
          </table:table-cell>
          <table:table-cell office:value-type="float" office:value="8973" calcext:value-type="float">
            <text:p>8973</text:p>
          </table:table-cell>
          <table:table-cell office:value-type="float" office:value="5666010" calcext:value-type="float">
            <text:p>5666010</text:p>
          </table:table-cell>
          <table:table-cell office:value-type="float" office:value="1287" calcext:value-type="float">
            <text:p>1287</text:p>
          </table:table-cell>
          <table:table-cell office:value-type="float" office:value="656333" calcext:value-type="float">
            <text:p>656333</text:p>
          </table:table-cell>
          <table:table-cell office:value-type="float" office:value="651520" calcext:value-type="float">
            <text:p>651520</text:p>
          </table:table-cell>
          <table:table-cell office:value-type="float" office:value="2626560" calcext:value-type="float">
            <text:p>2626560</text:p>
          </table:table-cell>
        </table:table-row>
        <table:table-row table:style-name="ro1">
          <table:table-cell office:value-type="float" office:value="1" calcext:value-type="float">
            <text:p>1</text:p>
          </table:table-cell>
          <table:table-cell office:value-type="float" office:value="256" calcext:value-type="float">
            <text:p>256</text:p>
          </table:table-cell>
          <table:table-cell office:value-type="float" office:value="131072" calcext:value-type="float">
            <text:p>131072</text:p>
          </table:table-cell>
          <table:table-cell office:value-type="float" office:value="838682" calcext:value-type="float">
            <text:p>838682</text:p>
          </table:table-cell>
          <table:table-cell office:value-type="float" office:value="7678430" calcext:value-type="float">
            <text:p>7678430</text:p>
          </table:table-cell>
          <table:table-cell office:value-type="float" office:value="646383" calcext:value-type="float">
            <text:p>646383</text:p>
          </table:table-cell>
          <table:table-cell office:value-type="float" office:value="6544752" calcext:value-type="float">
            <text:p>6544752</text:p>
          </table:table-cell>
          <table:table-cell office:value-type="float" office:value="192299" calcext:value-type="float">
            <text:p>192299</text:p>
          </table:table-cell>
          <table:table-cell office:value-type="float" office:value="1133678" calcext:value-type="float">
            <text:p>1133678</text:p>
          </table:table-cell>
          <table:table-cell office:value-type="float" office:value="56219136" calcext:value-type="float">
            <text:p>56219136</text:p>
          </table:table-cell>
          <table:table-cell office:value-type="float" office:value="214702592" calcext:value-type="float">
            <text:p>214702592</text:p>
          </table:table-cell>
        </table:table-row>
        <table:table-row table:style-name="ro1">
          <table:table-cell office:value-type="float" office:value="2" calcext:value-type="float">
            <text:p>2</text:p>
          </table:table-cell>
          <table:table-cell office:value-type="float" office:value="256" calcext:value-type="float">
            <text:p>256</text:p>
          </table:table-cell>
          <table:table-cell office:value-type="float" office:value="131072" calcext:value-type="float">
            <text:p>131072</text:p>
          </table:table-cell>
          <table:table-cell office:value-type="float" office:value="6143" calcext:value-type="float">
            <text:p>6143</text:p>
          </table:table-cell>
          <table:table-cell office:value-type="float" office:value="6322343" calcext:value-type="float">
            <text:p>6322343</text:p>
          </table:table-cell>
          <table:table-cell office:value-type="float" office:value="5262" calcext:value-type="float">
            <text:p>5262</text:p>
          </table:table-cell>
          <table:table-cell office:value-type="float" office:value="5666010" calcext:value-type="float">
            <text:p>5666010</text:p>
          </table:table-cell>
          <table:table-cell office:value-type="float" office:value="881" calcext:value-type="float">
            <text:p>881</text:p>
          </table:table-cell>
          <table:table-cell office:value-type="float" office:value="656333" calcext:value-type="float">
            <text:p>656333</text:p>
          </table:table-cell>
          <table:table-cell office:value-type="float" office:value="367360" calcext:value-type="float">
            <text:p>367360</text:p>
          </table:table-cell>
          <table:table-cell office:value-type="float" office:value="1572608" calcext:value-type="float">
            <text:p>1572608</text:p>
          </table:table-cell>
        </table:table-row>
        <table:table-row table:style-name="ro1">
          <table:table-cell office:value-type="float" office:value="2" calcext:value-type="float">
            <text:p>2</text:p>
          </table:table-cell>
          <table:table-cell office:value-type="float" office:value="256" calcext:value-type="float">
            <text:p>256</text:p>
          </table:table-cell>
          <table:table-cell office:value-type="float" office:value="131072" calcext:value-type="float">
            <text:p>131072</text:p>
          </table:table-cell>
          <table:table-cell office:value-type="float" office:value="8090" calcext:value-type="float">
            <text:p>8090</text:p>
          </table:table-cell>
          <table:table-cell office:value-type="float" office:value="7678430" calcext:value-type="float">
            <text:p>7678430</text:p>
          </table:table-cell>
          <table:table-cell office:value-type="float" office:value="6581" calcext:value-type="float">
            <text:p>6581</text:p>
          </table:table-cell>
          <table:table-cell office:value-type="float" office:value="6544752" calcext:value-type="float">
            <text:p>6544752</text:p>
          </table:table-cell>
          <table:table-cell office:value-type="float" office:value="1509" calcext:value-type="float">
            <text:p>1509</text:p>
          </table:table-cell>
          <table:table-cell office:value-type="float" office:value="1133678" calcext:value-type="float">
            <text:p>1133678</text:p>
          </table:table-cell>
          <table:table-cell office:value-type="float" office:value="617728" calcext:value-type="float">
            <text:p>617728</text:p>
          </table:table-cell>
          <table:table-cell office:value-type="float" office:value="2071040" calcext:value-type="float">
            <text:p>2071040</text:p>
          </table:table-cell>
        </table:table-row>
        <table:table-row table:style-name="ro1">
          <table:table-cell office:value-type="float" office:value="4" calcext:value-type="float">
            <text:p>4</text:p>
          </table:table-cell>
          <table:table-cell office:value-type="float" office:value="256" calcext:value-type="float">
            <text:p>256</text:p>
          </table:table-cell>
          <table:table-cell office:value-type="float" office:value="131072" calcext:value-type="float">
            <text:p>131072</text:p>
          </table:table-cell>
          <table:table-cell office:value-type="float" office:value="5197" calcext:value-type="float">
            <text:p>5197</text:p>
          </table:table-cell>
          <table:table-cell office:value-type="float" office:value="6322343" calcext:value-type="float">
            <text:p>6322343</text:p>
          </table:table-cell>
          <table:table-cell office:value-type="float" office:value="4344" calcext:value-type="float">
            <text:p>4344</text:p>
          </table:table-cell>
          <table:table-cell office:value-type="float" office:value="5666010" calcext:value-type="float">
            <text:p>5666010</text:p>
          </table:table-cell>
          <table:table-cell office:value-type="float" office:value="853" calcext:value-type="float">
            <text:p>853</text:p>
          </table:table-cell>
          <table:table-cell office:value-type="float" office:value="656333" calcext:value-type="float">
            <text:p>656333</text:p>
          </table:table-cell>
          <table:table-cell office:value-type="float" office:value="335872" calcext:value-type="float">
            <text:p>335872</text:p>
          </table:table-cell>
          <table:table-cell office:value-type="float" office:value="1330432" calcext:value-type="float">
            <text:p>1330432</text:p>
          </table:table-cell>
        </table:table-row>
        <table:table-row table:style-name="ro1">
          <table:table-cell office:value-type="float" office:value="4" calcext:value-type="float">
            <text:p>4</text:p>
          </table:table-cell>
          <table:table-cell office:value-type="float" office:value="256" calcext:value-type="float">
            <text:p>256</text:p>
          </table:table-cell>
          <table:table-cell office:value-type="float" office:value="131072" calcext:value-type="float">
            <text:p>131072</text:p>
          </table:table-cell>
          <table:table-cell office:value-type="float" office:value="6768" calcext:value-type="float">
            <text:p>6768</text:p>
          </table:table-cell>
          <table:table-cell office:value-type="float" office:value="7678430" calcext:value-type="float">
            <text:p>7678430</text:p>
          </table:table-cell>
          <table:table-cell office:value-type="float" office:value="5448" calcext:value-type="float">
            <text:p>5448</text:p>
          </table:table-cell>
          <table:table-cell office:value-type="float" office:value="6544752" calcext:value-type="float">
            <text:p>6544752</text:p>
          </table:table-cell>
          <table:table-cell office:value-type="float" office:value="1320" calcext:value-type="float">
            <text:p>1320</text:p>
          </table:table-cell>
          <table:table-cell office:value-type="float" office:value="1133678" calcext:value-type="float">
            <text:p>1133678</text:p>
          </table:table-cell>
          <table:table-cell office:value-type="float" office:value="531456" calcext:value-type="float">
            <text:p>531456</text:p>
          </table:table-cell>
          <table:table-cell office:value-type="float" office:value="1732608" calcext:value-type="float">
            <text:p>1732608</text:p>
          </table:table-cell>
        </table:table-row>
        <table:table-row table:style-name="ro1">
          <table:table-cell office:value-type="float" office:value="8" calcext:value-type="float">
            <text:p>8</text:p>
          </table:table-cell>
          <table:table-cell office:value-type="float" office:value="256" calcext:value-type="float">
            <text:p>256</text:p>
          </table:table-cell>
          <table:table-cell office:value-type="float" office:value="131072" calcext:value-type="float">
            <text:p>131072</text:p>
          </table:table-cell>
          <table:table-cell office:value-type="float" office:value="4600" calcext:value-type="float">
            <text:p>4600</text:p>
          </table:table-cell>
          <table:table-cell office:value-type="float" office:value="6322343" calcext:value-type="float">
            <text:p>6322343</text:p>
          </table:table-cell>
          <table:table-cell office:value-type="float" office:value="3748" calcext:value-type="float">
            <text:p>3748</text:p>
          </table:table-cell>
          <table:table-cell office:value-type="float" office:value="5666010" calcext:value-type="float">
            <text:p>5666010</text:p>
          </table:table-cell>
          <table:table-cell office:value-type="float" office:value="852" calcext:value-type="float">
            <text:p>852</text:p>
          </table:table-cell>
          <table:table-cell office:value-type="float" office:value="656333" calcext:value-type="float">
            <text:p>656333</text:p>
          </table:table-cell>
          <table:table-cell office:value-type="float" office:value="329216" calcext:value-type="float">
            <text:p>329216</text:p>
          </table:table-cell>
          <table:table-cell office:value-type="float" office:value="1177600" calcext:value-type="float">
            <text:p>1177600</text:p>
          </table:table-cell>
        </table:table-row>
        <table:table-row table:style-name="ro1">
          <table:table-cell office:value-type="float" office:value="8" calcext:value-type="float">
            <text:p>8</text:p>
          </table:table-cell>
          <table:table-cell office:value-type="float" office:value="256" calcext:value-type="float">
            <text:p>256</text:p>
          </table:table-cell>
          <table:table-cell office:value-type="float" office:value="131072" calcext:value-type="float">
            <text:p>131072</text:p>
          </table:table-cell>
          <table:table-cell office:value-type="float" office:value="5927" calcext:value-type="float">
            <text:p>5927</text:p>
          </table:table-cell>
          <table:table-cell office:value-type="float" office:value="7678430" calcext:value-type="float">
            <text:p>7678430</text:p>
          </table:table-cell>
          <table:table-cell office:value-type="float" office:value="4648" calcext:value-type="float">
            <text:p>4648</text:p>
          </table:table-cell>
          <table:table-cell office:value-type="float" office:value="6544752" calcext:value-type="float">
            <text:p>6544752</text:p>
          </table:table-cell>
          <table:table-cell office:value-type="float" office:value="1279" calcext:value-type="float">
            <text:p>1279</text:p>
          </table:table-cell>
          <table:table-cell office:value-type="float" office:value="1133678" calcext:value-type="float">
            <text:p>1133678</text:p>
          </table:table-cell>
          <table:table-cell office:value-type="float" office:value="513280" calcext:value-type="float">
            <text:p>513280</text:p>
          </table:table-cell>
          <table:table-cell office:value-type="float" office:value="1517312" calcext:value-type="float">
            <text:p>1517312</text:p>
          </table:table-cell>
        </table:table-row>
        <table:table-row table:style-name="ro1">
          <table:table-cell office:value-type="float" office:value="16" calcext:value-type="float">
            <text:p>16</text:p>
          </table:table-cell>
          <table:table-cell office:value-type="float" office:value="256" calcext:value-type="float">
            <text:p>256</text:p>
          </table:table-cell>
          <table:table-cell office:value-type="float" office:value="131072" calcext:value-type="float">
            <text:p>131072</text:p>
          </table:table-cell>
          <table:table-cell office:value-type="float" office:value="4448" calcext:value-type="float">
            <text:p>4448</text:p>
          </table:table-cell>
          <table:table-cell office:value-type="float" office:value="6322343" calcext:value-type="float">
            <text:p>6322343</text:p>
          </table:table-cell>
          <table:table-cell office:value-type="float" office:value="3603" calcext:value-type="float">
            <text:p>3603</text:p>
          </table:table-cell>
          <table:table-cell office:value-type="float" office:value="5666010" calcext:value-type="float">
            <text:p>5666010</text:p>
          </table:table-cell>
          <table:table-cell office:value-type="float" office:value="845" calcext:value-type="float">
            <text:p>845</text:p>
          </table:table-cell>
          <table:table-cell office:value-type="float" office:value="656333" calcext:value-type="float">
            <text:p>656333</text:p>
          </table:table-cell>
          <table:table-cell office:value-type="float" office:value="314112" calcext:value-type="float">
            <text:p>314112</text:p>
          </table:table-cell>
          <table:table-cell office:value-type="float" office:value="1138688" calcext:value-type="float">
            <text:p>1138688</text:p>
          </table:table-cell>
        </table:table-row>
        <table:table-row table:style-name="ro1">
          <table:table-cell office:value-type="float" office:value="16" calcext:value-type="float">
            <text:p>16</text:p>
          </table:table-cell>
          <table:table-cell office:value-type="float" office:value="256" calcext:value-type="float">
            <text:p>256</text:p>
          </table:table-cell>
          <table:table-cell office:value-type="float" office:value="131072" calcext:value-type="float">
            <text:p>131072</text:p>
          </table:table-cell>
          <table:table-cell office:value-type="float" office:value="5764" calcext:value-type="float">
            <text:p>5764</text:p>
          </table:table-cell>
          <table:table-cell office:value-type="float" office:value="7678430" calcext:value-type="float">
            <text:p>7678430</text:p>
          </table:table-cell>
          <table:table-cell office:value-type="float" office:value="4500" calcext:value-type="float">
            <text:p>4500</text:p>
          </table:table-cell>
          <table:table-cell office:value-type="float" office:value="6544752" calcext:value-type="float">
            <text:p>6544752</text:p>
          </table:table-cell>
          <table:table-cell office:value-type="float" office:value="1264" calcext:value-type="float">
            <text:p>1264</text:p>
          </table:table-cell>
          <table:table-cell office:value-type="float" office:value="1133678" calcext:value-type="float">
            <text:p>1133678</text:p>
          </table:table-cell>
          <table:table-cell office:value-type="float" office:value="499200" calcext:value-type="float">
            <text:p>499200</text:p>
          </table:table-cell>
          <table:table-cell office:value-type="float" office:value="1475584" calcext:value-type="float">
            <text:p>1475584</text:p>
          </table:table-cell>
        </table:table-row>
        <table:table-row table:style-name="ro1">
          <table:table-cell office:value-type="float" office:value="32" calcext:value-type="float">
            <text:p>32</text:p>
          </table:table-cell>
          <table:table-cell office:value-type="float" office:value="256" calcext:value-type="float">
            <text:p>256</text:p>
          </table:table-cell>
          <table:table-cell office:value-type="float" office:value="131072" calcext:value-type="float">
            <text:p>131072</text:p>
          </table:table-cell>
          <table:table-cell office:value-type="float" office:value="4368" calcext:value-type="float">
            <text:p>4368</text:p>
          </table:table-cell>
          <table:table-cell office:value-type="float" office:value="6322343" calcext:value-type="float">
            <text:p>6322343</text:p>
          </table:table-cell>
          <table:table-cell office:value-type="float" office:value="3527" calcext:value-type="float">
            <text:p>3527</text:p>
          </table:table-cell>
          <table:table-cell office:value-type="float" office:value="5666010" calcext:value-type="float">
            <text:p>5666010</text:p>
          </table:table-cell>
          <table:table-cell office:value-type="float" office:value="841" calcext:value-type="float">
            <text:p>841</text:p>
          </table:table-cell>
          <table:table-cell office:value-type="float" office:value="656333" calcext:value-type="float">
            <text:p>656333</text:p>
          </table:table-cell>
          <table:table-cell office:value-type="float" office:value="318208" calcext:value-type="float">
            <text:p>318208</text:p>
          </table:table-cell>
          <table:table-cell office:value-type="float" office:value="1118208" calcext:value-type="float">
            <text:p>1118208</text:p>
          </table:table-cell>
        </table:table-row>
        <table:table-row table:style-name="ro1">
          <table:table-cell office:value-type="float" office:value="32" calcext:value-type="float">
            <text:p>32</text:p>
          </table:table-cell>
          <table:table-cell office:value-type="float" office:value="256" calcext:value-type="float">
            <text:p>256</text:p>
          </table:table-cell>
          <table:table-cell office:value-type="float" office:value="131072" calcext:value-type="float">
            <text:p>131072</text:p>
          </table:table-cell>
          <table:table-cell office:value-type="float" office:value="5626" calcext:value-type="float">
            <text:p>5626</text:p>
          </table:table-cell>
          <table:table-cell office:value-type="float" office:value="7678430" calcext:value-type="float">
            <text:p>7678430</text:p>
          </table:table-cell>
          <table:table-cell office:value-type="float" office:value="4366" calcext:value-type="float">
            <text:p>4366</text:p>
          </table:table-cell>
          <table:table-cell office:value-type="float" office:value="6544752" calcext:value-type="float">
            <text:p>6544752</text:p>
          </table:table-cell>
          <table:table-cell office:value-type="float" office:value="1260" calcext:value-type="float">
            <text:p>1260</text:p>
          </table:table-cell>
          <table:table-cell office:value-type="float" office:value="1133678" calcext:value-type="float">
            <text:p>1133678</text:p>
          </table:table-cell>
          <table:table-cell office:value-type="float" office:value="496640" calcext:value-type="float">
            <text:p>496640</text:p>
          </table:table-cell>
          <table:table-cell office:value-type="float" office:value="1440256" calcext:value-type="float">
            <text:p>1440256</text:p>
          </table:table-cell>
        </table:table-row>
        <table:table-row table:style-name="ro1">
          <table:table-cell office:value-type="float" office:value="64" calcext:value-type="float">
            <text:p>64</text:p>
          </table:table-cell>
          <table:table-cell office:value-type="float" office:value="256" calcext:value-type="float">
            <text:p>256</text:p>
          </table:table-cell>
          <table:table-cell office:value-type="float" office:value="131072" calcext:value-type="float">
            <text:p>131072</text:p>
          </table:table-cell>
          <table:table-cell office:value-type="float" office:value="4356" calcext:value-type="float">
            <text:p>4356</text:p>
          </table:table-cell>
          <table:table-cell office:value-type="float" office:value="6322343" calcext:value-type="float">
            <text:p>6322343</text:p>
          </table:table-cell>
          <table:table-cell office:value-type="float" office:value="3506" calcext:value-type="float">
            <text:p>3506</text:p>
          </table:table-cell>
          <table:table-cell office:value-type="float" office:value="5666010" calcext:value-type="float">
            <text:p>5666010</text:p>
          </table:table-cell>
          <table:table-cell office:value-type="float" office:value="850" calcext:value-type="float">
            <text:p>850</text:p>
          </table:table-cell>
          <table:table-cell office:value-type="float" office:value="656333" calcext:value-type="float">
            <text:p>656333</text:p>
          </table:table-cell>
          <table:table-cell office:value-type="float" office:value="315392" calcext:value-type="float">
            <text:p>315392</text:p>
          </table:table-cell>
          <table:table-cell office:value-type="float" office:value="1115136" calcext:value-type="float">
            <text:p>1115136</text:p>
          </table:table-cell>
        </table:table-row>
        <table:table-row table:style-name="ro1">
          <table:table-cell office:value-type="float" office:value="64" calcext:value-type="float">
            <text:p>64</text:p>
          </table:table-cell>
          <table:table-cell office:value-type="float" office:value="256" calcext:value-type="float">
            <text:p>256</text:p>
          </table:table-cell>
          <table:table-cell office:value-type="float" office:value="131072" calcext:value-type="float">
            <text:p>131072</text:p>
          </table:table-cell>
          <table:table-cell office:value-type="float" office:value="5595" calcext:value-type="float">
            <text:p>5595</text:p>
          </table:table-cell>
          <table:table-cell office:value-type="float" office:value="7678430" calcext:value-type="float">
            <text:p>7678430</text:p>
          </table:table-cell>
          <table:table-cell office:value-type="float" office:value="4331" calcext:value-type="float">
            <text:p>4331</text:p>
          </table:table-cell>
          <table:table-cell office:value-type="float" office:value="6544752" calcext:value-type="float">
            <text:p>6544752</text:p>
          </table:table-cell>
          <table:table-cell office:value-type="float" office:value="1264" calcext:value-type="float">
            <text:p>1264</text:p>
          </table:table-cell>
          <table:table-cell office:value-type="float" office:value="1133678" calcext:value-type="float">
            <text:p>1133678</text:p>
          </table:table-cell>
          <table:table-cell office:value-type="float" office:value="491520" calcext:value-type="float">
            <text:p>491520</text:p>
          </table:table-cell>
          <table:table-cell office:value-type="float" office:value="1432320" calcext:value-type="float">
            <text:p>1432320</text:p>
          </table:table-cell>
        </table:table-row>
        <table:table-row table:style-name="ro1">
          <table:table-cell office:value-type="float" office:value="1" calcext:value-type="float">
            <text:p>1</text:p>
          </table:table-cell>
          <table:table-cell office:value-type="float" office:value="512" calcext:value-type="float">
            <text:p>512</text:p>
          </table:table-cell>
          <table:table-cell office:value-type="float" office:value="131072" calcext:value-type="float">
            <text:p>131072</text:p>
          </table:table-cell>
          <table:table-cell office:value-type="float" office:value="11004" calcext:value-type="float">
            <text:p>11004</text:p>
          </table:table-cell>
          <table:table-cell office:value-type="float" office:value="6322343" calcext:value-type="float">
            <text:p>6322343</text:p>
          </table:table-cell>
          <table:table-cell office:value-type="float" office:value="9856" calcext:value-type="float">
            <text:p>9856</text:p>
          </table:table-cell>
          <table:table-cell office:value-type="float" office:value="5666010" calcext:value-type="float">
            <text:p>5666010</text:p>
          </table:table-cell>
          <table:table-cell office:value-type="float" office:value="1148" calcext:value-type="float">
            <text:p>1148</text:p>
          </table:table-cell>
          <table:table-cell office:value-type="float" office:value="656333" calcext:value-type="float">
            <text:p>656333</text:p>
          </table:table-cell>
          <table:table-cell office:value-type="float" office:value="1402368" calcext:value-type="float">
            <text:p>1402368</text:p>
          </table:table-cell>
          <table:table-cell office:value-type="float" office:value="5634048" calcext:value-type="float">
            <text:p>5634048</text:p>
          </table:table-cell>
        </table:table-row>
        <table:table-row table:style-name="ro1">
          <table:table-cell office:value-type="float" office:value="1" calcext:value-type="float">
            <text:p>1</text:p>
          </table:table-cell>
          <table:table-cell office:value-type="float" office:value="512" calcext:value-type="float">
            <text:p>512</text:p>
          </table:table-cell>
          <table:table-cell office:value-type="float" office:value="131072" calcext:value-type="float">
            <text:p>131072</text:p>
          </table:table-cell>
          <table:table-cell office:value-type="float" office:value="1160527" calcext:value-type="float">
            <text:p>1160527</text:p>
          </table:table-cell>
          <table:table-cell office:value-type="float" office:value="7678430" calcext:value-type="float">
            <text:p>7678430</text:p>
          </table:table-cell>
          <table:table-cell office:value-type="float" office:value="916076" calcext:value-type="float">
            <text:p>916076</text:p>
          </table:table-cell>
          <table:table-cell office:value-type="float" office:value="6544752" calcext:value-type="float">
            <text:p>6544752</text:p>
          </table:table-cell>
          <table:table-cell office:value-type="float" office:value="244451" calcext:value-type="float">
            <text:p>244451</text:p>
          </table:table-cell>
          <table:table-cell office:value-type="float" office:value="1133678" calcext:value-type="float">
            <text:p>1133678</text:p>
          </table:table-cell>
          <table:table-cell office:value-type="float" office:value="135386112" calcext:value-type="float">
            <text:p>135386112</text:p>
          </table:table-cell>
          <table:table-cell office:value-type="float" office:value="594189824" calcext:value-type="float">
            <text:p>594189824</text:p>
          </table:table-cell>
        </table:table-row>
        <table:table-row table:style-name="ro1">
          <table:table-cell office:value-type="float" office:value="2" calcext:value-type="float">
            <text:p>2</text:p>
          </table:table-cell>
          <table:table-cell office:value-type="float" office:value="512" calcext:value-type="float">
            <text:p>512</text:p>
          </table:table-cell>
          <table:table-cell office:value-type="float" office:value="131072" calcext:value-type="float">
            <text:p>131072</text:p>
          </table:table-cell>
          <table:table-cell office:value-type="float" office:value="5710" calcext:value-type="float">
            <text:p>5710</text:p>
          </table:table-cell>
          <table:table-cell office:value-type="float" office:value="6322343" calcext:value-type="float">
            <text:p>6322343</text:p>
          </table:table-cell>
          <table:table-cell office:value-type="float" office:value="5170" calcext:value-type="float">
            <text:p>5170</text:p>
          </table:table-cell>
          <table:table-cell office:value-type="float" office:value="5666010" calcext:value-type="float">
            <text:p>5666010</text:p>
          </table:table-cell>
          <table:table-cell office:value-type="float" office:value="540" calcext:value-type="float">
            <text:p>540</text:p>
          </table:table-cell>
          <table:table-cell office:value-type="float" office:value="656333" calcext:value-type="float">
            <text:p>656333</text:p>
          </table:table-cell>
          <table:table-cell office:value-type="float" office:value="637952" calcext:value-type="float">
            <text:p>637952</text:p>
          </table:table-cell>
          <table:table-cell office:value-type="float" office:value="2923520" calcext:value-type="float">
            <text:p>2923520</text:p>
          </table:table-cell>
        </table:table-row>
        <table:table-row table:style-name="ro1">
          <table:table-cell office:value-type="float" office:value="2" calcext:value-type="float">
            <text:p>2</text:p>
          </table:table-cell>
          <table:table-cell office:value-type="float" office:value="512" calcext:value-type="float">
            <text:p>512</text:p>
          </table:table-cell>
          <table:table-cell office:value-type="float" office:value="131072" calcext:value-type="float">
            <text:p>131072</text:p>
          </table:table-cell>
          <table:table-cell office:value-type="float" office:value="7442" calcext:value-type="float">
            <text:p>7442</text:p>
          </table:table-cell>
          <table:table-cell office:value-type="float" office:value="7678430" calcext:value-type="float">
            <text:p>7678430</text:p>
          </table:table-cell>
          <table:table-cell office:value-type="float" office:value="6434" calcext:value-type="float">
            <text:p>6434</text:p>
          </table:table-cell>
          <table:table-cell office:value-type="float" office:value="6544752" calcext:value-type="float">
            <text:p>6544752</text:p>
          </table:table-cell>
          <table:table-cell office:value-type="float" office:value="1008" calcext:value-type="float">
            <text:p>1008</text:p>
          </table:table-cell>
          <table:table-cell office:value-type="float" office:value="1133678" calcext:value-type="float">
            <text:p>1133678</text:p>
          </table:table-cell>
          <table:table-cell office:value-type="float" office:value="1018880" calcext:value-type="float">
            <text:p>1018880</text:p>
          </table:table-cell>
          <table:table-cell office:value-type="float" office:value="3810304" calcext:value-type="float">
            <text:p>3810304</text:p>
          </table:table-cell>
        </table:table-row>
        <table:table-row table:style-name="ro1">
          <table:table-cell office:value-type="float" office:value="4" calcext:value-type="float">
            <text:p>4</text:p>
          </table:table-cell>
          <table:table-cell office:value-type="float" office:value="512" calcext:value-type="float">
            <text:p>512</text:p>
          </table:table-cell>
          <table:table-cell office:value-type="float" office:value="131072" calcext:value-type="float">
            <text:p>131072</text:p>
          </table:table-cell>
          <table:table-cell office:value-type="float" office:value="4631" calcext:value-type="float">
            <text:p>4631</text:p>
          </table:table-cell>
          <table:table-cell office:value-type="float" office:value="6322343" calcext:value-type="float">
            <text:p>6322343</text:p>
          </table:table-cell>
          <table:table-cell office:value-type="float" office:value="4112" calcext:value-type="float">
            <text:p>4112</text:p>
          </table:table-cell>
          <table:table-cell office:value-type="float" office:value="5666010" calcext:value-type="float">
            <text:p>5666010</text:p>
          </table:table-cell>
          <table:table-cell office:value-type="float" office:value="519" calcext:value-type="float">
            <text:p>519</text:p>
          </table:table-cell>
          <table:table-cell office:value-type="float" office:value="656333" calcext:value-type="float">
            <text:p>656333</text:p>
          </table:table-cell>
          <table:table-cell office:value-type="float" office:value="570880" calcext:value-type="float">
            <text:p>570880</text:p>
          </table:table-cell>
          <table:table-cell office:value-type="float" office:value="2371072" calcext:value-type="float">
            <text:p>2371072</text:p>
          </table:table-cell>
        </table:table-row>
        <table:table-row table:style-name="ro1">
          <table:table-cell office:value-type="float" office:value="4" calcext:value-type="float">
            <text:p>4</text:p>
          </table:table-cell>
          <table:table-cell office:value-type="float" office:value="512" calcext:value-type="float">
            <text:p>512</text:p>
          </table:table-cell>
          <table:table-cell office:value-type="float" office:value="131072" calcext:value-type="float">
            <text:p>131072</text:p>
          </table:table-cell>
          <table:table-cell office:value-type="float" office:value="5866" calcext:value-type="float">
            <text:p>5866</text:p>
          </table:table-cell>
          <table:table-cell office:value-type="float" office:value="7678430" calcext:value-type="float">
            <text:p>7678430</text:p>
          </table:table-cell>
          <table:table-cell office:value-type="float" office:value="5080" calcext:value-type="float">
            <text:p>5080</text:p>
          </table:table-cell>
          <table:table-cell office:value-type="float" office:value="6544752" calcext:value-type="float">
            <text:p>6544752</text:p>
          </table:table-cell>
          <table:table-cell office:value-type="float" office:value="786" calcext:value-type="float">
            <text:p>786</text:p>
          </table:table-cell>
          <table:table-cell office:value-type="float" office:value="1133678" calcext:value-type="float">
            <text:p>1133678</text:p>
          </table:table-cell>
          <table:table-cell office:value-type="float" office:value="835072" calcext:value-type="float">
            <text:p>835072</text:p>
          </table:table-cell>
          <table:table-cell office:value-type="float" office:value="3003392" calcext:value-type="float">
            <text:p>3003392</text:p>
          </table:table-cell>
        </table:table-row>
        <table:table-row table:style-name="ro1">
          <table:table-cell office:value-type="float" office:value="8" calcext:value-type="float">
            <text:p>8</text:p>
          </table:table-cell>
          <table:table-cell office:value-type="float" office:value="512" calcext:value-type="float">
            <text:p>512</text:p>
          </table:table-cell>
          <table:table-cell office:value-type="float" office:value="131072" calcext:value-type="float">
            <text:p>131072</text:p>
          </table:table-cell>
          <table:table-cell office:value-type="float" office:value="4048" calcext:value-type="float">
            <text:p>4048</text:p>
          </table:table-cell>
          <table:table-cell office:value-type="float" office:value="6322343" calcext:value-type="float">
            <text:p>6322343</text:p>
          </table:table-cell>
          <table:table-cell office:value-type="float" office:value="3527" calcext:value-type="float">
            <text:p>3527</text:p>
          </table:table-cell>
          <table:table-cell office:value-type="float" office:value="5666010" calcext:value-type="float">
            <text:p>5666010</text:p>
          </table:table-cell>
          <table:table-cell office:value-type="float" office:value="521" calcext:value-type="float">
            <text:p>521</text:p>
          </table:table-cell>
          <table:table-cell office:value-type="float" office:value="656333" calcext:value-type="float">
            <text:p>656333</text:p>
          </table:table-cell>
          <table:table-cell office:value-type="float" office:value="541184" calcext:value-type="float">
            <text:p>541184</text:p>
          </table:table-cell>
          <table:table-cell office:value-type="float" office:value="2072576" calcext:value-type="float">
            <text:p>2072576</text:p>
          </table:table-cell>
        </table:table-row>
        <table:table-row table:style-name="ro1">
          <table:table-cell office:value-type="float" office:value="8" calcext:value-type="float">
            <text:p>8</text:p>
          </table:table-cell>
          <table:table-cell office:value-type="float" office:value="512" calcext:value-type="float">
            <text:p>512</text:p>
          </table:table-cell>
          <table:table-cell office:value-type="float" office:value="131072" calcext:value-type="float">
            <text:p>131072</text:p>
          </table:table-cell>
          <table:table-cell office:value-type="float" office:value="5146" calcext:value-type="float">
            <text:p>5146</text:p>
          </table:table-cell>
          <table:table-cell office:value-type="float" office:value="7678430" calcext:value-type="float">
            <text:p>7678430</text:p>
          </table:table-cell>
          <table:table-cell office:value-type="float" office:value="4378" calcext:value-type="float">
            <text:p>4378</text:p>
          </table:table-cell>
          <table:table-cell office:value-type="float" office:value="6544752" calcext:value-type="float">
            <text:p>6544752</text:p>
          </table:table-cell>
          <table:table-cell office:value-type="float" office:value="768" calcext:value-type="float">
            <text:p>768</text:p>
          </table:table-cell>
          <table:table-cell office:value-type="float" office:value="1133678" calcext:value-type="float">
            <text:p>1133678</text:p>
          </table:table-cell>
          <table:table-cell office:value-type="float" office:value="797184" calcext:value-type="float">
            <text:p>797184</text:p>
          </table:table-cell>
          <table:table-cell office:value-type="float" office:value="2634752" calcext:value-type="float">
            <text:p>2634752</text:p>
          </table:table-cell>
        </table:table-row>
        <table:table-row table:style-name="ro1">
          <table:table-cell office:value-type="float" office:value="16" calcext:value-type="float">
            <text:p>16</text:p>
          </table:table-cell>
          <table:table-cell office:value-type="float" office:value="512" calcext:value-type="float">
            <text:p>512</text:p>
          </table:table-cell>
          <table:table-cell office:value-type="float" office:value="131072" calcext:value-type="float">
            <text:p>131072</text:p>
          </table:table-cell>
          <table:table-cell office:value-type="float" office:value="3773" calcext:value-type="float">
            <text:p>3773</text:p>
          </table:table-cell>
          <table:table-cell office:value-type="float" office:value="6322343" calcext:value-type="float">
            <text:p>6322343</text:p>
          </table:table-cell>
          <table:table-cell office:value-type="float" office:value="3267" calcext:value-type="float">
            <text:p>3267</text:p>
          </table:table-cell>
          <table:table-cell office:value-type="float" office:value="5666010" calcext:value-type="float">
            <text:p>5666010</text:p>
          </table:table-cell>
          <table:table-cell office:value-type="float" office:value="506" calcext:value-type="float">
            <text:p>506</text:p>
          </table:table-cell>
          <table:table-cell office:value-type="float" office:value="656333" calcext:value-type="float">
            <text:p>656333</text:p>
          </table:table-cell>
          <table:table-cell office:value-type="float" office:value="522240" calcext:value-type="float">
            <text:p>522240</text:p>
          </table:table-cell>
          <table:table-cell office:value-type="float" office:value="1931776" calcext:value-type="float">
            <text:p>1931776</text:p>
          </table:table-cell>
        </table:table-row>
        <table:table-row table:style-name="ro1">
          <table:table-cell office:value-type="float" office:value="16" calcext:value-type="float">
            <text:p>16</text:p>
          </table:table-cell>
          <table:table-cell office:value-type="float" office:value="512" calcext:value-type="float">
            <text:p>512</text:p>
          </table:table-cell>
          <table:table-cell office:value-type="float" office:value="131072" calcext:value-type="float">
            <text:p>131072</text:p>
          </table:table-cell>
          <table:table-cell office:value-type="float" office:value="4845" calcext:value-type="float">
            <text:p>4845</text:p>
          </table:table-cell>
          <table:table-cell office:value-type="float" office:value="7678430" calcext:value-type="float">
            <text:p>7678430</text:p>
          </table:table-cell>
          <table:table-cell office:value-type="float" office:value="4091" calcext:value-type="float">
            <text:p>4091</text:p>
          </table:table-cell>
          <table:table-cell office:value-type="float" office:value="6544752" calcext:value-type="float">
            <text:p>6544752</text:p>
          </table:table-cell>
          <table:table-cell office:value-type="float" office:value="754" calcext:value-type="float">
            <text:p>754</text:p>
          </table:table-cell>
          <table:table-cell office:value-type="float" office:value="1133678" calcext:value-type="float">
            <text:p>1133678</text:p>
          </table:table-cell>
          <table:table-cell office:value-type="float" office:value="775680" calcext:value-type="float">
            <text:p>775680</text:p>
          </table:table-cell>
          <table:table-cell office:value-type="float" office:value="2480640" calcext:value-type="float">
            <text:p>2480640</text:p>
          </table:table-cell>
        </table:table-row>
        <table:table-row table:style-name="ro1">
          <table:table-cell office:value-type="float" office:value="32" calcext:value-type="float">
            <text:p>32</text:p>
          </table:table-cell>
          <table:table-cell office:value-type="float" office:value="512" calcext:value-type="float">
            <text:p>512</text:p>
          </table:table-cell>
          <table:table-cell office:value-type="float" office:value="131072" calcext:value-type="float">
            <text:p>131072</text:p>
          </table:table-cell>
          <table:table-cell office:value-type="float" office:value="3658" calcext:value-type="float">
            <text:p>3658</text:p>
          </table:table-cell>
          <table:table-cell office:value-type="float" office:value="6322343" calcext:value-type="float">
            <text:p>6322343</text:p>
          </table:table-cell>
          <table:table-cell office:value-type="float" office:value="3159" calcext:value-type="float">
            <text:p>3159</text:p>
          </table:table-cell>
          <table:table-cell office:value-type="float" office:value="5666010" calcext:value-type="float">
            <text:p>5666010</text:p>
          </table:table-cell>
          <table:table-cell office:value-type="float" office:value="499" calcext:value-type="float">
            <text:p>499</text:p>
          </table:table-cell>
          <table:table-cell office:value-type="float" office:value="656333" calcext:value-type="float">
            <text:p>656333</text:p>
          </table:table-cell>
          <table:table-cell office:value-type="float" office:value="506880" calcext:value-type="float">
            <text:p>506880</text:p>
          </table:table-cell>
          <table:table-cell office:value-type="float" office:value="1872896" calcext:value-type="float">
            <text:p>1872896</text:p>
          </table:table-cell>
        </table:table-row>
        <table:table-row table:style-name="ro1">
          <table:table-cell office:value-type="float" office:value="32" calcext:value-type="float">
            <text:p>32</text:p>
          </table:table-cell>
          <table:table-cell office:value-type="float" office:value="512" calcext:value-type="float">
            <text:p>512</text:p>
          </table:table-cell>
          <table:table-cell office:value-type="float" office:value="131072" calcext:value-type="float">
            <text:p>131072</text:p>
          </table:table-cell>
          <table:table-cell office:value-type="float" office:value="4709" calcext:value-type="float">
            <text:p>4709</text:p>
          </table:table-cell>
          <table:table-cell office:value-type="float" office:value="7678430" calcext:value-type="float">
            <text:p>7678430</text:p>
          </table:table-cell>
          <table:table-cell office:value-type="float" office:value="3976" calcext:value-type="float">
            <text:p>3976</text:p>
          </table:table-cell>
          <table:table-cell office:value-type="float" office:value="6544752" calcext:value-type="float">
            <text:p>6544752</text:p>
          </table:table-cell>
          <table:table-cell office:value-type="float" office:value="733" calcext:value-type="float">
            <text:p>733</text:p>
          </table:table-cell>
          <table:table-cell office:value-type="float" office:value="1133678" calcext:value-type="float">
            <text:p>1133678</text:p>
          </table:table-cell>
          <table:table-cell office:value-type="float" office:value="753152" calcext:value-type="float">
            <text:p>753152</text:p>
          </table:table-cell>
          <table:table-cell office:value-type="float" office:value="2411008" calcext:value-type="float">
            <text:p>2411008</text:p>
          </table:table-cell>
        </table:table-row>
        <table:table-row table:style-name="ro1">
          <table:table-cell office:value-type="float" office:value="64" calcext:value-type="float">
            <text:p>64</text:p>
          </table:table-cell>
          <table:table-cell office:value-type="float" office:value="512" calcext:value-type="float">
            <text:p>512</text:p>
          </table:table-cell>
          <table:table-cell office:value-type="float" office:value="131072" calcext:value-type="float">
            <text:p>131072</text:p>
          </table:table-cell>
          <table:table-cell office:value-type="float" office:value="3587" calcext:value-type="float">
            <text:p>3587</text:p>
          </table:table-cell>
          <table:table-cell office:value-type="float" office:value="6322343" calcext:value-type="float">
            <text:p>6322343</text:p>
          </table:table-cell>
          <table:table-cell office:value-type="float" office:value="3082" calcext:value-type="float">
            <text:p>3082</text:p>
          </table:table-cell>
          <table:table-cell office:value-type="float" office:value="5666010" calcext:value-type="float">
            <text:p>5666010</text:p>
          </table:table-cell>
          <table:table-cell office:value-type="float" office:value="505" calcext:value-type="float">
            <text:p>505</text:p>
          </table:table-cell>
          <table:table-cell office:value-type="float" office:value="656333" calcext:value-type="float">
            <text:p>656333</text:p>
          </table:table-cell>
          <table:table-cell office:value-type="float" office:value="509440" calcext:value-type="float">
            <text:p>509440</text:p>
          </table:table-cell>
          <table:table-cell office:value-type="float" office:value="1836544" calcext:value-type="float">
            <text:p>1836544</text:p>
          </table:table-cell>
        </table:table-row>
        <table:table-row table:style-name="ro1">
          <table:table-cell office:value-type="float" office:value="64" calcext:value-type="float">
            <text:p>64</text:p>
          </table:table-cell>
          <table:table-cell office:value-type="float" office:value="512" calcext:value-type="float">
            <text:p>512</text:p>
          </table:table-cell>
          <table:table-cell office:value-type="float" office:value="131072" calcext:value-type="float">
            <text:p>131072</text:p>
          </table:table-cell>
          <table:table-cell office:value-type="float" office:value="4620" calcext:value-type="float">
            <text:p>4620</text:p>
          </table:table-cell>
          <table:table-cell office:value-type="float" office:value="7678430" calcext:value-type="float">
            <text:p>7678430</text:p>
          </table:table-cell>
          <table:table-cell office:value-type="float" office:value="3876" calcext:value-type="float">
            <text:p>3876</text:p>
          </table:table-cell>
          <table:table-cell office:value-type="float" office:value="6544752" calcext:value-type="float">
            <text:p>6544752</text:p>
          </table:table-cell>
          <table:table-cell office:value-type="float" office:value="744" calcext:value-type="float">
            <text:p>744</text:p>
          </table:table-cell>
          <table:table-cell office:value-type="float" office:value="1133678" calcext:value-type="float">
            <text:p>1133678</text:p>
          </table:table-cell>
          <table:table-cell office:value-type="float" office:value="750592" calcext:value-type="float">
            <text:p>750592</text:p>
          </table:table-cell>
          <table:table-cell office:value-type="float" office:value="2365440" calcext:value-type="float">
            <text:p>2365440</text:p>
          </table:table-cell>
        </table:table-row>
        <table:table-row table:style-name="ro1">
          <table:table-cell office:value-type="float" office:value="1" calcext:value-type="float">
            <text:p>1</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13900" calcext:value-type="float">
            <text:p>13900</text:p>
          </table:table-cell>
          <table:table-cell office:value-type="float" office:value="6322343" calcext:value-type="float">
            <text:p>6322343</text:p>
          </table:table-cell>
          <table:table-cell office:value-type="float" office:value="12607" calcext:value-type="float">
            <text:p>12607</text:p>
          </table:table-cell>
          <table:table-cell office:value-type="float" office:value="5666010" calcext:value-type="float">
            <text:p>5666010</text:p>
          </table:table-cell>
          <table:table-cell office:value-type="float" office:value="1293" calcext:value-type="float">
            <text:p>1293</text:p>
          </table:table-cell>
          <table:table-cell office:value-type="float" office:value="656333" calcext:value-type="float">
            <text:p>656333</text:p>
          </table:table-cell>
          <table:table-cell office:value-type="float" office:value="3250176" calcext:value-type="float">
            <text:p>3250176</text:p>
          </table:table-cell>
          <table:table-cell office:value-type="float" office:value="14233600" calcext:value-type="float">
            <text:p>14233600</text:p>
          </table:table-cell>
        </table:table-row>
        <table:table-row table:style-name="ro1">
          <table:table-cell office:value-type="float" office:value="1" calcext:value-type="float">
            <text:p>1</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1285828" calcext:value-type="float">
            <text:p>1285828</text:p>
          </table:table-cell>
          <table:table-cell office:value-type="float" office:value="7678430" calcext:value-type="float">
            <text:p>7678430</text:p>
          </table:table-cell>
          <table:table-cell office:value-type="float" office:value="1010236" calcext:value-type="float">
            <text:p>1010236</text:p>
          </table:table-cell>
          <table:table-cell office:value-type="float" office:value="6544752" calcext:value-type="float">
            <text:p>6544752</text:p>
          </table:table-cell>
          <table:table-cell office:value-type="float" office:value="275592" calcext:value-type="float">
            <text:p>275592</text:p>
          </table:table-cell>
          <table:table-cell office:value-type="float" office:value="1133678" calcext:value-type="float">
            <text:p>1133678</text:p>
          </table:table-cell>
          <table:table-cell office:value-type="float" office:value="304779264" calcext:value-type="float">
            <text:p>304779264</text:p>
          </table:table-cell>
          <table:table-cell office:value-type="float" office:value="1316687872" calcext:value-type="float">
            <text:p>1316687872</text:p>
          </table:table-cell>
        </table:table-row>
        <table:table-row table:style-name="ro1">
          <table:table-cell office:value-type="float" office:value="2" calcext:value-type="float">
            <text:p>2</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6913" calcext:value-type="float">
            <text:p>6913</text:p>
          </table:table-cell>
          <table:table-cell office:value-type="float" office:value="6322343" calcext:value-type="float">
            <text:p>6322343</text:p>
          </table:table-cell>
          <table:table-cell office:value-type="float" office:value="6529" calcext:value-type="float">
            <text:p>6529</text:p>
          </table:table-cell>
          <table:table-cell office:value-type="float" office:value="5666010" calcext:value-type="float">
            <text:p>5666010</text:p>
          </table:table-cell>
          <table:table-cell office:value-type="float" office:value="384" calcext:value-type="float">
            <text:p>384</text:p>
          </table:table-cell>
          <table:table-cell office:value-type="float" office:value="656333" calcext:value-type="float">
            <text:p>656333</text:p>
          </table:table-cell>
          <table:table-cell office:value-type="float" office:value="1439744" calcext:value-type="float">
            <text:p>1439744</text:p>
          </table:table-cell>
          <table:table-cell office:value-type="float" office:value="7078912" calcext:value-type="float">
            <text:p>7078912</text:p>
          </table:table-cell>
        </table:table-row>
        <table:table-row table:style-name="ro1">
          <table:table-cell office:value-type="float" office:value="2" calcext:value-type="float">
            <text:p>2</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8889" calcext:value-type="float">
            <text:p>8889</text:p>
          </table:table-cell>
          <table:table-cell office:value-type="float" office:value="7678430" calcext:value-type="float">
            <text:p>7678430</text:p>
          </table:table-cell>
          <table:table-cell office:value-type="float" office:value="8017" calcext:value-type="float">
            <text:p>8017</text:p>
          </table:table-cell>
          <table:table-cell office:value-type="float" office:value="6544752" calcext:value-type="float">
            <text:p>6544752</text:p>
          </table:table-cell>
          <table:table-cell office:value-type="float" office:value="872" calcext:value-type="float">
            <text:p>872</text:p>
          </table:table-cell>
          <table:table-cell office:value-type="float" office:value="1133678" calcext:value-type="float">
            <text:p>1133678</text:p>
          </table:table-cell>
          <table:table-cell office:value-type="float" office:value="2242560" calcext:value-type="float">
            <text:p>2242560</text:p>
          </table:table-cell>
          <table:table-cell office:value-type="float" office:value="9102336" calcext:value-type="float">
            <text:p>9102336</text:p>
          </table:table-cell>
        </table:table-row>
        <table:table-row table:style-name="ro1">
          <table:table-cell office:value-type="float" office:value="4" calcext:value-type="float">
            <text:p>4</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4868" calcext:value-type="float">
            <text:p>4868</text:p>
          </table:table-cell>
          <table:table-cell office:value-type="float" office:value="6322343" calcext:value-type="float">
            <text:p>6322343</text:p>
          </table:table-cell>
          <table:table-cell office:value-type="float" office:value="4531" calcext:value-type="float">
            <text:p>4531</text:p>
          </table:table-cell>
          <table:table-cell office:value-type="float" office:value="5666010" calcext:value-type="float">
            <text:p>5666010</text:p>
          </table:table-cell>
          <table:table-cell office:value-type="float" office:value="337" calcext:value-type="float">
            <text:p>337</text:p>
          </table:table-cell>
          <table:table-cell office:value-type="float" office:value="656333" calcext:value-type="float">
            <text:p>656333</text:p>
          </table:table-cell>
          <table:table-cell office:value-type="float" office:value="1145856" calcext:value-type="float">
            <text:p>1145856</text:p>
          </table:table-cell>
          <table:table-cell office:value-type="float" office:value="4984832" calcext:value-type="float">
            <text:p>4984832</text:p>
          </table:table-cell>
        </table:table-row>
        <table:table-row table:style-name="ro1">
          <table:table-cell office:value-type="float" office:value="4" calcext:value-type="float">
            <text:p>4</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6076" calcext:value-type="float">
            <text:p>6076</text:p>
          </table:table-cell>
          <table:table-cell office:value-type="float" office:value="7678430" calcext:value-type="float">
            <text:p>7678430</text:p>
          </table:table-cell>
          <table:table-cell office:value-type="float" office:value="5561" calcext:value-type="float">
            <text:p>5561</text:p>
          </table:table-cell>
          <table:table-cell office:value-type="float" office:value="6544752" calcext:value-type="float">
            <text:p>6544752</text:p>
          </table:table-cell>
          <table:table-cell office:value-type="float" office:value="515" calcext:value-type="float">
            <text:p>515</text:p>
          </table:table-cell>
          <table:table-cell office:value-type="float" office:value="1133678" calcext:value-type="float">
            <text:p>1133678</text:p>
          </table:table-cell>
          <table:table-cell office:value-type="float" office:value="1612800" calcext:value-type="float">
            <text:p>1612800</text:p>
          </table:table-cell>
          <table:table-cell office:value-type="float" office:value="6221824" calcext:value-type="float">
            <text:p>6221824</text:p>
          </table:table-cell>
        </table:table-row>
        <table:table-row table:style-name="ro1">
          <table:table-cell office:value-type="float" office:value="8" calcext:value-type="float">
            <text:p>8</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4414" calcext:value-type="float">
            <text:p>4414</text:p>
          </table:table-cell>
          <table:table-cell office:value-type="float" office:value="6322343" calcext:value-type="float">
            <text:p>6322343</text:p>
          </table:table-cell>
          <table:table-cell office:value-type="float" office:value="4080" calcext:value-type="float">
            <text:p>4080</text:p>
          </table:table-cell>
          <table:table-cell office:value-type="float" office:value="5666010" calcext:value-type="float">
            <text:p>5666010</text:p>
          </table:table-cell>
          <table:table-cell office:value-type="float" office:value="334" calcext:value-type="float">
            <text:p>334</text:p>
          </table:table-cell>
          <table:table-cell office:value-type="float" office:value="656333" calcext:value-type="float">
            <text:p>656333</text:p>
          </table:table-cell>
          <table:table-cell office:value-type="float" office:value="1044480" calcext:value-type="float">
            <text:p>1044480</text:p>
          </table:table-cell>
          <table:table-cell office:value-type="float" office:value="4519936" calcext:value-type="float">
            <text:p>4519936</text:p>
          </table:table-cell>
        </table:table-row>
        <table:table-row table:style-name="ro1">
          <table:table-cell office:value-type="float" office:value="8" calcext:value-type="float">
            <text:p>8</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5500" calcext:value-type="float">
            <text:p>5500</text:p>
          </table:table-cell>
          <table:table-cell office:value-type="float" office:value="7678430" calcext:value-type="float">
            <text:p>7678430</text:p>
          </table:table-cell>
          <table:table-cell office:value-type="float" office:value="5006" calcext:value-type="float">
            <text:p>5006</text:p>
          </table:table-cell>
          <table:table-cell office:value-type="float" office:value="6544752" calcext:value-type="float">
            <text:p>6544752</text:p>
          </table:table-cell>
          <table:table-cell office:value-type="float" office:value="494" calcext:value-type="float">
            <text:p>494</text:p>
          </table:table-cell>
          <table:table-cell office:value-type="float" office:value="1133678" calcext:value-type="float">
            <text:p>1133678</text:p>
          </table:table-cell>
          <table:table-cell office:value-type="float" office:value="1431552" calcext:value-type="float">
            <text:p>1431552</text:p>
          </table:table-cell>
          <table:table-cell office:value-type="float" office:value="5632000" calcext:value-type="float">
            <text:p>5632000</text:p>
          </table:table-cell>
        </table:table-row>
        <table:table-row table:style-name="ro1">
          <table:table-cell office:value-type="float" office:value="16" calcext:value-type="float">
            <text:p>16</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3934" calcext:value-type="float">
            <text:p>3934</text:p>
          </table:table-cell>
          <table:table-cell office:value-type="float" office:value="6322343" calcext:value-type="float">
            <text:p>6322343</text:p>
          </table:table-cell>
          <table:table-cell office:value-type="float" office:value="3594" calcext:value-type="float">
            <text:p>3594</text:p>
          </table:table-cell>
          <table:table-cell office:value-type="float" office:value="5666010" calcext:value-type="float">
            <text:p>5666010</text:p>
          </table:table-cell>
          <table:table-cell office:value-type="float" office:value="340" calcext:value-type="float">
            <text:p>340</text:p>
          </table:table-cell>
          <table:table-cell office:value-type="float" office:value="656333" calcext:value-type="float">
            <text:p>656333</text:p>
          </table:table-cell>
          <table:table-cell office:value-type="float" office:value="1007616" calcext:value-type="float">
            <text:p>1007616</text:p>
          </table:table-cell>
          <table:table-cell office:value-type="float" office:value="4028416" calcext:value-type="float">
            <text:p>4028416</text:p>
          </table:table-cell>
        </table:table-row>
        <table:table-row table:style-name="ro1">
          <table:table-cell office:value-type="float" office:value="16" calcext:value-type="float">
            <text:p>16</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4895" calcext:value-type="float">
            <text:p>4895</text:p>
          </table:table-cell>
          <table:table-cell office:value-type="float" office:value="7678430" calcext:value-type="float">
            <text:p>7678430</text:p>
          </table:table-cell>
          <table:table-cell office:value-type="float" office:value="4394" calcext:value-type="float">
            <text:p>4394</text:p>
          </table:table-cell>
          <table:table-cell office:value-type="float" office:value="6544752" calcext:value-type="float">
            <text:p>6544752</text:p>
          </table:table-cell>
          <table:table-cell office:value-type="float" office:value="501" calcext:value-type="float">
            <text:p>501</text:p>
          </table:table-cell>
          <table:table-cell office:value-type="float" office:value="1133678" calcext:value-type="float">
            <text:p>1133678</text:p>
          </table:table-cell>
          <table:table-cell office:value-type="float" office:value="1372160" calcext:value-type="float">
            <text:p>1372160</text:p>
          </table:table-cell>
          <table:table-cell office:value-type="float" office:value="5012480" calcext:value-type="float">
            <text:p>5012480</text:p>
          </table:table-cell>
        </table:table-row>
        <table:table-row table:style-name="ro1">
          <table:table-cell office:value-type="float" office:value="32" calcext:value-type="float">
            <text:p>32</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3778" calcext:value-type="float">
            <text:p>3778</text:p>
          </table:table-cell>
          <table:table-cell office:value-type="float" office:value="6322343" calcext:value-type="float">
            <text:p>6322343</text:p>
          </table:table-cell>
          <table:table-cell office:value-type="float" office:value="3447" calcext:value-type="float">
            <text:p>3447</text:p>
          </table:table-cell>
          <table:table-cell office:value-type="float" office:value="5666010" calcext:value-type="float">
            <text:p>5666010</text:p>
          </table:table-cell>
          <table:table-cell office:value-type="float" office:value="331" calcext:value-type="float">
            <text:p>331</text:p>
          </table:table-cell>
          <table:table-cell office:value-type="float" office:value="656333" calcext:value-type="float">
            <text:p>656333</text:p>
          </table:table-cell>
          <table:table-cell office:value-type="float" office:value="986112" calcext:value-type="float">
            <text:p>986112</text:p>
          </table:table-cell>
          <table:table-cell office:value-type="float" office:value="3868672" calcext:value-type="float">
            <text:p>3868672</text:p>
          </table:table-cell>
        </table:table-row>
        <table:table-row table:style-name="ro1">
          <table:table-cell office:value-type="float" office:value="32" calcext:value-type="float">
            <text:p>32</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4614" calcext:value-type="float">
            <text:p>4614</text:p>
          </table:table-cell>
          <table:table-cell office:value-type="float" office:value="7678430" calcext:value-type="float">
            <text:p>7678430</text:p>
          </table:table-cell>
          <table:table-cell office:value-type="float" office:value="4110" calcext:value-type="float">
            <text:p>4110</text:p>
          </table:table-cell>
          <table:table-cell office:value-type="float" office:value="6544752" calcext:value-type="float">
            <text:p>6544752</text:p>
          </table:table-cell>
          <table:table-cell office:value-type="float" office:value="504" calcext:value-type="float">
            <text:p>504</text:p>
          </table:table-cell>
          <table:table-cell office:value-type="float" office:value="1133678" calcext:value-type="float">
            <text:p>1133678</text:p>
          </table:table-cell>
          <table:table-cell office:value-type="float" office:value="1342464" calcext:value-type="float">
            <text:p>1342464</text:p>
          </table:table-cell>
          <table:table-cell office:value-type="float" office:value="4724736" calcext:value-type="float">
            <text:p>4724736</text:p>
          </table:table-cell>
        </table:table-row>
        <table:table-row table:style-name="ro1">
          <table:table-cell office:value-type="float" office:value="64" calcext:value-type="float">
            <text:p>64</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3721" calcext:value-type="float">
            <text:p>3721</text:p>
          </table:table-cell>
          <table:table-cell office:value-type="float" office:value="6322343" calcext:value-type="float">
            <text:p>6322343</text:p>
          </table:table-cell>
          <table:table-cell office:value-type="float" office:value="3395" calcext:value-type="float">
            <text:p>3395</text:p>
          </table:table-cell>
          <table:table-cell office:value-type="float" office:value="5666010" calcext:value-type="float">
            <text:p>5666010</text:p>
          </table:table-cell>
          <table:table-cell office:value-type="float" office:value="326" calcext:value-type="float">
            <text:p>326</text:p>
          </table:table-cell>
          <table:table-cell office:value-type="float" office:value="656333" calcext:value-type="float">
            <text:p>656333</text:p>
          </table:table-cell>
          <table:table-cell office:value-type="float" office:value="967680" calcext:value-type="float">
            <text:p>967680</text:p>
          </table:table-cell>
          <table:table-cell office:value-type="float" office:value="3810304" calcext:value-type="float">
            <text:p>3810304</text:p>
          </table:table-cell>
        </table:table-row>
        <table:table-row table:style-name="ro1">
          <table:table-cell office:value-type="float" office:value="64" calcext:value-type="float">
            <text:p>64</text:p>
          </table:table-cell>
          <table:table-cell office:value-type="float" office:value="1024" calcext:value-type="float">
            <text:p>1024</text:p>
          </table:table-cell>
          <table:table-cell office:value-type="float" office:value="131072" calcext:value-type="float">
            <text:p>131072</text:p>
          </table:table-cell>
          <table:table-cell office:value-type="float" office:value="4606" calcext:value-type="float">
            <text:p>4606</text:p>
          </table:table-cell>
          <table:table-cell office:value-type="float" office:value="7678430" calcext:value-type="float">
            <text:p>7678430</text:p>
          </table:table-cell>
          <table:table-cell office:value-type="float" office:value="4106" calcext:value-type="float">
            <text:p>4106</text:p>
          </table:table-cell>
          <table:table-cell office:value-type="float" office:value="6544752" calcext:value-type="float">
            <text:p>6544752</text:p>
          </table:table-cell>
          <table:table-cell office:value-type="float" office:value="500" calcext:value-type="float">
            <text:p>500</text:p>
          </table:table-cell>
          <table:table-cell office:value-type="float" office:value="1133678" calcext:value-type="float">
            <text:p>1133678</text:p>
          </table:table-cell>
          <table:table-cell office:value-type="float" office:value="1349632" calcext:value-type="float">
            <text:p>1349632</text:p>
          </table:table-cell>
          <table:table-cell office:value-type="float" office:value="4716544" calcext:value-type="float">
            <text:p>4716544</text:p>
          </table:table-cell>
        </table:table-row>
        <table:table-row table:style-name="ro1">
          <table:table-cell office:value-type="float" office:value="1" calcext:value-type="float">
            <text:p>1</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37293" calcext:value-type="float">
            <text:p>37293</text:p>
          </table:table-cell>
          <table:table-cell office:value-type="float" office:value="6322343" calcext:value-type="float">
            <text:p>6322343</text:p>
          </table:table-cell>
          <table:table-cell office:value-type="float" office:value="30223" calcext:value-type="float">
            <text:p>30223</text:p>
          </table:table-cell>
          <table:table-cell office:value-type="float" office:value="5666010" calcext:value-type="float">
            <text:p>5666010</text:p>
          </table:table-cell>
          <table:table-cell office:value-type="float" office:value="7070" calcext:value-type="float">
            <text:p>7070</text:p>
          </table:table-cell>
          <table:table-cell office:value-type="float" office:value="656333" calcext:value-type="float">
            <text:p>656333</text:p>
          </table:table-cell>
          <table:table-cell office:value-type="float" office:value="21905408" calcext:value-type="float">
            <text:p>21905408</text:p>
          </table:table-cell>
          <table:table-cell office:value-type="float" office:value="76376064" calcext:value-type="float">
            <text:p>76376064</text:p>
          </table:table-cell>
        </table:table-row>
        <table:table-row table:style-name="ro1">
          <table:table-cell office:value-type="float" office:value="1" calcext:value-type="float">
            <text:p>1</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2350750" calcext:value-type="float">
            <text:p>2350750</text:p>
          </table:table-cell>
          <table:table-cell office:value-type="float" office:value="7678430" calcext:value-type="float">
            <text:p>7678430</text:p>
          </table:table-cell>
          <table:table-cell office:value-type="float" office:value="1874111" calcext:value-type="float">
            <text:p>1874111</text:p>
          </table:table-cell>
          <table:table-cell office:value-type="float" office:value="6544752" calcext:value-type="float">
            <text:p>6544752</text:p>
          </table:table-cell>
          <table:table-cell office:value-type="float" office:value="476639" calcext:value-type="float">
            <text:p>476639</text:p>
          </table:table-cell>
          <table:table-cell office:value-type="float" office:value="1133678" calcext:value-type="float">
            <text:p>1133678</text:p>
          </table:table-cell>
          <table:table-cell office:value-type="float" office:value="1114365952" calcext:value-type="float">
            <text:p>1114365952</text:p>
          </table:table-cell>
          <table:table-cell office:value-type="float" office:value="519368704" calcext:value-type="float">
            <text:p>519368704</text:p>
          </table:table-cell>
        </table:table-row>
        <table:table-row table:style-name="ro1">
          <table:table-cell office:value-type="float" office:value="2" calcext:value-type="float">
            <text:p>2</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9799" calcext:value-type="float">
            <text:p>9799</text:p>
          </table:table-cell>
          <table:table-cell office:value-type="float" office:value="6322343" calcext:value-type="float">
            <text:p>6322343</text:p>
          </table:table-cell>
          <table:table-cell office:value-type="float" office:value="9228" calcext:value-type="float">
            <text:p>9228</text:p>
          </table:table-cell>
          <table:table-cell office:value-type="float" office:value="5666010" calcext:value-type="float">
            <text:p>5666010</text:p>
          </table:table-cell>
          <table:table-cell office:value-type="float" office:value="571" calcext:value-type="float">
            <text:p>571</text:p>
          </table:table-cell>
          <table:table-cell office:value-type="float" office:value="656333" calcext:value-type="float">
            <text:p>656333</text:p>
          </table:table-cell>
          <table:table-cell office:value-type="float" office:value="4235264" calcext:value-type="float">
            <text:p>4235264</text:p>
          </table:table-cell>
          <table:table-cell office:value-type="float" office:value="20068352" calcext:value-type="float">
            <text:p>20068352</text:p>
          </table:table-cell>
        </table:table-row>
        <table:table-row table:style-name="ro1">
          <table:table-cell office:value-type="float" office:value="2" calcext:value-type="float">
            <text:p>2</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12668" calcext:value-type="float">
            <text:p>12668</text:p>
          </table:table-cell>
          <table:table-cell office:value-type="float" office:value="7678430" calcext:value-type="float">
            <text:p>7678430</text:p>
          </table:table-cell>
          <table:table-cell office:value-type="float" office:value="11392" calcext:value-type="float">
            <text:p>11392</text:p>
          </table:table-cell>
          <table:table-cell office:value-type="float" office:value="6544752" calcext:value-type="float">
            <text:p>6544752</text:p>
          </table:table-cell>
          <table:table-cell office:value-type="float" office:value="1276" calcext:value-type="float">
            <text:p>1276</text:p>
          </table:table-cell>
          <table:table-cell office:value-type="float" office:value="1133678" calcext:value-type="float">
            <text:p>1133678</text:p>
          </table:table-cell>
          <table:table-cell office:value-type="float" office:value="6275072" calcext:value-type="float">
            <text:p>6275072</text:p>
          </table:table-cell>
          <table:table-cell office:value-type="float" office:value="25944064" calcext:value-type="float">
            <text:p>25944064</text:p>
          </table:table-cell>
        </table:table-row>
        <table:table-row table:style-name="ro1">
          <table:table-cell office:value-type="float" office:value="4" calcext:value-type="float">
            <text:p>4</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7174" calcext:value-type="float">
            <text:p>7174</text:p>
          </table:table-cell>
          <table:table-cell office:value-type="float" office:value="6322343" calcext:value-type="float">
            <text:p>6322343</text:p>
          </table:table-cell>
          <table:table-cell office:value-type="float" office:value="6872" calcext:value-type="float">
            <text:p>6872</text:p>
          </table:table-cell>
          <table:table-cell office:value-type="float" office:value="5666010" calcext:value-type="float">
            <text:p>5666010</text:p>
          </table:table-cell>
          <table:table-cell office:value-type="float" office:value="302" calcext:value-type="float">
            <text:p>302</text:p>
          </table:table-cell>
          <table:table-cell office:value-type="float" office:value="656333" calcext:value-type="float">
            <text:p>656333</text:p>
          </table:table-cell>
          <table:table-cell office:value-type="float" office:value="3149824" calcext:value-type="float">
            <text:p>3149824</text:p>
          </table:table-cell>
          <table:table-cell office:value-type="float" office:value="14692352" calcext:value-type="float">
            <text:p>14692352</text:p>
          </table:table-cell>
        </table:table-row>
        <table:table-row table:style-name="ro1">
          <table:table-cell office:value-type="float" office:value="4" calcext:value-type="float">
            <text:p>4</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8286" calcext:value-type="float">
            <text:p>8286</text:p>
          </table:table-cell>
          <table:table-cell office:value-type="float" office:value="7678430" calcext:value-type="float">
            <text:p>7678430</text:p>
          </table:table-cell>
          <table:table-cell office:value-type="float" office:value="7854" calcext:value-type="float">
            <text:p>7854</text:p>
          </table:table-cell>
          <table:table-cell office:value-type="float" office:value="6544752" calcext:value-type="float">
            <text:p>6544752</text:p>
          </table:table-cell>
          <table:table-cell office:value-type="float" office:value="432" calcext:value-type="float">
            <text:p>432</text:p>
          </table:table-cell>
          <table:table-cell office:value-type="float" office:value="1133678" calcext:value-type="float">
            <text:p>1133678</text:p>
          </table:table-cell>
          <table:table-cell office:value-type="float" office:value="3854336" calcext:value-type="float">
            <text:p>3854336</text:p>
          </table:table-cell>
          <table:table-cell office:value-type="float" office:value="16969728" calcext:value-type="float">
            <text:p>16969728</text:p>
          </table:table-cell>
        </table:table-row>
        <table:table-row table:style-name="ro1">
          <table:table-cell office:value-type="float" office:value="8" calcext:value-type="float">
            <text:p>8</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6021" calcext:value-type="float">
            <text:p>6021</text:p>
          </table:table-cell>
          <table:table-cell office:value-type="float" office:value="6322343" calcext:value-type="float">
            <text:p>6322343</text:p>
          </table:table-cell>
          <table:table-cell office:value-type="float" office:value="5743" calcext:value-type="float">
            <text:p>5743</text:p>
          </table:table-cell>
          <table:table-cell office:value-type="float" office:value="5666010" calcext:value-type="float">
            <text:p>5666010</text:p>
          </table:table-cell>
          <table:table-cell office:value-type="float" office:value="278" calcext:value-type="float">
            <text:p>278</text:p>
          </table:table-cell>
          <table:table-cell office:value-type="float" office:value="656333" calcext:value-type="float">
            <text:p>656333</text:p>
          </table:table-cell>
          <table:table-cell office:value-type="float" office:value="2531328" calcext:value-type="float">
            <text:p>2531328</text:p>
          </table:table-cell>
          <table:table-cell office:value-type="float" office:value="12331008" calcext:value-type="float">
            <text:p>12331008</text:p>
          </table:table-cell>
        </table:table-row>
        <table:table-row table:style-name="ro1">
          <table:table-cell office:value-type="float" office:value="8" calcext:value-type="float">
            <text:p>8</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7160" calcext:value-type="float">
            <text:p>7160</text:p>
          </table:table-cell>
          <table:table-cell office:value-type="float" office:value="7678430" calcext:value-type="float">
            <text:p>7678430</text:p>
          </table:table-cell>
          <table:table-cell office:value-type="float" office:value="6758" calcext:value-type="float">
            <text:p>6758</text:p>
          </table:table-cell>
          <table:table-cell office:value-type="float" office:value="6544752" calcext:value-type="float">
            <text:p>6544752</text:p>
          </table:table-cell>
          <table:table-cell office:value-type="float" office:value="402" calcext:value-type="float">
            <text:p>402</text:p>
          </table:table-cell>
          <table:table-cell office:value-type="float" office:value="1133678" calcext:value-type="float">
            <text:p>1133678</text:p>
          </table:table-cell>
          <table:table-cell office:value-type="float" office:value="3239936" calcext:value-type="float">
            <text:p>3239936</text:p>
          </table:table-cell>
          <table:table-cell office:value-type="float" office:value="14663680" calcext:value-type="float">
            <text:p>14663680</text:p>
          </table:table-cell>
        </table:table-row>
        <table:table-row table:style-name="ro1">
          <table:table-cell office:value-type="float" office:value="16" calcext:value-type="float">
            <text:p>16</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5462" calcext:value-type="float">
            <text:p>5462</text:p>
          </table:table-cell>
          <table:table-cell office:value-type="float" office:value="6322343" calcext:value-type="float">
            <text:p>6322343</text:p>
          </table:table-cell>
          <table:table-cell office:value-type="float" office:value="5183" calcext:value-type="float">
            <text:p>5183</text:p>
          </table:table-cell>
          <table:table-cell office:value-type="float" office:value="5666010" calcext:value-type="float">
            <text:p>5666010</text:p>
          </table:table-cell>
          <table:table-cell office:value-type="float" office:value="279" calcext:value-type="float">
            <text:p>279</text:p>
          </table:table-cell>
          <table:table-cell office:value-type="float" office:value="656333" calcext:value-type="float">
            <text:p>656333</text:p>
          </table:table-cell>
          <table:table-cell office:value-type="float" office:value="2473984" calcext:value-type="float">
            <text:p>2473984</text:p>
          </table:table-cell>
          <table:table-cell office:value-type="float" office:value="11186176" calcext:value-type="float">
            <text:p>11186176</text:p>
          </table:table-cell>
        </table:table-row>
        <table:table-row table:style-name="ro1">
          <table:table-cell office:value-type="float" office:value="16" calcext:value-type="float">
            <text:p>16</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6537" calcext:value-type="float">
            <text:p>6537</text:p>
          </table:table-cell>
          <table:table-cell office:value-type="float" office:value="7678430" calcext:value-type="float">
            <text:p>7678430</text:p>
          </table:table-cell>
          <table:table-cell office:value-type="float" office:value="6142" calcext:value-type="float">
            <text:p>6142</text:p>
          </table:table-cell>
          <table:table-cell office:value-type="float" office:value="6544752" calcext:value-type="float">
            <text:p>6544752</text:p>
          </table:table-cell>
          <table:table-cell office:value-type="float" office:value="395" calcext:value-type="float">
            <text:p>395</text:p>
          </table:table-cell>
          <table:table-cell office:value-type="float" office:value="1133678" calcext:value-type="float">
            <text:p>1133678</text:p>
          </table:table-cell>
          <table:table-cell office:value-type="float" office:value="3080192" calcext:value-type="float">
            <text:p>3080192</text:p>
          </table:table-cell>
          <table:table-cell office:value-type="float" office:value="13387776" calcext:value-type="float">
            <text:p>13387776</text:p>
          </table:table-cell>
        </table:table-row>
        <table:table-row table:style-name="ro1">
          <table:table-cell office:value-type="float" office:value="32" calcext:value-type="float">
            <text:p>32</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4604" calcext:value-type="float">
            <text:p>4604</text:p>
          </table:table-cell>
          <table:table-cell office:value-type="float" office:value="6322343" calcext:value-type="float">
            <text:p>6322343</text:p>
          </table:table-cell>
          <table:table-cell office:value-type="float" office:value="4337" calcext:value-type="float">
            <text:p>4337</text:p>
          </table:table-cell>
          <table:table-cell office:value-type="float" office:value="5666010" calcext:value-type="float">
            <text:p>5666010</text:p>
          </table:table-cell>
          <table:table-cell office:value-type="float" office:value="267" calcext:value-type="float">
            <text:p>267</text:p>
          </table:table-cell>
          <table:table-cell office:value-type="float" office:value="656333" calcext:value-type="float">
            <text:p>656333</text:p>
          </table:table-cell>
          <table:table-cell office:value-type="float" office:value="2230272" calcext:value-type="float">
            <text:p>2230272</text:p>
          </table:table-cell>
          <table:table-cell office:value-type="float" office:value="9428992" calcext:value-type="float">
            <text:p>9428992</text:p>
          </table:table-cell>
        </table:table-row>
        <table:table-row table:style-name="ro1">
          <table:table-cell office:value-type="float" office:value="32" calcext:value-type="float">
            <text:p>32</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5719" calcext:value-type="float">
            <text:p>5719</text:p>
          </table:table-cell>
          <table:table-cell office:value-type="float" office:value="7678430" calcext:value-type="float">
            <text:p>7678430</text:p>
          </table:table-cell>
          <table:table-cell office:value-type="float" office:value="5315" calcext:value-type="float">
            <text:p>5315</text:p>
          </table:table-cell>
          <table:table-cell office:value-type="float" office:value="6544752" calcext:value-type="float">
            <text:p>6544752</text:p>
          </table:table-cell>
          <table:table-cell office:value-type="float" office:value="404" calcext:value-type="float">
            <text:p>404</text:p>
          </table:table-cell>
          <table:table-cell office:value-type="float" office:value="1133678" calcext:value-type="float">
            <text:p>1133678</text:p>
          </table:table-cell>
          <table:table-cell office:value-type="float" office:value="2951168" calcext:value-type="float">
            <text:p>2951168</text:p>
          </table:table-cell>
          <table:table-cell office:value-type="float" office:value="11712512" calcext:value-type="float">
            <text:p>11712512</text:p>
          </table:table-cell>
        </table:table-row>
        <table:table-row table:style-name="ro1">
          <table:table-cell office:value-type="float" office:value="64" calcext:value-type="float">
            <text:p>64</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4333" calcext:value-type="float">
            <text:p>4333</text:p>
          </table:table-cell>
          <table:table-cell office:value-type="float" office:value="6322343" calcext:value-type="float">
            <text:p>6322343</text:p>
          </table:table-cell>
          <table:table-cell office:value-type="float" office:value="4071" calcext:value-type="float">
            <text:p>4071</text:p>
          </table:table-cell>
          <table:table-cell office:value-type="float" office:value="5666010" calcext:value-type="float">
            <text:p>5666010</text:p>
          </table:table-cell>
          <table:table-cell office:value-type="float" office:value="262" calcext:value-type="float">
            <text:p>262</text:p>
          </table:table-cell>
          <table:table-cell office:value-type="float" office:value="656333" calcext:value-type="float">
            <text:p>656333</text:p>
          </table:table-cell>
          <table:table-cell office:value-type="float" office:value="2168832" calcext:value-type="float">
            <text:p>2168832</text:p>
          </table:table-cell>
          <table:table-cell office:value-type="float" office:value="8873984" calcext:value-type="float">
            <text:p>8873984</text:p>
          </table:table-cell>
        </table:table-row>
        <table:table-row table:style-name="ro1">
          <table:table-cell office:value-type="float" office:value="64" calcext:value-type="float">
            <text:p>64</text:p>
          </table:table-cell>
          <table:table-cell office:value-type="float" office:value="2048" calcext:value-type="float">
            <text:p>2048</text:p>
          </table:table-cell>
          <table:table-cell office:value-type="float" office:value="131072" calcext:value-type="float">
            <text:p>131072</text:p>
          </table:table-cell>
          <table:table-cell office:value-type="float" office:value="5204" calcext:value-type="float">
            <text:p>5204</text:p>
          </table:table-cell>
          <table:table-cell office:value-type="float" office:value="7678430" calcext:value-type="float">
            <text:p>7678430</text:p>
          </table:table-cell>
          <table:table-cell office:value-type="float" office:value="4818" calcext:value-type="float">
            <text:p>4818</text:p>
          </table:table-cell>
          <table:table-cell office:value-type="float" office:value="6544752" calcext:value-type="float">
            <text:p>6544752</text:p>
          </table:table-cell>
          <table:table-cell office:value-type="float" office:value="386" calcext:value-type="float">
            <text:p>386</text:p>
          </table:table-cell>
          <table:table-cell office:value-type="float" office:value="1133678" calcext:value-type="float">
            <text:p>1133678</text:p>
          </table:table-cell>
          <table:table-cell office:value-type="float" office:value="2760704" calcext:value-type="float">
            <text:p>2760704</text:p>
          </table:table-cell>
          <table:table-cell office:value-type="float" office:value="10657792" calcext:value-type="float">
            <text:p>1065779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14:32:46.880433317">00:00:00</text:time></text:p>
        </style:region-right>
      </style:header>
      <style:header-left style:display="false"/>
      <style:footer>
        <text:p>Page <text:page-number>1</text:page-number> / <text:page-count>99</text:page-count></text:p>
      </style:footer>
      <style:footer-left style:display="false"/>
    </style:master-page>
  </office:master-styles>
</office:document-styles>
</file>